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1.8674in"/>
    </style:style>
    <style:style style:name="Table1.B" style:family="table-column">
      <style:table-column-properties style:column-width="4.8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c9c9c9"/>
    </style:style>
    <style:style style:name="Table1.B3" style:family="table-cell">
      <style:table-cell-properties fo:padding-left="0.0785in" fo:padding-right="0.075in" fo:padding-top="0in" fo:padding-bottom="0in" fo:border="0.5pt solid #c9c9c9"/>
    </style:style>
    <style:style style:name="Table1.A5" style:family="table-cell">
      <style:table-cell-properties fo:padding-left="0.0785in" fo:padding-right="0.075in" fo:padding-top="0in" fo:padding-bottom="0in" fo:border="0.5pt solid #c9c9c9"/>
    </style:style>
    <style:style style:name="Table1.B5" style:family="table-cell">
      <style:table-cell-properties fo:padding-left="0.0785in" fo:padding-right="0.075in" fo:padding-top="0in" fo:padding-bottom="0in" fo:border="0.5pt solid #c9c9c9"/>
    </style:style>
    <style:style style:name="Table1.A7" style:family="table-cell">
      <style:table-cell-properties fo:padding-left="0.0785in" fo:padding-right="0.075in" fo:padding-top="0in" fo:padding-bottom="0in" fo:border="0.5pt solid #c9c9c9"/>
    </style:style>
    <style:style style:name="Table1.B7" style:family="table-cell">
      <style:table-cell-properties fo:padding-left="0.0785in" fo:padding-right="0.075in" fo:padding-top="0in" fo:padding-bottom="0in" fo:border="0.5pt solid #c9c9c9"/>
    </style:style>
    <style:style style:name="Table2" style:family="table">
      <style:table-properties style:width="6.6861in" fo:margin-left="0in" fo:margin-top="0in" fo:margin-bottom="0in" table:align="left" style:writing-mode="lr-tb"/>
    </style:style>
    <style:style style:name="Table2.A" style:family="table-column">
      <style:table-column-properties style:column-width="1.8674in"/>
    </style:style>
    <style:style style:name="Table2.B" style:family="table-column">
      <style:table-column-properties style:column-width="4.81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.A3" style:family="table-cell">
      <style:table-cell-properties fo:padding-left="0.0785in" fo:padding-right="0.075in" fo:padding-top="0in" fo:padding-bottom="0in" fo:border="0.5pt solid #c9c9c9"/>
    </style:style>
    <style:style style:name="Table2.B3" style:family="table-cell">
      <style:table-cell-properties fo:padding-left="0.0785in" fo:padding-right="0.075in" fo:padding-top="0in" fo:padding-bottom="0in" fo:border="0.5pt solid #c9c9c9"/>
    </style:style>
    <style:style style:name="Table2.A5" style:family="table-cell">
      <style:table-cell-properties fo:padding-left="0.0785in" fo:padding-right="0.075in" fo:padding-top="0in" fo:padding-bottom="0in" fo:border="0.5pt solid #c9c9c9"/>
    </style:style>
    <style:style style:name="Table2.B5" style:family="table-cell">
      <style:table-cell-properties fo:padding-left="0.0785in" fo:padding-right="0.075in" fo:padding-top="0in" fo:padding-bottom="0in" fo:border="0.5pt solid #c9c9c9"/>
    </style:style>
    <style:style style:name="Table2.A7" style:family="table-cell">
      <style:table-cell-properties fo:padding-left="0.0785in" fo:padding-right="0.075in" fo:padding-top="0in" fo:padding-bottom="0in" fo:border="0.5pt solid #c9c9c9"/>
    </style:style>
    <style:style style:name="Table2.B7" style:family="table-cell">
      <style:table-cell-properties fo:padding-left="0.0785in" fo:padding-right="0.075in" fo:padding-top="0in" fo:padding-bottom="0in" fo:border="0.5pt solid #c9c9c9"/>
    </style:style>
    <style:style style:name="Table3" style:family="table">
      <style:table-properties style:width="6.6861in" fo:margin-left="0in" fo:margin-top="0in" fo:margin-bottom="0in" table:align="left" style:writing-mode="lr-tb"/>
    </style:style>
    <style:style style:name="Table3.A" style:family="table-column">
      <style:table-column-properties style:column-width="1.8674in"/>
    </style:style>
    <style:style style:name="Table3.B" style:family="table-column">
      <style:table-column-properties style:column-width="4.818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.A3" style:family="table-cell">
      <style:table-cell-properties fo:padding-left="0.0785in" fo:padding-right="0.075in" fo:padding-top="0in" fo:padding-bottom="0in" fo:border="0.5pt solid #c9c9c9"/>
    </style:style>
    <style:style style:name="Table3.B3" style:family="table-cell">
      <style:table-cell-properties fo:padding-left="0.0785in" fo:padding-right="0.075in" fo:padding-top="0in" fo:padding-bottom="0in" fo:border="0.5pt solid #c9c9c9"/>
    </style:style>
    <style:style style:name="Table3.A5" style:family="table-cell">
      <style:table-cell-properties fo:padding-left="0.0785in" fo:padding-right="0.075in" fo:padding-top="0in" fo:padding-bottom="0in" fo:border="0.5pt solid #c9c9c9"/>
    </style:style>
    <style:style style:name="Table3.B5" style:family="table-cell">
      <style:table-cell-properties fo:padding-left="0.0785in" fo:padding-right="0.075in" fo:padding-top="0in" fo:padding-bottom="0in" fo:border="0.5pt solid #c9c9c9"/>
    </style:style>
    <style:style style:name="Table3.A7" style:family="table-cell">
      <style:table-cell-properties fo:padding-left="0.0785in" fo:padding-right="0.075in" fo:padding-top="0in" fo:padding-bottom="0in" fo:border="0.5pt solid #c9c9c9"/>
    </style:style>
    <style:style style:name="Table3.B7" style:family="table-cell">
      <style:table-cell-properties fo:padding-left="0.0785in" fo:padding-right="0.075in" fo:padding-top="0in" fo:padding-bottom="0in" fo:border="0.5pt solid #c9c9c9"/>
    </style:style>
    <style:style style:name="Table4" style:family="table">
      <style:table-properties style:width="6.6861in" fo:margin-left="0in" fo:margin-top="0in" fo:margin-bottom="0in" table:align="left" style:writing-mode="lr-tb"/>
    </style:style>
    <style:style style:name="Table4.A" style:family="table-column">
      <style:table-column-properties style:column-width="1.8674in"/>
    </style:style>
    <style:style style:name="Table4.B" style:family="table-column">
      <style:table-column-properties style:column-width="4.818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4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4.A3" style:family="table-cell">
      <style:table-cell-properties fo:padding-left="0.0785in" fo:padding-right="0.075in" fo:padding-top="0in" fo:padding-bottom="0in" fo:border="0.5pt solid #c9c9c9"/>
    </style:style>
    <style:style style:name="Table4.B3" style:family="table-cell">
      <style:table-cell-properties fo:padding-left="0.0785in" fo:padding-right="0.075in" fo:padding-top="0in" fo:padding-bottom="0in" fo:border="0.5pt solid #c9c9c9"/>
    </style:style>
    <style:style style:name="Table4.A5" style:family="table-cell">
      <style:table-cell-properties fo:padding-left="0.0785in" fo:padding-right="0.075in" fo:padding-top="0in" fo:padding-bottom="0in" fo:border="0.5pt solid #c9c9c9"/>
    </style:style>
    <style:style style:name="Table4.B5" style:family="table-cell">
      <style:table-cell-properties fo:padding-left="0.0785in" fo:padding-right="0.075in" fo:padding-top="0in" fo:padding-bottom="0in" fo:border="0.5pt solid #c9c9c9"/>
    </style:style>
    <style:style style:name="Table4.A7" style:family="table-cell">
      <style:table-cell-properties fo:padding-left="0.0785in" fo:padding-right="0.075in" fo:padding-top="0in" fo:padding-bottom="0in" fo:border="0.5pt solid #c9c9c9"/>
    </style:style>
    <style:style style:name="Table4.B7" style:family="table-cell">
      <style:table-cell-properties fo:padding-left="0.0785in" fo:padding-right="0.075in" fo:padding-top="0in" fo:padding-bottom="0in" fo:border="0.5pt solid #c9c9c9"/>
    </style:style>
    <style:style style:name="Table5" style:family="table">
      <style:table-properties style:width="6.6861in" fo:margin-left="0in" fo:margin-top="0in" fo:margin-bottom="0in" table:align="left" style:writing-mode="lr-tb"/>
    </style:style>
    <style:style style:name="Table5.A" style:family="table-column">
      <style:table-column-properties style:column-width="1.8674in"/>
    </style:style>
    <style:style style:name="Table5.B" style:family="table-column">
      <style:table-column-properties style:column-width="4.818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5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5.A3" style:family="table-cell">
      <style:table-cell-properties fo:padding-left="0.0785in" fo:padding-right="0.075in" fo:padding-top="0in" fo:padding-bottom="0in" fo:border="0.5pt solid #c9c9c9"/>
    </style:style>
    <style:style style:name="Table5.B3" style:family="table-cell">
      <style:table-cell-properties fo:padding-left="0.0785in" fo:padding-right="0.075in" fo:padding-top="0in" fo:padding-bottom="0in" fo:border="0.5pt solid #c9c9c9"/>
    </style:style>
    <style:style style:name="Table5.A5" style:family="table-cell">
      <style:table-cell-properties fo:padding-left="0.0785in" fo:padding-right="0.075in" fo:padding-top="0in" fo:padding-bottom="0in" fo:border="0.5pt solid #c9c9c9"/>
    </style:style>
    <style:style style:name="Table5.B5" style:family="table-cell">
      <style:table-cell-properties fo:padding-left="0.0785in" fo:padding-right="0.075in" fo:padding-top="0in" fo:padding-bottom="0in" fo:border="0.5pt solid #c9c9c9"/>
    </style:style>
    <style:style style:name="Table5.A7" style:family="table-cell">
      <style:table-cell-properties fo:padding-left="0.0785in" fo:padding-right="0.075in" fo:padding-top="0in" fo:padding-bottom="0in" fo:border="0.5pt solid #c9c9c9"/>
    </style:style>
    <style:style style:name="Table5.B7" style:family="table-cell">
      <style:table-cell-properties fo:padding-left="0.0785in" fo:padding-right="0.075in" fo:padding-top="0in" fo:padding-bottom="0in" fo:border="0.5pt solid #c9c9c9"/>
    </style:style>
    <style:style style:name="Table6" style:family="table">
      <style:table-properties style:width="6.6861in" fo:margin-left="0in" fo:margin-top="0in" fo:margin-bottom="0in" table:align="left" style:writing-mode="lr-tb"/>
    </style:style>
    <style:style style:name="Table6.A" style:family="table-column">
      <style:table-column-properties style:column-width="1.8674in"/>
    </style:style>
    <style:style style:name="Table6.B" style:family="table-column">
      <style:table-column-properties style:column-width="4.818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6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6.A3" style:family="table-cell">
      <style:table-cell-properties fo:padding-left="0.0785in" fo:padding-right="0.075in" fo:padding-top="0in" fo:padding-bottom="0in" fo:border="0.5pt solid #c9c9c9"/>
    </style:style>
    <style:style style:name="Table6.B3" style:family="table-cell">
      <style:table-cell-properties fo:padding-left="0.0785in" fo:padding-right="0.075in" fo:padding-top="0in" fo:padding-bottom="0in" fo:border="0.5pt solid #c9c9c9"/>
    </style:style>
    <style:style style:name="Table6.A5" style:family="table-cell">
      <style:table-cell-properties fo:padding-left="0.0785in" fo:padding-right="0.075in" fo:padding-top="0in" fo:padding-bottom="0in" fo:border="0.5pt solid #c9c9c9"/>
    </style:style>
    <style:style style:name="Table6.B5" style:family="table-cell">
      <style:table-cell-properties fo:padding-left="0.0785in" fo:padding-right="0.075in" fo:padding-top="0in" fo:padding-bottom="0in" fo:border="0.5pt solid #c9c9c9"/>
    </style:style>
    <style:style style:name="Table6.A7" style:family="table-cell">
      <style:table-cell-properties fo:padding-left="0.0785in" fo:padding-right="0.075in" fo:padding-top="0in" fo:padding-bottom="0in" fo:border="0.5pt solid #c9c9c9"/>
    </style:style>
    <style:style style:name="Table6.B7" style:family="table-cell">
      <style:table-cell-properties fo:padding-left="0.0785in" fo:padding-right="0.075in" fo:padding-top="0in" fo:padding-bottom="0in" fo:border="0.5pt solid #c9c9c9"/>
    </style:style>
    <style:style style:name="Table7" style:family="table">
      <style:table-properties style:width="6.6861in" fo:margin-left="0in" fo:margin-top="0in" fo:margin-bottom="0in" table:align="left" style:writing-mode="lr-tb"/>
    </style:style>
    <style:style style:name="Table7.A" style:family="table-column">
      <style:table-column-properties style:column-width="1.8674in"/>
    </style:style>
    <style:style style:name="Table7.B" style:family="table-column">
      <style:table-column-properties style:column-width="4.818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7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7.A3" style:family="table-cell">
      <style:table-cell-properties fo:padding-left="0.0785in" fo:padding-right="0.075in" fo:padding-top="0in" fo:padding-bottom="0in" fo:border="0.5pt solid #c9c9c9"/>
    </style:style>
    <style:style style:name="Table7.B3" style:family="table-cell">
      <style:table-cell-properties fo:padding-left="0.0785in" fo:padding-right="0.075in" fo:padding-top="0in" fo:padding-bottom="0in" fo:border="0.5pt solid #c9c9c9"/>
    </style:style>
    <style:style style:name="Table7.A5" style:family="table-cell">
      <style:table-cell-properties fo:padding-left="0.0785in" fo:padding-right="0.075in" fo:padding-top="0in" fo:padding-bottom="0in" fo:border="0.5pt solid #c9c9c9"/>
    </style:style>
    <style:style style:name="Table7.B5" style:family="table-cell">
      <style:table-cell-properties fo:padding-left="0.0785in" fo:padding-right="0.075in" fo:padding-top="0in" fo:padding-bottom="0in" fo:border="0.5pt solid #c9c9c9"/>
    </style:style>
    <style:style style:name="Table7.A7" style:family="table-cell">
      <style:table-cell-properties fo:padding-left="0.0785in" fo:padding-right="0.075in" fo:padding-top="0in" fo:padding-bottom="0in" fo:border="0.5pt solid #c9c9c9"/>
    </style:style>
    <style:style style:name="Table7.B7" style:family="table-cell">
      <style:table-cell-properties fo:padding-left="0.0785in" fo:padding-right="0.075in" fo:padding-top="0in" fo:padding-bottom="0in" fo:border="0.5pt solid #c9c9c9"/>
    </style:style>
    <style:style style:name="Table8" style:family="table">
      <style:table-properties style:width="6.6861in" fo:margin-left="0in" fo:margin-top="0in" fo:margin-bottom="0in" table:align="left" style:writing-mode="lr-tb"/>
    </style:style>
    <style:style style:name="Table8.A" style:family="table-column">
      <style:table-column-properties style:column-width="1.8674in"/>
    </style:style>
    <style:style style:name="Table8.B" style:family="table-column">
      <style:table-column-properties style:column-width="4.818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8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8.A3" style:family="table-cell">
      <style:table-cell-properties fo:padding-left="0.0785in" fo:padding-right="0.075in" fo:padding-top="0in" fo:padding-bottom="0in" fo:border="0.5pt solid #c9c9c9"/>
    </style:style>
    <style:style style:name="Table8.B3" style:family="table-cell">
      <style:table-cell-properties fo:padding-left="0.0785in" fo:padding-right="0.075in" fo:padding-top="0in" fo:padding-bottom="0in" fo:border="0.5pt solid #c9c9c9"/>
    </style:style>
    <style:style style:name="Table8.A5" style:family="table-cell">
      <style:table-cell-properties fo:padding-left="0.0785in" fo:padding-right="0.075in" fo:padding-top="0in" fo:padding-bottom="0in" fo:border="0.5pt solid #c9c9c9"/>
    </style:style>
    <style:style style:name="Table8.B5" style:family="table-cell">
      <style:table-cell-properties fo:padding-left="0.0785in" fo:padding-right="0.075in" fo:padding-top="0in" fo:padding-bottom="0in" fo:border="0.5pt solid #c9c9c9"/>
    </style:style>
    <style:style style:name="Table8.A7" style:family="table-cell">
      <style:table-cell-properties fo:padding-left="0.0785in" fo:padding-right="0.075in" fo:padding-top="0in" fo:padding-bottom="0in" fo:border="0.5pt solid #c9c9c9"/>
    </style:style>
    <style:style style:name="Table8.B7" style:family="table-cell">
      <style:table-cell-properties fo:padding-left="0.0785in" fo:padding-right="0.075in" fo:padding-top="0in" fo:padding-bottom="0in" fo:border="0.5pt solid #c9c9c9"/>
    </style:style>
    <style:style style:name="Table9" style:family="table">
      <style:table-properties style:width="6.6861in" fo:margin-left="0in" fo:margin-top="0in" fo:margin-bottom="0in" table:align="left" style:writing-mode="lr-tb"/>
    </style:style>
    <style:style style:name="Table9.A" style:family="table-column">
      <style:table-column-properties style:column-width="1.8674in"/>
    </style:style>
    <style:style style:name="Table9.B" style:family="table-column">
      <style:table-column-properties style:column-width="4.818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9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9.A3" style:family="table-cell">
      <style:table-cell-properties fo:padding-left="0.0785in" fo:padding-right="0.075in" fo:padding-top="0in" fo:padding-bottom="0in" fo:border="0.5pt solid #c9c9c9"/>
    </style:style>
    <style:style style:name="Table9.B3" style:family="table-cell">
      <style:table-cell-properties fo:padding-left="0.0785in" fo:padding-right="0.075in" fo:padding-top="0in" fo:padding-bottom="0in" fo:border="0.5pt solid #c9c9c9"/>
    </style:style>
    <style:style style:name="Table9.A5" style:family="table-cell">
      <style:table-cell-properties fo:padding-left="0.0785in" fo:padding-right="0.075in" fo:padding-top="0in" fo:padding-bottom="0in" fo:border="0.5pt solid #c9c9c9"/>
    </style:style>
    <style:style style:name="Table9.B5" style:family="table-cell">
      <style:table-cell-properties fo:padding-left="0.0785in" fo:padding-right="0.075in" fo:padding-top="0in" fo:padding-bottom="0in" fo:border="0.5pt solid #c9c9c9"/>
    </style:style>
    <style:style style:name="Table9.A7" style:family="table-cell">
      <style:table-cell-properties fo:padding-left="0.0785in" fo:padding-right="0.075in" fo:padding-top="0in" fo:padding-bottom="0in" fo:border="0.5pt solid #c9c9c9"/>
    </style:style>
    <style:style style:name="Table9.B7" style:family="table-cell">
      <style:table-cell-properties fo:padding-left="0.0785in" fo:padding-right="0.075in" fo:padding-top="0in" fo:padding-bottom="0in" fo:border="0.5pt solid #c9c9c9"/>
    </style:style>
    <style:style style:name="Table10" style:family="table">
      <style:table-properties style:width="6.6861in" fo:margin-left="0in" fo:margin-top="0in" fo:margin-bottom="0in" table:align="left" style:writing-mode="lr-tb"/>
    </style:style>
    <style:style style:name="Table10.A" style:family="table-column">
      <style:table-column-properties style:column-width="1.8674in"/>
    </style:style>
    <style:style style:name="Table10.B" style:family="table-column">
      <style:table-column-properties style:column-width="4.818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0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0.A3" style:family="table-cell">
      <style:table-cell-properties fo:padding-left="0.0785in" fo:padding-right="0.075in" fo:padding-top="0in" fo:padding-bottom="0in" fo:border="0.5pt solid #c9c9c9"/>
    </style:style>
    <style:style style:name="Table10.B3" style:family="table-cell">
      <style:table-cell-properties fo:padding-left="0.0785in" fo:padding-right="0.075in" fo:padding-top="0in" fo:padding-bottom="0in" fo:border="0.5pt solid #c9c9c9"/>
    </style:style>
    <style:style style:name="Table10.A5" style:family="table-cell">
      <style:table-cell-properties fo:padding-left="0.0785in" fo:padding-right="0.075in" fo:padding-top="0in" fo:padding-bottom="0in" fo:border="0.5pt solid #c9c9c9"/>
    </style:style>
    <style:style style:name="Table10.B5" style:family="table-cell">
      <style:table-cell-properties fo:padding-left="0.0785in" fo:padding-right="0.075in" fo:padding-top="0in" fo:padding-bottom="0in" fo:border="0.5pt solid #c9c9c9"/>
    </style:style>
    <style:style style:name="Table10.A7" style:family="table-cell">
      <style:table-cell-properties fo:padding-left="0.0785in" fo:padding-right="0.075in" fo:padding-top="0in" fo:padding-bottom="0in" fo:border="0.5pt solid #c9c9c9"/>
    </style:style>
    <style:style style:name="Table10.B7" style:family="table-cell">
      <style:table-cell-properties fo:padding-left="0.0785in" fo:padding-right="0.075in" fo:padding-top="0in" fo:padding-bottom="0in" fo:border="0.5pt solid #c9c9c9"/>
    </style:style>
    <style:style style:name="Table11" style:family="table">
      <style:table-properties style:width="6.6861in" fo:margin-left="0in" fo:margin-top="0in" fo:margin-bottom="0in" table:align="left" style:writing-mode="lr-tb"/>
    </style:style>
    <style:style style:name="Table11.A" style:family="table-column">
      <style:table-column-properties style:column-width="1.8674in"/>
    </style:style>
    <style:style style:name="Table11.B" style:family="table-column">
      <style:table-column-properties style:column-width="4.818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1.A3" style:family="table-cell">
      <style:table-cell-properties fo:padding-left="0.0785in" fo:padding-right="0.075in" fo:padding-top="0in" fo:padding-bottom="0in" fo:border="0.5pt solid #c9c9c9"/>
    </style:style>
    <style:style style:name="Table11.B3" style:family="table-cell">
      <style:table-cell-properties fo:padding-left="0.0785in" fo:padding-right="0.075in" fo:padding-top="0in" fo:padding-bottom="0in" fo:border="0.5pt solid #c9c9c9"/>
    </style:style>
    <style:style style:name="Table11.A5" style:family="table-cell">
      <style:table-cell-properties fo:padding-left="0.0785in" fo:padding-right="0.075in" fo:padding-top="0in" fo:padding-bottom="0in" fo:border="0.5pt solid #c9c9c9"/>
    </style:style>
    <style:style style:name="Table11.B5" style:family="table-cell">
      <style:table-cell-properties fo:padding-left="0.0785in" fo:padding-right="0.075in" fo:padding-top="0in" fo:padding-bottom="0in" fo:border="0.5pt solid #c9c9c9"/>
    </style:style>
    <style:style style:name="Table11.A7" style:family="table-cell">
      <style:table-cell-properties fo:padding-left="0.0785in" fo:padding-right="0.075in" fo:padding-top="0in" fo:padding-bottom="0in" fo:border="0.5pt solid #c9c9c9"/>
    </style:style>
    <style:style style:name="Table11.B7" style:family="table-cell">
      <style:table-cell-properties fo:padding-left="0.0785in" fo:padding-right="0.075in" fo:padding-top="0in" fo:padding-bottom="0in" fo:border="0.5pt solid #c9c9c9"/>
    </style:style>
    <style:style style:name="Table12" style:family="table">
      <style:table-properties style:width="6.6861in" fo:margin-left="0in" fo:margin-top="0in" fo:margin-bottom="0in" table:align="left" style:writing-mode="lr-tb"/>
    </style:style>
    <style:style style:name="Table12.A" style:family="table-column">
      <style:table-column-properties style:column-width="1.8674in"/>
    </style:style>
    <style:style style:name="Table12.B" style:family="table-column">
      <style:table-column-properties style:column-width="4.8181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2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2.A3" style:family="table-cell">
      <style:table-cell-properties fo:padding-left="0.0785in" fo:padding-right="0.075in" fo:padding-top="0in" fo:padding-bottom="0in" fo:border="0.5pt solid #c9c9c9"/>
    </style:style>
    <style:style style:name="Table12.B3" style:family="table-cell">
      <style:table-cell-properties fo:padding-left="0.0785in" fo:padding-right="0.075in" fo:padding-top="0in" fo:padding-bottom="0in" fo:border="0.5pt solid #c9c9c9"/>
    </style:style>
    <style:style style:name="Table12.A5" style:family="table-cell">
      <style:table-cell-properties fo:padding-left="0.0785in" fo:padding-right="0.075in" fo:padding-top="0in" fo:padding-bottom="0in" fo:border="0.5pt solid #c9c9c9"/>
    </style:style>
    <style:style style:name="Table12.B5" style:family="table-cell">
      <style:table-cell-properties fo:padding-left="0.0785in" fo:padding-right="0.075in" fo:padding-top="0in" fo:padding-bottom="0in" fo:border="0.5pt solid #c9c9c9"/>
    </style:style>
    <style:style style:name="Table12.A7" style:family="table-cell">
      <style:table-cell-properties fo:padding-left="0.0785in" fo:padding-right="0.075in" fo:padding-top="0in" fo:padding-bottom="0in" fo:border="0.5pt solid #c9c9c9"/>
    </style:style>
    <style:style style:name="Table12.B7" style:family="table-cell">
      <style:table-cell-properties fo:padding-left="0.0785in" fo:padding-right="0.075in" fo:padding-top="0in" fo:padding-bottom="0in" fo:border="0.5pt solid #c9c9c9"/>
    </style:style>
    <style:style style:name="Table13" style:family="table">
      <style:table-properties style:width="6.6861in" fo:margin-left="0in" fo:margin-top="0in" fo:margin-bottom="0in" table:align="left" style:writing-mode="lr-tb"/>
    </style:style>
    <style:style style:name="Table13.A" style:family="table-column">
      <style:table-column-properties style:column-width="1.8674in"/>
    </style:style>
    <style:style style:name="Table13.B" style:family="table-column">
      <style:table-column-properties style:column-width="4.818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3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3.A3" style:family="table-cell">
      <style:table-cell-properties fo:padding-left="0.0785in" fo:padding-right="0.075in" fo:padding-top="0in" fo:padding-bottom="0in" fo:border="0.5pt solid #c9c9c9"/>
    </style:style>
    <style:style style:name="Table13.B3" style:family="table-cell">
      <style:table-cell-properties fo:padding-left="0.0785in" fo:padding-right="0.075in" fo:padding-top="0in" fo:padding-bottom="0in" fo:border="0.5pt solid #c9c9c9"/>
    </style:style>
    <style:style style:name="Table13.A5" style:family="table-cell">
      <style:table-cell-properties fo:padding-left="0.0785in" fo:padding-right="0.075in" fo:padding-top="0in" fo:padding-bottom="0in" fo:border="0.5pt solid #c9c9c9"/>
    </style:style>
    <style:style style:name="Table13.B5" style:family="table-cell">
      <style:table-cell-properties fo:padding-left="0.0785in" fo:padding-right="0.075in" fo:padding-top="0in" fo:padding-bottom="0in" fo:border="0.5pt solid #c9c9c9"/>
    </style:style>
    <style:style style:name="Table13.A7" style:family="table-cell">
      <style:table-cell-properties fo:padding-left="0.0785in" fo:padding-right="0.075in" fo:padding-top="0in" fo:padding-bottom="0in" fo:border="0.5pt solid #c9c9c9"/>
    </style:style>
    <style:style style:name="Table13.B7" style:family="table-cell">
      <style:table-cell-properties fo:padding-left="0.0785in" fo:padding-right="0.075in" fo:padding-top="0in" fo:padding-bottom="0in" fo:border="0.5pt solid #c9c9c9"/>
    </style:style>
    <style:style style:name="Table14" style:family="table">
      <style:table-properties style:width="6.6861in" fo:margin-left="0in" fo:margin-top="0in" fo:margin-bottom="0in" table:align="left" style:writing-mode="lr-tb"/>
    </style:style>
    <style:style style:name="Table14.A" style:family="table-column">
      <style:table-column-properties style:column-width="1.8674in"/>
    </style:style>
    <style:style style:name="Table14.B" style:family="table-column">
      <style:table-column-properties style:column-width="4.818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4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4.A3" style:family="table-cell">
      <style:table-cell-properties fo:padding-left="0.0785in" fo:padding-right="0.075in" fo:padding-top="0in" fo:padding-bottom="0in" fo:border="0.5pt solid #c9c9c9"/>
    </style:style>
    <style:style style:name="Table14.B3" style:family="table-cell">
      <style:table-cell-properties fo:padding-left="0.0785in" fo:padding-right="0.075in" fo:padding-top="0in" fo:padding-bottom="0in" fo:border="0.5pt solid #c9c9c9"/>
    </style:style>
    <style:style style:name="Table14.A5" style:family="table-cell">
      <style:table-cell-properties fo:padding-left="0.0785in" fo:padding-right="0.075in" fo:padding-top="0in" fo:padding-bottom="0in" fo:border="0.5pt solid #c9c9c9"/>
    </style:style>
    <style:style style:name="Table14.B5" style:family="table-cell">
      <style:table-cell-properties fo:padding-left="0.0785in" fo:padding-right="0.075in" fo:padding-top="0in" fo:padding-bottom="0in" fo:border="0.5pt solid #c9c9c9"/>
    </style:style>
    <style:style style:name="Table14.A7" style:family="table-cell">
      <style:table-cell-properties fo:padding-left="0.0785in" fo:padding-right="0.075in" fo:padding-top="0in" fo:padding-bottom="0in" fo:border="0.5pt solid #c9c9c9"/>
    </style:style>
    <style:style style:name="Table14.B7" style:family="table-cell">
      <style:table-cell-properties fo:padding-left="0.0785in" fo:padding-right="0.075in" fo:padding-top="0in" fo:padding-bottom="0in" fo:border="0.5pt solid #c9c9c9"/>
    </style:style>
    <style:style style:name="Table15" style:family="table">
      <style:table-properties style:width="6.6861in" fo:margin-left="0in" fo:margin-top="0in" fo:margin-bottom="0in" table:align="left" style:writing-mode="lr-tb"/>
    </style:style>
    <style:style style:name="Table15.A" style:family="table-column">
      <style:table-column-properties style:column-width="1.8674in"/>
    </style:style>
    <style:style style:name="Table15.B" style:family="table-column">
      <style:table-column-properties style:column-width="4.8181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5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5.A3" style:family="table-cell">
      <style:table-cell-properties fo:padding-left="0.0785in" fo:padding-right="0.075in" fo:padding-top="0in" fo:padding-bottom="0in" fo:border="0.5pt solid #c9c9c9"/>
    </style:style>
    <style:style style:name="Table15.B3" style:family="table-cell">
      <style:table-cell-properties fo:padding-left="0.0785in" fo:padding-right="0.075in" fo:padding-top="0in" fo:padding-bottom="0in" fo:border="0.5pt solid #c9c9c9"/>
    </style:style>
    <style:style style:name="Table15.A5" style:family="table-cell">
      <style:table-cell-properties fo:padding-left="0.0785in" fo:padding-right="0.075in" fo:padding-top="0in" fo:padding-bottom="0in" fo:border="0.5pt solid #c9c9c9"/>
    </style:style>
    <style:style style:name="Table15.B5" style:family="table-cell">
      <style:table-cell-properties fo:padding-left="0.0785in" fo:padding-right="0.075in" fo:padding-top="0in" fo:padding-bottom="0in" fo:border="0.5pt solid #c9c9c9"/>
    </style:style>
    <style:style style:name="Table15.A7" style:family="table-cell">
      <style:table-cell-properties fo:padding-left="0.0785in" fo:padding-right="0.075in" fo:padding-top="0in" fo:padding-bottom="0in" fo:border="0.5pt solid #c9c9c9"/>
    </style:style>
    <style:style style:name="Table15.B7" style:family="table-cell">
      <style:table-cell-properties fo:padding-left="0.0785in" fo:padding-right="0.075in" fo:padding-top="0in" fo:padding-bottom="0in" fo:border="0.5pt solid #c9c9c9"/>
    </style:style>
    <style:style style:name="Table16" style:family="table">
      <style:table-properties style:width="6.6861in" fo:margin-left="0in" fo:margin-top="0in" fo:margin-bottom="0in" table:align="left" style:writing-mode="lr-tb"/>
    </style:style>
    <style:style style:name="Table16.A" style:family="table-column">
      <style:table-column-properties style:column-width="1.8674in"/>
    </style:style>
    <style:style style:name="Table16.B" style:family="table-column">
      <style:table-column-properties style:column-width="4.8181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6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6.A3" style:family="table-cell">
      <style:table-cell-properties fo:padding-left="0.0785in" fo:padding-right="0.075in" fo:padding-top="0in" fo:padding-bottom="0in" fo:border="0.5pt solid #c9c9c9"/>
    </style:style>
    <style:style style:name="Table16.B3" style:family="table-cell">
      <style:table-cell-properties fo:padding-left="0.0785in" fo:padding-right="0.075in" fo:padding-top="0in" fo:padding-bottom="0in" fo:border="0.5pt solid #c9c9c9"/>
    </style:style>
    <style:style style:name="Table16.A5" style:family="table-cell">
      <style:table-cell-properties fo:padding-left="0.0785in" fo:padding-right="0.075in" fo:padding-top="0in" fo:padding-bottom="0in" fo:border="0.5pt solid #c9c9c9"/>
    </style:style>
    <style:style style:name="Table16.B5" style:family="table-cell">
      <style:table-cell-properties fo:padding-left="0.0785in" fo:padding-right="0.075in" fo:padding-top="0in" fo:padding-bottom="0in" fo:border="0.5pt solid #c9c9c9"/>
    </style:style>
    <style:style style:name="Table16.A7" style:family="table-cell">
      <style:table-cell-properties fo:padding-left="0.0785in" fo:padding-right="0.075in" fo:padding-top="0in" fo:padding-bottom="0in" fo:border="0.5pt solid #c9c9c9"/>
    </style:style>
    <style:style style:name="Table16.B7" style:family="table-cell">
      <style:table-cell-properties fo:padding-left="0.0785in" fo:padding-right="0.075in" fo:padding-top="0in" fo:padding-bottom="0in" fo:border="0.5pt solid #c9c9c9"/>
    </style:style>
    <style:style style:name="Table17" style:family="table">
      <style:table-properties style:width="6.6861in" fo:margin-left="0in" fo:margin-top="0in" fo:margin-bottom="0in" table:align="left" style:writing-mode="lr-tb"/>
    </style:style>
    <style:style style:name="Table17.A" style:family="table-column">
      <style:table-column-properties style:column-width="1.8674in"/>
    </style:style>
    <style:style style:name="Table17.B" style:family="table-column">
      <style:table-column-properties style:column-width="4.8181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7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7.A3" style:family="table-cell">
      <style:table-cell-properties fo:padding-left="0.0785in" fo:padding-right="0.075in" fo:padding-top="0in" fo:padding-bottom="0in" fo:border="0.5pt solid #c9c9c9"/>
    </style:style>
    <style:style style:name="Table17.B3" style:family="table-cell">
      <style:table-cell-properties fo:padding-left="0.0785in" fo:padding-right="0.075in" fo:padding-top="0in" fo:padding-bottom="0in" fo:border="0.5pt solid #c9c9c9"/>
    </style:style>
    <style:style style:name="Table17.A5" style:family="table-cell">
      <style:table-cell-properties fo:padding-left="0.0785in" fo:padding-right="0.075in" fo:padding-top="0in" fo:padding-bottom="0in" fo:border="0.5pt solid #c9c9c9"/>
    </style:style>
    <style:style style:name="Table17.B5" style:family="table-cell">
      <style:table-cell-properties fo:padding-left="0.0785in" fo:padding-right="0.075in" fo:padding-top="0in" fo:padding-bottom="0in" fo:border="0.5pt solid #c9c9c9"/>
    </style:style>
    <style:style style:name="Table17.A7" style:family="table-cell">
      <style:table-cell-properties fo:padding-left="0.0785in" fo:padding-right="0.075in" fo:padding-top="0in" fo:padding-bottom="0in" fo:border="0.5pt solid #c9c9c9"/>
    </style:style>
    <style:style style:name="Table17.B7" style:family="table-cell">
      <style:table-cell-properties fo:padding-left="0.0785in" fo:padding-right="0.075in" fo:padding-top="0in" fo:padding-bottom="0in" fo:border="0.5pt solid #c9c9c9"/>
    </style:style>
    <style:style style:name="Table18" style:family="table">
      <style:table-properties style:width="6.6861in" fo:margin-left="0in" fo:margin-top="0in" fo:margin-bottom="0in" table:align="left" style:writing-mode="lr-tb"/>
    </style:style>
    <style:style style:name="Table18.A" style:family="table-column">
      <style:table-column-properties style:column-width="1.8674in"/>
    </style:style>
    <style:style style:name="Table18.B" style:family="table-column">
      <style:table-column-properties style:column-width="4.8181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8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8.A3" style:family="table-cell">
      <style:table-cell-properties fo:padding-left="0.0785in" fo:padding-right="0.075in" fo:padding-top="0in" fo:padding-bottom="0in" fo:border="0.5pt solid #c9c9c9"/>
    </style:style>
    <style:style style:name="Table18.B3" style:family="table-cell">
      <style:table-cell-properties fo:padding-left="0.0785in" fo:padding-right="0.075in" fo:padding-top="0in" fo:padding-bottom="0in" fo:border="0.5pt solid #c9c9c9"/>
    </style:style>
    <style:style style:name="Table18.A5" style:family="table-cell">
      <style:table-cell-properties fo:padding-left="0.0785in" fo:padding-right="0.075in" fo:padding-top="0in" fo:padding-bottom="0in" fo:border="0.5pt solid #c9c9c9"/>
    </style:style>
    <style:style style:name="Table18.B5" style:family="table-cell">
      <style:table-cell-properties fo:padding-left="0.0785in" fo:padding-right="0.075in" fo:padding-top="0in" fo:padding-bottom="0in" fo:border="0.5pt solid #c9c9c9"/>
    </style:style>
    <style:style style:name="Table18.A7" style:family="table-cell">
      <style:table-cell-properties fo:padding-left="0.0785in" fo:padding-right="0.075in" fo:padding-top="0in" fo:padding-bottom="0in" fo:border="0.5pt solid #c9c9c9"/>
    </style:style>
    <style:style style:name="Table18.B7" style:family="table-cell">
      <style:table-cell-properties fo:padding-left="0.0785in" fo:padding-right="0.075in" fo:padding-top="0in" fo:padding-bottom="0in" fo:border="0.5pt solid #c9c9c9"/>
    </style:style>
    <style:style style:name="Table19" style:family="table">
      <style:table-properties style:width="6.6861in" fo:margin-left="0in" fo:margin-top="0in" fo:margin-bottom="0in" table:align="left" style:writing-mode="lr-tb"/>
    </style:style>
    <style:style style:name="Table19.A" style:family="table-column">
      <style:table-column-properties style:column-width="1.8674in"/>
    </style:style>
    <style:style style:name="Table19.B" style:family="table-column">
      <style:table-column-properties style:column-width="4.8181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9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9.A3" style:family="table-cell">
      <style:table-cell-properties fo:padding-left="0.0785in" fo:padding-right="0.075in" fo:padding-top="0in" fo:padding-bottom="0in" fo:border="0.5pt solid #c9c9c9"/>
    </style:style>
    <style:style style:name="Table19.B3" style:family="table-cell">
      <style:table-cell-properties fo:padding-left="0.0785in" fo:padding-right="0.075in" fo:padding-top="0in" fo:padding-bottom="0in" fo:border="0.5pt solid #c9c9c9"/>
    </style:style>
    <style:style style:name="Table19.A5" style:family="table-cell">
      <style:table-cell-properties fo:padding-left="0.0785in" fo:padding-right="0.075in" fo:padding-top="0in" fo:padding-bottom="0in" fo:border="0.5pt solid #c9c9c9"/>
    </style:style>
    <style:style style:name="Table19.B5" style:family="table-cell">
      <style:table-cell-properties fo:padding-left="0.0785in" fo:padding-right="0.075in" fo:padding-top="0in" fo:padding-bottom="0in" fo:border="0.5pt solid #c9c9c9"/>
    </style:style>
    <style:style style:name="Table19.A7" style:family="table-cell">
      <style:table-cell-properties fo:padding-left="0.0785in" fo:padding-right="0.075in" fo:padding-top="0in" fo:padding-bottom="0in" fo:border="0.5pt solid #c9c9c9"/>
    </style:style>
    <style:style style:name="Table19.B7" style:family="table-cell">
      <style:table-cell-properties fo:padding-left="0.0785in" fo:padding-right="0.075in" fo:padding-top="0in" fo:padding-bottom="0in" fo:border="0.5pt solid #c9c9c9"/>
    </style:style>
    <style:style style:name="Table20" style:family="table">
      <style:table-properties style:width="6.6861in" fo:margin-left="0in" fo:margin-top="0in" fo:margin-bottom="0in" table:align="left" style:writing-mode="lr-tb"/>
    </style:style>
    <style:style style:name="Table20.A" style:family="table-column">
      <style:table-column-properties style:column-width="1.8674in"/>
    </style:style>
    <style:style style:name="Table20.B" style:family="table-column">
      <style:table-column-properties style:column-width="4.8181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0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0.A3" style:family="table-cell">
      <style:table-cell-properties fo:padding-left="0.0785in" fo:padding-right="0.075in" fo:padding-top="0in" fo:padding-bottom="0in" fo:border="0.5pt solid #c9c9c9"/>
    </style:style>
    <style:style style:name="Table20.B3" style:family="table-cell">
      <style:table-cell-properties fo:padding-left="0.0785in" fo:padding-right="0.075in" fo:padding-top="0in" fo:padding-bottom="0in" fo:border="0.5pt solid #c9c9c9"/>
    </style:style>
    <style:style style:name="Table20.A5" style:family="table-cell">
      <style:table-cell-properties fo:padding-left="0.0785in" fo:padding-right="0.075in" fo:padding-top="0in" fo:padding-bottom="0in" fo:border="0.5pt solid #c9c9c9"/>
    </style:style>
    <style:style style:name="Table20.B5" style:family="table-cell">
      <style:table-cell-properties fo:padding-left="0.0785in" fo:padding-right="0.075in" fo:padding-top="0in" fo:padding-bottom="0in" fo:border="0.5pt solid #c9c9c9"/>
    </style:style>
    <style:style style:name="Table20.A7" style:family="table-cell">
      <style:table-cell-properties fo:padding-left="0.0785in" fo:padding-right="0.075in" fo:padding-top="0in" fo:padding-bottom="0in" fo:border="0.5pt solid #c9c9c9"/>
    </style:style>
    <style:style style:name="Table20.B7" style:family="table-cell">
      <style:table-cell-properties fo:padding-left="0.0785in" fo:padding-right="0.075in" fo:padding-top="0in" fo:padding-bottom="0in" fo:border="0.5pt solid #c9c9c9"/>
    </style:style>
    <style:style style:name="Table21" style:family="table">
      <style:table-properties style:width="6.6861in" fo:margin-left="0in" fo:margin-top="0in" fo:margin-bottom="0in" table:align="left" style:writing-mode="lr-tb"/>
    </style:style>
    <style:style style:name="Table21.A" style:family="table-column">
      <style:table-column-properties style:column-width="1.8674in"/>
    </style:style>
    <style:style style:name="Table21.B" style:family="table-column">
      <style:table-column-properties style:column-width="4.8181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1.A3" style:family="table-cell">
      <style:table-cell-properties fo:padding-left="0.0785in" fo:padding-right="0.075in" fo:padding-top="0in" fo:padding-bottom="0in" fo:border="0.5pt solid #c9c9c9"/>
    </style:style>
    <style:style style:name="Table21.B3" style:family="table-cell">
      <style:table-cell-properties fo:padding-left="0.0785in" fo:padding-right="0.075in" fo:padding-top="0in" fo:padding-bottom="0in" fo:border="0.5pt solid #c9c9c9"/>
    </style:style>
    <style:style style:name="Table21.A5" style:family="table-cell">
      <style:table-cell-properties fo:padding-left="0.0785in" fo:padding-right="0.075in" fo:padding-top="0in" fo:padding-bottom="0in" fo:border="0.5pt solid #c9c9c9"/>
    </style:style>
    <style:style style:name="Table21.B5" style:family="table-cell">
      <style:table-cell-properties fo:padding-left="0.0785in" fo:padding-right="0.075in" fo:padding-top="0in" fo:padding-bottom="0in" fo:border="0.5pt solid #c9c9c9"/>
    </style:style>
    <style:style style:name="Table21.A7" style:family="table-cell">
      <style:table-cell-properties fo:padding-left="0.0785in" fo:padding-right="0.075in" fo:padding-top="0in" fo:padding-bottom="0in" fo:border="0.5pt solid #c9c9c9"/>
    </style:style>
    <style:style style:name="Table21.B7" style:family="table-cell">
      <style:table-cell-properties fo:padding-left="0.0785in" fo:padding-right="0.075in" fo:padding-top="0in" fo:padding-bottom="0in" fo:border="0.5pt solid #c9c9c9"/>
    </style:style>
    <style:style style:name="Table22" style:family="table">
      <style:table-properties style:width="6.6861in" fo:margin-left="0in" fo:margin-top="0in" fo:margin-bottom="0in" table:align="left" style:writing-mode="lr-tb"/>
    </style:style>
    <style:style style:name="Table22.A" style:family="table-column">
      <style:table-column-properties style:column-width="1.8674in"/>
    </style:style>
    <style:style style:name="Table22.B" style:family="table-column">
      <style:table-column-properties style:column-width="4.8181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2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2.A3" style:family="table-cell">
      <style:table-cell-properties fo:padding-left="0.0785in" fo:padding-right="0.075in" fo:padding-top="0in" fo:padding-bottom="0in" fo:border="0.5pt solid #c9c9c9"/>
    </style:style>
    <style:style style:name="Table22.B3" style:family="table-cell">
      <style:table-cell-properties fo:padding-left="0.0785in" fo:padding-right="0.075in" fo:padding-top="0in" fo:padding-bottom="0in" fo:border="0.5pt solid #c9c9c9"/>
    </style:style>
    <style:style style:name="Table22.A5" style:family="table-cell">
      <style:table-cell-properties fo:padding-left="0.0785in" fo:padding-right="0.075in" fo:padding-top="0in" fo:padding-bottom="0in" fo:border="0.5pt solid #c9c9c9"/>
    </style:style>
    <style:style style:name="Table22.B5" style:family="table-cell">
      <style:table-cell-properties fo:padding-left="0.0785in" fo:padding-right="0.075in" fo:padding-top="0in" fo:padding-bottom="0in" fo:border="0.5pt solid #c9c9c9"/>
    </style:style>
    <style:style style:name="Table22.A7" style:family="table-cell">
      <style:table-cell-properties fo:padding-left="0.0785in" fo:padding-right="0.075in" fo:padding-top="0in" fo:padding-bottom="0in" fo:border="0.5pt solid #c9c9c9"/>
    </style:style>
    <style:style style:name="Table22.B7" style:family="table-cell">
      <style:table-cell-properties fo:padding-left="0.0785in" fo:padding-right="0.075in" fo:padding-top="0in" fo:padding-bottom="0in" fo:border="0.5pt solid #c9c9c9"/>
    </style:style>
    <style:style style:name="Table23" style:family="table">
      <style:table-properties style:width="6.6861in" fo:margin-left="0in" fo:margin-top="0in" fo:margin-bottom="0in" table:align="left" style:writing-mode="lr-tb"/>
    </style:style>
    <style:style style:name="Table23.A" style:family="table-column">
      <style:table-column-properties style:column-width="1.8674in"/>
    </style:style>
    <style:style style:name="Table23.B" style:family="table-column">
      <style:table-column-properties style:column-width="4.8181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3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3.A3" style:family="table-cell">
      <style:table-cell-properties fo:padding-left="0.0785in" fo:padding-right="0.075in" fo:padding-top="0in" fo:padding-bottom="0in" fo:border="0.5pt solid #c9c9c9"/>
    </style:style>
    <style:style style:name="Table23.B3" style:family="table-cell">
      <style:table-cell-properties fo:padding-left="0.0785in" fo:padding-right="0.075in" fo:padding-top="0in" fo:padding-bottom="0in" fo:border="0.5pt solid #c9c9c9"/>
    </style:style>
    <style:style style:name="Table23.A5" style:family="table-cell">
      <style:table-cell-properties fo:padding-left="0.0785in" fo:padding-right="0.075in" fo:padding-top="0in" fo:padding-bottom="0in" fo:border="0.5pt solid #c9c9c9"/>
    </style:style>
    <style:style style:name="Table23.B5" style:family="table-cell">
      <style:table-cell-properties fo:padding-left="0.0785in" fo:padding-right="0.075in" fo:padding-top="0in" fo:padding-bottom="0in" fo:border="0.5pt solid #c9c9c9"/>
    </style:style>
    <style:style style:name="Table23.A7" style:family="table-cell">
      <style:table-cell-properties fo:padding-left="0.0785in" fo:padding-right="0.075in" fo:padding-top="0in" fo:padding-bottom="0in" fo:border="0.5pt solid #c9c9c9"/>
    </style:style>
    <style:style style:name="Table23.B7" style:family="table-cell">
      <style:table-cell-properties fo:padding-left="0.0785in" fo:padding-right="0.075in" fo:padding-top="0in" fo:padding-bottom="0in" fo:border="0.5pt solid #c9c9c9"/>
    </style:style>
    <style:style style:name="Table24" style:family="table">
      <style:table-properties style:width="6.6861in" fo:margin-left="0in" fo:margin-top="0in" fo:margin-bottom="0in" table:align="left" style:writing-mode="lr-tb"/>
    </style:style>
    <style:style style:name="Table24.A" style:family="table-column">
      <style:table-column-properties style:column-width="1.8674in"/>
    </style:style>
    <style:style style:name="Table24.B" style:family="table-column">
      <style:table-column-properties style:column-width="4.8181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4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4.A3" style:family="table-cell">
      <style:table-cell-properties fo:padding-left="0.0785in" fo:padding-right="0.075in" fo:padding-top="0in" fo:padding-bottom="0in" fo:border="0.5pt solid #c9c9c9"/>
    </style:style>
    <style:style style:name="Table24.B3" style:family="table-cell">
      <style:table-cell-properties fo:padding-left="0.0785in" fo:padding-right="0.075in" fo:padding-top="0in" fo:padding-bottom="0in" fo:border="0.5pt solid #c9c9c9"/>
    </style:style>
    <style:style style:name="Table24.A5" style:family="table-cell">
      <style:table-cell-properties fo:padding-left="0.0785in" fo:padding-right="0.075in" fo:padding-top="0in" fo:padding-bottom="0in" fo:border="0.5pt solid #c9c9c9"/>
    </style:style>
    <style:style style:name="Table24.B5" style:family="table-cell">
      <style:table-cell-properties fo:padding-left="0.0785in" fo:padding-right="0.075in" fo:padding-top="0in" fo:padding-bottom="0in" fo:border="0.5pt solid #c9c9c9"/>
    </style:style>
    <style:style style:name="Table24.A7" style:family="table-cell">
      <style:table-cell-properties fo:padding-left="0.0785in" fo:padding-right="0.075in" fo:padding-top="0in" fo:padding-bottom="0in" fo:border="0.5pt solid #c9c9c9"/>
    </style:style>
    <style:style style:name="Table24.B7" style:family="table-cell">
      <style:table-cell-properties fo:padding-left="0.0785in" fo:padding-right="0.075in" fo:padding-top="0in" fo:padding-bottom="0in" fo:border="0.5pt solid #c9c9c9"/>
    </style:style>
    <style:style style:name="Table25" style:family="table">
      <style:table-properties style:width="6.6861in" fo:margin-left="0in" fo:margin-top="0in" fo:margin-bottom="0in" table:align="left" style:writing-mode="lr-tb"/>
    </style:style>
    <style:style style:name="Table25.A" style:family="table-column">
      <style:table-column-properties style:column-width="1.8674in"/>
    </style:style>
    <style:style style:name="Table25.B" style:family="table-column">
      <style:table-column-properties style:column-width="4.8181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5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5.A3" style:family="table-cell">
      <style:table-cell-properties fo:padding-left="0.0785in" fo:padding-right="0.075in" fo:padding-top="0in" fo:padding-bottom="0in" fo:border="0.5pt solid #c9c9c9"/>
    </style:style>
    <style:style style:name="Table25.B3" style:family="table-cell">
      <style:table-cell-properties fo:padding-left="0.0785in" fo:padding-right="0.075in" fo:padding-top="0in" fo:padding-bottom="0in" fo:border="0.5pt solid #c9c9c9"/>
    </style:style>
    <style:style style:name="Table25.A5" style:family="table-cell">
      <style:table-cell-properties fo:padding-left="0.0785in" fo:padding-right="0.075in" fo:padding-top="0in" fo:padding-bottom="0in" fo:border="0.5pt solid #c9c9c9"/>
    </style:style>
    <style:style style:name="Table25.B5" style:family="table-cell">
      <style:table-cell-properties fo:padding-left="0.0785in" fo:padding-right="0.075in" fo:padding-top="0in" fo:padding-bottom="0in" fo:border="0.5pt solid #c9c9c9"/>
    </style:style>
    <style:style style:name="Table25.A7" style:family="table-cell">
      <style:table-cell-properties fo:padding-left="0.0785in" fo:padding-right="0.075in" fo:padding-top="0in" fo:padding-bottom="0in" fo:border="0.5pt solid #c9c9c9"/>
    </style:style>
    <style:style style:name="Table25.B7" style:family="table-cell">
      <style:table-cell-properties fo:padding-left="0.0785in" fo:padding-right="0.075in" fo:padding-top="0in" fo:padding-bottom="0in" fo:border="0.5pt solid #c9c9c9"/>
    </style:style>
    <style:style style:name="Table26" style:family="table">
      <style:table-properties style:width="6.6861in" fo:margin-left="0in" fo:margin-top="0in" fo:margin-bottom="0in" table:align="left" style:writing-mode="lr-tb"/>
    </style:style>
    <style:style style:name="Table26.A" style:family="table-column">
      <style:table-column-properties style:column-width="1.8674in"/>
    </style:style>
    <style:style style:name="Table26.B" style:family="table-column">
      <style:table-column-properties style:column-width="4.8181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6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6.A3" style:family="table-cell">
      <style:table-cell-properties fo:padding-left="0.0785in" fo:padding-right="0.075in" fo:padding-top="0in" fo:padding-bottom="0in" fo:border="0.5pt solid #c9c9c9"/>
    </style:style>
    <style:style style:name="Table26.B3" style:family="table-cell">
      <style:table-cell-properties fo:padding-left="0.0785in" fo:padding-right="0.075in" fo:padding-top="0in" fo:padding-bottom="0in" fo:border="0.5pt solid #c9c9c9"/>
    </style:style>
    <style:style style:name="Table26.A5" style:family="table-cell">
      <style:table-cell-properties fo:padding-left="0.0785in" fo:padding-right="0.075in" fo:padding-top="0in" fo:padding-bottom="0in" fo:border="0.5pt solid #c9c9c9"/>
    </style:style>
    <style:style style:name="Table26.B5" style:family="table-cell">
      <style:table-cell-properties fo:padding-left="0.0785in" fo:padding-right="0.075in" fo:padding-top="0in" fo:padding-bottom="0in" fo:border="0.5pt solid #c9c9c9"/>
    </style:style>
    <style:style style:name="Table26.A7" style:family="table-cell">
      <style:table-cell-properties fo:padding-left="0.0785in" fo:padding-right="0.075in" fo:padding-top="0in" fo:padding-bottom="0in" fo:border="0.5pt solid #c9c9c9"/>
    </style:style>
    <style:style style:name="Table26.B7" style:family="table-cell">
      <style:table-cell-properties fo:padding-left="0.0785in" fo:padding-right="0.075in" fo:padding-top="0in" fo:padding-bottom="0in" fo:border="0.5pt solid #c9c9c9"/>
    </style:style>
    <style:style style:name="Table27" style:family="table">
      <style:table-properties style:width="6.6861in" fo:margin-left="0in" fo:margin-top="0in" fo:margin-bottom="0in" table:align="left" style:writing-mode="lr-tb"/>
    </style:style>
    <style:style style:name="Table27.A" style:family="table-column">
      <style:table-column-properties style:column-width="1.8674in"/>
    </style:style>
    <style:style style:name="Table27.B" style:family="table-column">
      <style:table-column-properties style:column-width="4.8181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7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7.A3" style:family="table-cell">
      <style:table-cell-properties fo:padding-left="0.0785in" fo:padding-right="0.075in" fo:padding-top="0in" fo:padding-bottom="0in" fo:border="0.5pt solid #c9c9c9"/>
    </style:style>
    <style:style style:name="Table27.B3" style:family="table-cell">
      <style:table-cell-properties fo:padding-left="0.0785in" fo:padding-right="0.075in" fo:padding-top="0in" fo:padding-bottom="0in" fo:border="0.5pt solid #c9c9c9"/>
    </style:style>
    <style:style style:name="Table27.A5" style:family="table-cell">
      <style:table-cell-properties fo:padding-left="0.0785in" fo:padding-right="0.075in" fo:padding-top="0in" fo:padding-bottom="0in" fo:border="0.5pt solid #c9c9c9"/>
    </style:style>
    <style:style style:name="Table27.B5" style:family="table-cell">
      <style:table-cell-properties fo:padding-left="0.0785in" fo:padding-right="0.075in" fo:padding-top="0in" fo:padding-bottom="0in" fo:border="0.5pt solid #c9c9c9"/>
    </style:style>
    <style:style style:name="Table27.A7" style:family="table-cell">
      <style:table-cell-properties fo:padding-left="0.0785in" fo:padding-right="0.075in" fo:padding-top="0in" fo:padding-bottom="0in" fo:border="0.5pt solid #c9c9c9"/>
    </style:style>
    <style:style style:name="Table27.B7" style:family="table-cell">
      <style:table-cell-properties fo:padding-left="0.0785in" fo:padding-right="0.075in" fo:padding-top="0in" fo:padding-bottom="0in" fo:border="0.5pt solid #c9c9c9"/>
    </style:style>
    <style:style style:name="Table28" style:family="table">
      <style:table-properties style:width="6.6861in" fo:margin-left="0in" fo:margin-top="0in" fo:margin-bottom="0in" table:align="left" style:writing-mode="lr-tb"/>
    </style:style>
    <style:style style:name="Table28.A" style:family="table-column">
      <style:table-column-properties style:column-width="1.8674in"/>
    </style:style>
    <style:style style:name="Table28.B" style:family="table-column">
      <style:table-column-properties style:column-width="4.8181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8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8.A3" style:family="table-cell">
      <style:table-cell-properties fo:padding-left="0.0785in" fo:padding-right="0.075in" fo:padding-top="0in" fo:padding-bottom="0in" fo:border="0.5pt solid #c9c9c9"/>
    </style:style>
    <style:style style:name="Table28.B3" style:family="table-cell">
      <style:table-cell-properties fo:padding-left="0.0785in" fo:padding-right="0.075in" fo:padding-top="0in" fo:padding-bottom="0in" fo:border="0.5pt solid #c9c9c9"/>
    </style:style>
    <style:style style:name="Table28.A5" style:family="table-cell">
      <style:table-cell-properties fo:padding-left="0.0785in" fo:padding-right="0.075in" fo:padding-top="0in" fo:padding-bottom="0in" fo:border="0.5pt solid #c9c9c9"/>
    </style:style>
    <style:style style:name="Table28.B5" style:family="table-cell">
      <style:table-cell-properties fo:padding-left="0.0785in" fo:padding-right="0.075in" fo:padding-top="0in" fo:padding-bottom="0in" fo:border="0.5pt solid #c9c9c9"/>
    </style:style>
    <style:style style:name="Table28.A7" style:family="table-cell">
      <style:table-cell-properties fo:padding-left="0.0785in" fo:padding-right="0.075in" fo:padding-top="0in" fo:padding-bottom="0in" fo:border="0.5pt solid #c9c9c9"/>
    </style:style>
    <style:style style:name="Table28.B7" style:family="table-cell">
      <style:table-cell-properties fo:padding-left="0.0785in" fo:padding-right="0.075in" fo:padding-top="0in" fo:padding-bottom="0in" fo:border="0.5pt solid #c9c9c9"/>
    </style:style>
    <style:style style:name="Table29" style:family="table">
      <style:table-properties style:width="6.6861in" fo:margin-left="0in" fo:margin-top="0in" fo:margin-bottom="0in" table:align="left" style:writing-mode="lr-tb"/>
    </style:style>
    <style:style style:name="Table29.A" style:family="table-column">
      <style:table-column-properties style:column-width="1.8674in"/>
    </style:style>
    <style:style style:name="Table29.B" style:family="table-column">
      <style:table-column-properties style:column-width="4.8181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9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9.A3" style:family="table-cell">
      <style:table-cell-properties fo:padding-left="0.0785in" fo:padding-right="0.075in" fo:padding-top="0in" fo:padding-bottom="0in" fo:border="0.5pt solid #c9c9c9"/>
    </style:style>
    <style:style style:name="Table29.B3" style:family="table-cell">
      <style:table-cell-properties fo:padding-left="0.0785in" fo:padding-right="0.075in" fo:padding-top="0in" fo:padding-bottom="0in" fo:border="0.5pt solid #c9c9c9"/>
    </style:style>
    <style:style style:name="Table29.A5" style:family="table-cell">
      <style:table-cell-properties fo:padding-left="0.0785in" fo:padding-right="0.075in" fo:padding-top="0in" fo:padding-bottom="0in" fo:border="0.5pt solid #c9c9c9"/>
    </style:style>
    <style:style style:name="Table29.B5" style:family="table-cell">
      <style:table-cell-properties fo:padding-left="0.0785in" fo:padding-right="0.075in" fo:padding-top="0in" fo:padding-bottom="0in" fo:border="0.5pt solid #c9c9c9"/>
    </style:style>
    <style:style style:name="Table29.A7" style:family="table-cell">
      <style:table-cell-properties fo:padding-left="0.0785in" fo:padding-right="0.075in" fo:padding-top="0in" fo:padding-bottom="0in" fo:border="0.5pt solid #c9c9c9"/>
    </style:style>
    <style:style style:name="Table29.B7" style:family="table-cell">
      <style:table-cell-properties fo:padding-left="0.0785in" fo:padding-right="0.075in" fo:padding-top="0in" fo:padding-bottom="0in" fo:border="0.5pt solid #c9c9c9"/>
    </style:style>
    <style:style style:name="Table30" style:family="table">
      <style:table-properties style:width="6.6861in" fo:margin-left="0in" fo:margin-top="0in" fo:margin-bottom="0in" table:align="left" style:writing-mode="lr-tb"/>
    </style:style>
    <style:style style:name="Table30.A" style:family="table-column">
      <style:table-column-properties style:column-width="1.8674in"/>
    </style:style>
    <style:style style:name="Table30.B" style:family="table-column">
      <style:table-column-properties style:column-width="4.8181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0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0.A3" style:family="table-cell">
      <style:table-cell-properties fo:padding-left="0.0785in" fo:padding-right="0.075in" fo:padding-top="0in" fo:padding-bottom="0in" fo:border="0.5pt solid #c9c9c9"/>
    </style:style>
    <style:style style:name="Table30.B3" style:family="table-cell">
      <style:table-cell-properties fo:padding-left="0.0785in" fo:padding-right="0.075in" fo:padding-top="0in" fo:padding-bottom="0in" fo:border="0.5pt solid #c9c9c9"/>
    </style:style>
    <style:style style:name="Table30.A5" style:family="table-cell">
      <style:table-cell-properties fo:padding-left="0.0785in" fo:padding-right="0.075in" fo:padding-top="0in" fo:padding-bottom="0in" fo:border="0.5pt solid #c9c9c9"/>
    </style:style>
    <style:style style:name="Table30.B5" style:family="table-cell">
      <style:table-cell-properties fo:padding-left="0.0785in" fo:padding-right="0.075in" fo:padding-top="0in" fo:padding-bottom="0in" fo:border="0.5pt solid #c9c9c9"/>
    </style:style>
    <style:style style:name="Table30.A7" style:family="table-cell">
      <style:table-cell-properties fo:padding-left="0.0785in" fo:padding-right="0.075in" fo:padding-top="0in" fo:padding-bottom="0in" fo:border="0.5pt solid #c9c9c9"/>
    </style:style>
    <style:style style:name="Table30.B7" style:family="table-cell">
      <style:table-cell-properties fo:padding-left="0.0785in" fo:padding-right="0.075in" fo:padding-top="0in" fo:padding-bottom="0in" fo:border="0.5pt solid #c9c9c9"/>
    </style:style>
    <style:style style:name="Table31" style:family="table">
      <style:table-properties style:width="6.6861in" fo:margin-left="0in" fo:margin-top="0in" fo:margin-bottom="0in" table:align="left" style:writing-mode="lr-tb"/>
    </style:style>
    <style:style style:name="Table31.A" style:family="table-column">
      <style:table-column-properties style:column-width="1.8674in"/>
    </style:style>
    <style:style style:name="Table31.B" style:family="table-column">
      <style:table-column-properties style:column-width="4.8181in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1.A3" style:family="table-cell">
      <style:table-cell-properties fo:padding-left="0.0785in" fo:padding-right="0.075in" fo:padding-top="0in" fo:padding-bottom="0in" fo:border="0.5pt solid #c9c9c9"/>
    </style:style>
    <style:style style:name="Table31.B3" style:family="table-cell">
      <style:table-cell-properties fo:padding-left="0.0785in" fo:padding-right="0.075in" fo:padding-top="0in" fo:padding-bottom="0in" fo:border="0.5pt solid #c9c9c9"/>
    </style:style>
    <style:style style:name="Table31.A5" style:family="table-cell">
      <style:table-cell-properties fo:padding-left="0.0785in" fo:padding-right="0.075in" fo:padding-top="0in" fo:padding-bottom="0in" fo:border="0.5pt solid #c9c9c9"/>
    </style:style>
    <style:style style:name="Table31.B5" style:family="table-cell">
      <style:table-cell-properties fo:padding-left="0.0785in" fo:padding-right="0.075in" fo:padding-top="0in" fo:padding-bottom="0in" fo:border="0.5pt solid #c9c9c9"/>
    </style:style>
    <style:style style:name="Table31.A7" style:family="table-cell">
      <style:table-cell-properties fo:padding-left="0.0785in" fo:padding-right="0.075in" fo:padding-top="0in" fo:padding-bottom="0in" fo:border="0.5pt solid #c9c9c9"/>
    </style:style>
    <style:style style:name="Table31.B7" style:family="table-cell">
      <style:table-cell-properties fo:padding-left="0.0785in" fo:padding-right="0.075in" fo:padding-top="0in" fo:padding-bottom="0in" fo:border="0.5pt solid #c9c9c9"/>
    </style:style>
    <style:style style:name="Table32" style:family="table">
      <style:table-properties style:width="6.6861in" fo:margin-left="0in" fo:margin-top="0in" fo:margin-bottom="0in" table:align="left" style:writing-mode="lr-tb"/>
    </style:style>
    <style:style style:name="Table32.A" style:family="table-column">
      <style:table-column-properties style:column-width="1.8674in"/>
    </style:style>
    <style:style style:name="Table32.B" style:family="table-column">
      <style:table-column-properties style:column-width="4.8181in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2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2.A3" style:family="table-cell">
      <style:table-cell-properties fo:padding-left="0.0785in" fo:padding-right="0.075in" fo:padding-top="0in" fo:padding-bottom="0in" fo:border="0.5pt solid #c9c9c9"/>
    </style:style>
    <style:style style:name="Table32.B3" style:family="table-cell">
      <style:table-cell-properties fo:padding-left="0.0785in" fo:padding-right="0.075in" fo:padding-top="0in" fo:padding-bottom="0in" fo:border="0.5pt solid #c9c9c9"/>
    </style:style>
    <style:style style:name="Table32.A5" style:family="table-cell">
      <style:table-cell-properties fo:padding-left="0.0785in" fo:padding-right="0.075in" fo:padding-top="0in" fo:padding-bottom="0in" fo:border="0.5pt solid #c9c9c9"/>
    </style:style>
    <style:style style:name="Table32.B5" style:family="table-cell">
      <style:table-cell-properties fo:padding-left="0.0785in" fo:padding-right="0.075in" fo:padding-top="0in" fo:padding-bottom="0in" fo:border="0.5pt solid #c9c9c9"/>
    </style:style>
    <style:style style:name="Table32.A7" style:family="table-cell">
      <style:table-cell-properties fo:padding-left="0.0785in" fo:padding-right="0.075in" fo:padding-top="0in" fo:padding-bottom="0in" fo:border="0.5pt solid #c9c9c9"/>
    </style:style>
    <style:style style:name="Table32.B7" style:family="table-cell">
      <style:table-cell-properties fo:padding-left="0.0785in" fo:padding-right="0.075in" fo:padding-top="0in" fo:padding-bottom="0in" fo:border="0.5pt solid #c9c9c9"/>
    </style:style>
    <style:style style:name="Table33" style:family="table">
      <style:table-properties style:width="6.6861in" fo:margin-left="0in" fo:margin-top="0in" fo:margin-bottom="0in" table:align="left" style:writing-mode="lr-tb"/>
    </style:style>
    <style:style style:name="Table33.A" style:family="table-column">
      <style:table-column-properties style:column-width="1.8674in"/>
    </style:style>
    <style:style style:name="Table33.B" style:family="table-column">
      <style:table-column-properties style:column-width="4.8181in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3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3.A3" style:family="table-cell">
      <style:table-cell-properties fo:padding-left="0.0785in" fo:padding-right="0.075in" fo:padding-top="0in" fo:padding-bottom="0in" fo:border="0.5pt solid #c9c9c9"/>
    </style:style>
    <style:style style:name="Table33.B3" style:family="table-cell">
      <style:table-cell-properties fo:padding-left="0.0785in" fo:padding-right="0.075in" fo:padding-top="0in" fo:padding-bottom="0in" fo:border="0.5pt solid #c9c9c9"/>
    </style:style>
    <style:style style:name="Table33.A5" style:family="table-cell">
      <style:table-cell-properties fo:padding-left="0.0785in" fo:padding-right="0.075in" fo:padding-top="0in" fo:padding-bottom="0in" fo:border="0.5pt solid #c9c9c9"/>
    </style:style>
    <style:style style:name="Table33.B5" style:family="table-cell">
      <style:table-cell-properties fo:padding-left="0.0785in" fo:padding-right="0.075in" fo:padding-top="0in" fo:padding-bottom="0in" fo:border="0.5pt solid #c9c9c9"/>
    </style:style>
    <style:style style:name="Table33.A7" style:family="table-cell">
      <style:table-cell-properties fo:padding-left="0.0785in" fo:padding-right="0.075in" fo:padding-top="0in" fo:padding-bottom="0in" fo:border="0.5pt solid #c9c9c9"/>
    </style:style>
    <style:style style:name="Table33.B7" style:family="table-cell">
      <style:table-cell-properties fo:padding-left="0.0785in" fo:padding-right="0.075in" fo:padding-top="0in" fo:padding-bottom="0in" fo:border="0.5pt solid #c9c9c9"/>
    </style:style>
    <style:style style:name="Table34" style:family="table">
      <style:table-properties style:width="6.6861in" fo:margin-left="0in" fo:margin-top="0in" fo:margin-bottom="0in" table:align="left" style:writing-mode="lr-tb"/>
    </style:style>
    <style:style style:name="Table34.A" style:family="table-column">
      <style:table-column-properties style:column-width="1.8674in"/>
    </style:style>
    <style:style style:name="Table34.B" style:family="table-column">
      <style:table-column-properties style:column-width="4.8181in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4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4.A3" style:family="table-cell">
      <style:table-cell-properties fo:padding-left="0.0785in" fo:padding-right="0.075in" fo:padding-top="0in" fo:padding-bottom="0in" fo:border="0.5pt solid #c9c9c9"/>
    </style:style>
    <style:style style:name="Table34.B3" style:family="table-cell">
      <style:table-cell-properties fo:padding-left="0.0785in" fo:padding-right="0.075in" fo:padding-top="0in" fo:padding-bottom="0in" fo:border="0.5pt solid #c9c9c9"/>
    </style:style>
    <style:style style:name="Table34.A5" style:family="table-cell">
      <style:table-cell-properties fo:padding-left="0.0785in" fo:padding-right="0.075in" fo:padding-top="0in" fo:padding-bottom="0in" fo:border="0.5pt solid #c9c9c9"/>
    </style:style>
    <style:style style:name="Table34.B5" style:family="table-cell">
      <style:table-cell-properties fo:padding-left="0.0785in" fo:padding-right="0.075in" fo:padding-top="0in" fo:padding-bottom="0in" fo:border="0.5pt solid #c9c9c9"/>
    </style:style>
    <style:style style:name="Table34.A7" style:family="table-cell">
      <style:table-cell-properties fo:padding-left="0.0785in" fo:padding-right="0.075in" fo:padding-top="0in" fo:padding-bottom="0in" fo:border="0.5pt solid #c9c9c9"/>
    </style:style>
    <style:style style:name="Table34.B7" style:family="table-cell">
      <style:table-cell-properties fo:padding-left="0.0785in" fo:padding-right="0.075in" fo:padding-top="0in" fo:padding-bottom="0in" fo:border="0.5pt solid #c9c9c9"/>
    </style:style>
    <style:style style:name="Table35" style:family="table">
      <style:table-properties style:width="6.6861in" fo:margin-left="0in" fo:margin-top="0in" fo:margin-bottom="0in" table:align="left" style:writing-mode="lr-tb"/>
    </style:style>
    <style:style style:name="Table35.A" style:family="table-column">
      <style:table-column-properties style:column-width="1.8674in"/>
    </style:style>
    <style:style style:name="Table35.B" style:family="table-column">
      <style:table-column-properties style:column-width="4.8181in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5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5.A3" style:family="table-cell">
      <style:table-cell-properties fo:padding-left="0.0785in" fo:padding-right="0.075in" fo:padding-top="0in" fo:padding-bottom="0in" fo:border="0.5pt solid #c9c9c9"/>
    </style:style>
    <style:style style:name="Table35.B3" style:family="table-cell">
      <style:table-cell-properties fo:padding-left="0.0785in" fo:padding-right="0.075in" fo:padding-top="0in" fo:padding-bottom="0in" fo:border="0.5pt solid #c9c9c9"/>
    </style:style>
    <style:style style:name="Table35.A5" style:family="table-cell">
      <style:table-cell-properties fo:padding-left="0.0785in" fo:padding-right="0.075in" fo:padding-top="0in" fo:padding-bottom="0in" fo:border="0.5pt solid #c9c9c9"/>
    </style:style>
    <style:style style:name="Table35.B5" style:family="table-cell">
      <style:table-cell-properties fo:padding-left="0.0785in" fo:padding-right="0.075in" fo:padding-top="0in" fo:padding-bottom="0in" fo:border="0.5pt solid #c9c9c9"/>
    </style:style>
    <style:style style:name="Table35.A7" style:family="table-cell">
      <style:table-cell-properties fo:padding-left="0.0785in" fo:padding-right="0.075in" fo:padding-top="0in" fo:padding-bottom="0in" fo:border="0.5pt solid #c9c9c9"/>
    </style:style>
    <style:style style:name="Table35.B7" style:family="table-cell">
      <style:table-cell-properties fo:padding-left="0.0785in" fo:padding-right="0.075in" fo:padding-top="0in" fo:padding-bottom="0in" fo:border="0.5pt solid #c9c9c9"/>
    </style:style>
    <style:style style:name="Table36" style:family="table">
      <style:table-properties style:width="6.6861in" fo:margin-left="0in" fo:margin-top="0in" fo:margin-bottom="0in" table:align="left" style:writing-mode="lr-tb"/>
    </style:style>
    <style:style style:name="Table36.A" style:family="table-column">
      <style:table-column-properties style:column-width="1.8674in"/>
    </style:style>
    <style:style style:name="Table36.B" style:family="table-column">
      <style:table-column-properties style:column-width="4.8181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6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6.A3" style:family="table-cell">
      <style:table-cell-properties fo:padding-left="0.0785in" fo:padding-right="0.075in" fo:padding-top="0in" fo:padding-bottom="0in" fo:border="0.5pt solid #c9c9c9"/>
    </style:style>
    <style:style style:name="Table36.B3" style:family="table-cell">
      <style:table-cell-properties fo:padding-left="0.0785in" fo:padding-right="0.075in" fo:padding-top="0in" fo:padding-bottom="0in" fo:border="0.5pt solid #c9c9c9"/>
    </style:style>
    <style:style style:name="Table36.A5" style:family="table-cell">
      <style:table-cell-properties fo:padding-left="0.0785in" fo:padding-right="0.075in" fo:padding-top="0in" fo:padding-bottom="0in" fo:border="0.5pt solid #c9c9c9"/>
    </style:style>
    <style:style style:name="Table36.B5" style:family="table-cell">
      <style:table-cell-properties fo:padding-left="0.0785in" fo:padding-right="0.075in" fo:padding-top="0in" fo:padding-bottom="0in" fo:border="0.5pt solid #c9c9c9"/>
    </style:style>
    <style:style style:name="Table36.A7" style:family="table-cell">
      <style:table-cell-properties fo:padding-left="0.0785in" fo:padding-right="0.075in" fo:padding-top="0in" fo:padding-bottom="0in" fo:border="0.5pt solid #c9c9c9"/>
    </style:style>
    <style:style style:name="Table36.B7" style:family="table-cell">
      <style:table-cell-properties fo:padding-left="0.0785in" fo:padding-right="0.075in" fo:padding-top="0in" fo:padding-bottom="0in" fo:border="0.5pt solid #c9c9c9"/>
    </style:style>
    <style:style style:name="Table37" style:family="table">
      <style:table-properties style:width="6.6861in" fo:margin-left="0in" fo:margin-top="0in" fo:margin-bottom="0in" table:align="left" style:writing-mode="lr-tb"/>
    </style:style>
    <style:style style:name="Table37.A" style:family="table-column">
      <style:table-column-properties style:column-width="1.8674in"/>
    </style:style>
    <style:style style:name="Table37.B" style:family="table-column">
      <style:table-column-properties style:column-width="4.8181in"/>
    </style:style>
    <style:style style:name="Table37.1" style:family="table-row">
      <style:table-row-properties fo:keep-together="auto"/>
    </style:style>
    <style:style style:name="Table37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7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7.A3" style:family="table-cell">
      <style:table-cell-properties fo:padding-left="0.0785in" fo:padding-right="0.075in" fo:padding-top="0in" fo:padding-bottom="0in" fo:border="0.5pt solid #c9c9c9"/>
    </style:style>
    <style:style style:name="Table37.B3" style:family="table-cell">
      <style:table-cell-properties fo:padding-left="0.0785in" fo:padding-right="0.075in" fo:padding-top="0in" fo:padding-bottom="0in" fo:border="0.5pt solid #c9c9c9"/>
    </style:style>
    <style:style style:name="Table37.A5" style:family="table-cell">
      <style:table-cell-properties fo:padding-left="0.0785in" fo:padding-right="0.075in" fo:padding-top="0in" fo:padding-bottom="0in" fo:border="0.5pt solid #c9c9c9"/>
    </style:style>
    <style:style style:name="Table37.B5" style:family="table-cell">
      <style:table-cell-properties fo:padding-left="0.0785in" fo:padding-right="0.075in" fo:padding-top="0in" fo:padding-bottom="0in" fo:border="0.5pt solid #c9c9c9"/>
    </style:style>
    <style:style style:name="Table37.A7" style:family="table-cell">
      <style:table-cell-properties fo:padding-left="0.0785in" fo:padding-right="0.075in" fo:padding-top="0in" fo:padding-bottom="0in" fo:border="0.5pt solid #c9c9c9"/>
    </style:style>
    <style:style style:name="Table37.B7" style:family="table-cell">
      <style:table-cell-properties fo:padding-left="0.0785in" fo:padding-right="0.075in" fo:padding-top="0in" fo:padding-bottom="0in" fo:border="0.5pt solid #c9c9c9"/>
    </style:style>
    <style:style style:name="P1" style:family="paragraph" style:parent-style-name="Standard">
      <style:text-properties fo:font-size="9pt" officeooo:paragraph-rsid="00115606" style:font-size-asian="9pt"/>
    </style:style>
    <style:style style:name="P2" style:family="paragraph" style:parent-style-name="Standard">
      <style:paragraph-properties fo:margin-top="0in" fo:margin-bottom="0.111in" loext:contextual-spacing="false"/>
      <style:text-properties officeooo:paragraph-rsid="00115606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Century Gothic" fo:font-weight="bold" officeooo:paragraph-rsid="00115606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Century Gothic" fo:font-size="9pt" fo:font-weight="bold" officeooo:paragraph-rsid="00115606" style:font-size-asian="9pt" style:font-weight-asian="bold" style:font-size-complex="9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ffffff" style:font-name="Century Gothic" fo:font-size="9pt" fo:font-weight="bold" officeooo:paragraph-rsid="00115606" style:font-size-asian="9pt" style:font-weight-asian="bold" style:font-size-complex="9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paragraph-rsid="00115606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15606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15606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115606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115606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entury Gothic" fo:font-size="9pt" fo:font-weight="bold" officeooo:paragraph-rsid="00115606" style:font-size-asian="9pt" style:font-weight-asian="bold" style:font-size-complex="12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font-weight="bold" officeooo:paragraph-rsid="00115606" style:font-size-asian="9pt" style:font-weight-asian="bold" style:font-size-complex="12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font-weight="bold" officeooo:paragraph-rsid="00115606" style:font-size-asian="9pt" style:font-weight-asian="bold" style:font-size-complex="9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2.6146in"/>
        </style:tab-stops>
      </style:paragraph-properties>
      <style:text-properties style:font-name="Century Gothic" fo:font-size="9pt" fo:font-weight="bold" officeooo:paragraph-rsid="00115606" style:font-size-asian="9pt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entury Gothic" fo:font-size="9pt" officeooo:paragraph-rsid="00115606" style:font-size-asian="9pt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Century Gothic" fo:font-size="9pt" officeooo:paragraph-rsid="00115606" style:font-size-asian="9pt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entury Gothic" fo:font-size="9pt" officeooo:paragraph-rsid="00115606" style:font-size-asian="9pt" style:font-size-complex="9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entury Gothic" fo:font-size="9pt" officeooo:paragraph-rsid="00115606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entury Gothic" fo:font-size="9pt" officeooo:paragraph-rsid="00115606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hyphenation-ladder-count="no-limit" style:vertical-align="baseline">
        <style:tab-stops>
          <style:tab-stop style:position="0.2445in"/>
        </style:tab-stops>
      </style:paragraph-properties>
      <style:text-properties style:font-name="Century Gothic" fo:font-size="9pt" officeooo:paragraph-rsid="00115606" style:font-size-asian="9pt" style:font-size-complex="9pt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in" loext:contextual-spacing="false" fo:line-height="108%"/>
      <style:text-properties style:font-name="Century Gothic" fo:font-size="9pt" officeooo:paragraph-rsid="00115606" style:font-size-asian="9pt" style:font-size-complex="9pt"/>
    </style:style>
    <style:style style:name="P22" style:family="paragraph" style:parent-style-name="Standard">
      <style:paragraph-properties fo:margin-top="0in" fo:margin-bottom="0in" loext:contextual-spacing="false"/>
      <style:text-properties style:font-name="Century Gothic" fo:font-size="9pt" officeooo:paragraph-rsid="00115606" style:font-size-asian="9pt" style:font-size-complex="9pt"/>
    </style:style>
    <style:style style:name="P23" style:family="paragraph" style:parent-style-name="Standard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font-name="Century Gothic" fo:font-size="9pt" officeooo:paragraph-rsid="00115606" style:font-size-asian="9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language="en" fo:country="US" fo:font-weight="bold" officeooo:paragraph-rsid="00115606" style:font-size-asian="9pt" style:font-weight-asian="bold" style:font-size-complex="9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language="en" fo:country="US" officeooo:paragraph-rsid="00115606" style:font-size-asian="9pt" style:font-size-complex="9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language="en" fo:country="US" officeooo:paragraph-rsid="00115606" style:font-size-asian="9pt" style:font-size-complex="9pt"/>
    </style:style>
    <style:style style:name="P27" style:family="paragraph" style:parent-style-name="Standard">
      <style:paragraph-properties fo:margin-top="0in" fo:margin-bottom="0in" loext:contextual-spacing="false" fo:line-height="108%"/>
      <style:text-properties style:font-name="Century Gothic" fo:font-size="9pt" fo:language="en" fo:country="US" officeooo:paragraph-rsid="00115606" style:font-size-asian="9pt" style:font-size-complex="9pt"/>
    </style:style>
    <style:style style:name="P28" style:family="paragraph" style:parent-style-name="Standard">
      <style:paragraph-properties fo:margin-top="0in" fo:margin-bottom="0in" loext:contextual-spacing="false"/>
      <style:text-properties style:font-name="Century Gothic" fo:font-size="9pt" fo:language="en" fo:country="US" officeooo:paragraph-rsid="00115606" style:font-size-asian="9pt" style:font-size-complex="9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font-style="italic" fo:font-weight="bold" officeooo:paragraph-rsid="00115606" style:font-size-asian="9pt" style:font-style-asian="italic" style:font-weight-asian="bold" style:font-size-complex="9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Century Gothic" fo:font-size="10pt" officeooo:paragraph-rsid="00115606" style:font-size-asian="10pt" style:font-size-complex="12p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Century Gothic" fo:font-size="10pt" officeooo:paragraph-rsid="00115606" style:font-size-asian="10pt" style:font-size-complex="12pt"/>
    </style:style>
    <style:style style:name="P32" style:family="paragraph" style:parent-style-name="Standard">
      <style:paragraph-properties fo:margin-top="0in" fo:margin-bottom="0in" loext:contextual-spacing="false" fo:line-height="108%">
        <style:tab-stops>
          <style:tab-stop style:position="2.6146in"/>
        </style:tab-stops>
      </style:paragraph-properties>
      <style:text-properties style:font-name="Century Gothic" fo:font-size="10pt" officeooo:paragraph-rsid="00115606" style:font-size-asian="10pt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Century Gothic" fo:font-size="10pt" officeooo:paragraph-rsid="00115606" style:font-size-asian="10pt" style:font-size-complex="9pt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Century Gothic" fo:font-size="10pt" fo:font-style="italic" fo:font-weight="bold" officeooo:paragraph-rsid="00115606" style:font-size-asian="10pt" style:font-style-asian="italic" style:font-weight-asian="bold" style:font-size-complex="9pt"/>
    </style:style>
    <style:style style:name="P35" style:family="paragraph" style:parent-style-name="Standard">
      <style:paragraph-properties fo:margin-top="0in" fo:margin-bottom="0in" loext:contextual-spacing="false" fo:line-height="108%"/>
      <style:text-properties style:font-name="Century Gothic" fo:font-size="8pt" officeooo:paragraph-rsid="00115606" style:font-size-asian="8pt" style:font-size-complex="9pt"/>
    </style:style>
    <style:style style:name="P36" style:family="paragraph" style:parent-style-name="Standard">
      <style:paragraph-properties fo:margin-top="0in" fo:margin-bottom="0in" loext:contextual-spacing="false"/>
      <style:text-properties style:font-name="Century Gothic" fo:font-size="7pt" officeooo:paragraph-rsid="00115606" style:font-size-asian="7pt" style:font-size-complex="9pt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style:font-name="Century Gothic" fo:font-size="7pt" fo:language="en" fo:country="US" officeooo:paragraph-rsid="00115606" style:font-size-asian="7pt" style:font-size-complex="9pt"/>
    </style:style>
    <style:style style:name="P38" style:family="paragraph" style:parent-style-name="Standard">
      <style:paragraph-properties fo:margin-top="0in" fo:margin-bottom="0in" loext:contextual-spacing="false" fo:line-height="108%"/>
      <style:text-properties officeooo:paragraph-rsid="00115606"/>
    </style:style>
    <style:style style:name="P39" style:family="paragraph" style:parent-style-name="Standard">
      <style:paragraph-properties fo:margin-top="0in" fo:margin-bottom="0in" loext:contextual-spacing="false"/>
      <style:text-properties officeooo:paragraph-rsid="00115606"/>
    </style:style>
    <style:style style:name="P40" style:family="paragraph" style:parent-style-name="Standard">
      <style:paragraph-properties fo:margin-left="0.4917in" fo:margin-right="0in" fo:margin-top="0in" fo:margin-bottom="0in" loext:contextual-spacing="fals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officeooo:paragraph-rsid="00115606" style:font-size-asian="9pt"/>
    </style:style>
    <style:style style:name="P41" style:family="paragraph" style:parent-style-name="Standard">
      <style:paragraph-properties fo:margin-left="0.5902in" fo:margin-right="0in" fo:margin-top="0in" fo:margin-bottom="0in" loext:contextual-spacing="false" fo:line-height="108%" fo:text-indent="0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42" style:family="paragraph" style:parent-style-name="Standard">
      <style:paragraph-properties fo:margin-left="0.5902in" fo:margin-right="0in" fo:margin-top="0in" fo:margin-bottom="0in" loext:contextual-spacing="false" fo:line-height="100%" fo:text-indent="0in" style:auto-text-indent="false"/>
      <style:text-properties officeooo:paragraph-rsid="00115606"/>
    </style:style>
    <style:style style:name="P43" style:family="paragraph" style:parent-style-name="Standard">
      <style:paragraph-properties fo:margin-left="0.5902in" fo:margin-right="0in" fo:margin-top="0in" fo:margin-bottom="0in" loext:contextual-spacing="false" fo:line-height="100%" fo:text-indent="0in" style:auto-text-indent="false"/>
      <style:text-properties style:font-name="Century Gothic" fo:font-size="9pt" officeooo:paragraph-rsid="00115606" style:font-size-asian="9pt" style:font-size-complex="12pt"/>
    </style:style>
    <style:style style:name="P44" style:family="paragraph" style:parent-style-name="Standard">
      <style:paragraph-properties fo:margin-left="0.252in" fo:margin-right="2.3626in" fo:margin-top="0in" fo:margin-bottom="0in" loext:contextual-spacing="fals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officeooo:paragraph-rsid="00115606" style:font-size-asian="9pt"/>
    </style:style>
    <style:style style:name="P45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fo:font-weight="bold" officeooo:paragraph-rsid="00115606" style:font-size-asian="9pt" style:font-weight-asian="bold"/>
    </style:style>
    <style:style style:name="P46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style:font-name="Century Gothic" fo:font-size="9pt" officeooo:paragraph-rsid="00115606" style:font-size-asian="9pt" style:font-size-complex="9pt"/>
    </style:style>
    <style:style style:name="P47" style:family="paragraph" style:parent-style-name="Standard">
      <style:paragraph-properties fo:margin-left="0.472in" fo:margin-right="0in" fo:margin-top="0in" fo:margin-bottom="0in" loext:contextual-spacing="false" fo:line-height="100%" fo:text-indent="0in" style:auto-text-indent="false"/>
      <style:text-properties style:font-name="Century Gothic" fo:font-size="9pt" officeooo:paragraph-rsid="00115606" style:font-size-asian="9pt" style:font-size-complex="9pt"/>
    </style:style>
    <style:style style:name="P48" style:family="paragraph" style:parent-style-name="Standard">
      <style:paragraph-properties fo:margin-left="0.472in" fo:margin-right="0in" fo:margin-top="0in" fo:margin-bottom="0in" loext:contextual-spacing="false" fo:line-height="100%" fo:text-indent="0in" style:auto-text-indent="false"/>
      <style:text-properties style:font-name="Century Gothic" fo:font-size="9pt" officeooo:paragraph-rsid="00115606" style:font-size-asian="9pt" style:font-size-complex="9pt"/>
    </style:style>
    <style:style style:name="P49" style:family="paragraph" style:parent-style-name="Standard">
      <style:paragraph-properties fo:margin-left="0.1965in" fo:margin-right="0in" fo:margin-top="0in" fo:margin-bottom="0in" loext:contextual-spacing="false" fo:line-height="100%" fo:text-indent="0in" style:auto-text-indent="false"/>
      <style:text-properties style:font-name="Century Gothic" fo:font-size="9pt" officeooo:paragraph-rsid="00115606" style:font-size-asian="9pt" style:font-size-complex="9pt"/>
    </style:style>
    <style:style style:name="P50" style:family="paragraph" style:parent-style-name="Standard" style:master-page-name="Standard">
      <style:paragraph-properties style:page-number="auto"/>
      <style:text-properties officeooo:paragraph-rsid="00115606"/>
    </style:style>
    <style:style style:name="P51" style:family="paragraph" style:parent-style-name="Standard_20__28_user_29_" style:list-style-name="WWNum20">
      <style:paragraph-properties fo:margin-left="2.8091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52" style:family="paragraph" style:parent-style-name="Standard_20__28_user_29_" style:list-style-name="WWNum22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53" style:family="paragraph" style:parent-style-name="Standard_20__28_user_29_" style:list-style-name="WWNum33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54" style:family="paragraph" style:parent-style-name="Standard_20__28_user_29_" style:list-style-name="WWNum45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55" style:family="paragraph" style:parent-style-name="Standard_20__28_user_29_" style:list-style-name="WWNum34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56" style:family="paragraph" style:parent-style-name="Standard_20__28_user_29_" style:list-style-name="WWNum35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57" style:family="paragraph" style:parent-style-name="Standard_20__28_user_29_" style:list-style-name="WWNum38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58" style:family="paragraph" style:parent-style-name="Standard_20__28_user_29_" style:list-style-name="WWNum20">
      <style:paragraph-properties fo:margin-left="0.4465in" fo:margin-right="2.3626in" fo:margin-top="0in" fo:margin-bottom="0in" loext:contextual-spacing="false" fo:text-align="justify" style:justify-single-word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59" style:family="paragraph" style:parent-style-name="Standard_20__28_user_29_" style:list-style-name="WWNum22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60" style:family="paragraph" style:parent-style-name="Standard_20__28_user_29_" style:list-style-name="WWNum33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61" style:family="paragraph" style:parent-style-name="Standard_20__28_user_29_" style:list-style-name="WWNum45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62" style:family="paragraph" style:parent-style-name="Standard_20__28_user_29_" style:list-style-name="WWNum34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63" style:family="paragraph" style:parent-style-name="Standard_20__28_user_29_" style:list-style-name="WWNum35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64" style:family="paragraph" style:parent-style-name="Standard_20__28_user_29_" style:list-style-name="WWNum36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65" style:family="paragraph" style:parent-style-name="Standard_20__28_user_29_">
      <style:paragraph-properties fo:margin-top="0in" fo:margin-bottom="0in" loext:contextual-spacing="false">
        <style:tab-stops>
          <style:tab-stop style:position="2.6146in"/>
        </style:tab-stops>
      </style:paragraph-properties>
      <style:text-properties style:font-name="Century Gothic" fo:font-size="9pt" fo:font-weight="bold" officeooo:paragraph-rsid="00115606" style:font-size-asian="9pt" style:font-weight-asian="bold" style:font-size-complex="9pt"/>
    </style:style>
    <style:style style:name="P66" style:family="paragraph" style:parent-style-name="Standard_20__28_user_29_">
      <style:paragraph-properties fo:margin-top="0in" fo:margin-bottom="0in" loext:contextual-spacing="false">
        <style:tab-stops>
          <style:tab-stop style:position="2.6146in"/>
        </style:tab-stops>
      </style:paragraph-properties>
      <style:text-properties style:font-name="Century Gothic" fo:language="it" fo:country="IT" officeooo:paragraph-rsid="00115606"/>
    </style:style>
    <style:style style:name="P67" style:family="paragraph" style:parent-style-name="Standard_20__28_user_29_">
      <style:paragraph-properties fo:margin-top="0in" fo:margin-bottom="0in" loext:contextual-spacing="false">
        <style:tab-stops>
          <style:tab-stop style:position="2.6146in"/>
        </style:tab-stops>
      </style:paragraph-properties>
      <style:text-properties officeooo:paragraph-rsid="00115606"/>
    </style:style>
    <style:style style:name="P68" style:family="paragraph" style:parent-style-name="Standard_20__28_user_29_" style:list-style-name="WWNum45">
      <style:paragraph-properties fo:margin-left="0.502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69" style:family="paragraph" style:parent-style-name="Standard_20__28_user_29_" style:list-style-name="WWNum38">
      <style:paragraph-properties fo:margin-left="0.502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70" style:family="paragraph" style:parent-style-name="List_20_Paragraph" style:list-style-name="WWNum2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officeooo:paragraph-rsid="00115606"/>
    </style:style>
    <style:style style:name="P71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officeooo:paragraph-rsid="00115606"/>
    </style:style>
    <style:style style:name="P72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officeooo:paragraph-rsid="00115606"/>
    </style:style>
    <style:style style:name="P73" style:family="paragraph" style:parent-style-name="List_20_Paragraph" style:list-style-name="WWNum5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officeooo:paragraph-rsid="00115606"/>
    </style:style>
    <style:style style:name="P74" style:family="paragraph" style:parent-style-name="List_20_Paragraph" style:list-style-name="WWNum15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officeooo:paragraph-rsid="00115606"/>
    </style:style>
    <style:style style:name="P75" style:family="paragraph" style:parent-style-name="List_20_Paragraph" style:list-style-name="WWNum15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officeooo:paragraph-rsid="00115606"/>
    </style:style>
    <style:style style:name="P76" style:family="paragraph" style:parent-style-name="List_20_Paragraph" style:list-style-name="WWNum26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officeooo:paragraph-rsid="00115606"/>
    </style:style>
    <style:style style:name="P77" style:family="paragraph" style:parent-style-name="List_20_Paragraph">
      <style:paragraph-properties fo:margin-top="0in" fo:margin-bottom="0in" loext:contextual-spacing="true" fo:line-height="100%">
        <style:tab-stops>
          <style:tab-stop style:position="2.1665in"/>
        </style:tab-stops>
      </style:paragraph-properties>
      <style:text-properties officeooo:paragraph-rsid="00115606"/>
    </style:style>
    <style:style style:name="P78" style:family="paragraph" style:parent-style-name="List_20_Paragraph" style:list-style-name="WWNum7">
      <style:paragraph-properties fo:margin-top="0in" fo:margin-bottom="0in" loext:contextual-spacing="true" fo:line-height="100%"/>
      <style:text-properties officeooo:paragraph-rsid="00115606"/>
    </style:style>
    <style:style style:name="P79" style:family="paragraph" style:parent-style-name="List_20_Paragraph" style:list-style-name="WWNum10">
      <style:paragraph-properties fo:margin-top="0in" fo:margin-bottom="0in" loext:contextual-spacing="true" fo:line-height="100%"/>
      <style:text-properties officeooo:paragraph-rsid="00115606"/>
    </style:style>
    <style:style style:name="P80" style:family="paragraph" style:parent-style-name="List_20_Paragraph" style:list-style-name="WWNum9">
      <style:paragraph-properties fo:margin-top="0in" fo:margin-bottom="0in" loext:contextual-spacing="true" fo:line-height="100%"/>
      <style:text-properties officeooo:paragraph-rsid="00115606"/>
    </style:style>
    <style:style style:name="P81" style:family="paragraph" style:parent-style-name="List_20_Paragraph" style:list-style-name="WWNum9">
      <style:paragraph-properties fo:margin-top="0in" fo:margin-bottom="0in" loext:contextual-spacing="true" fo:line-height="100%"/>
      <style:text-properties officeooo:paragraph-rsid="00115606"/>
    </style:style>
    <style:style style:name="P82" style:family="paragraph" style:parent-style-name="List_20_Paragraph" style:list-style-name="WWNum2">
      <style:paragraph-properties fo:margin-top="0in" fo:margin-bottom="0in" loext:contextual-spacing="true" fo:line-height="100%"/>
      <style:text-properties officeooo:paragraph-rsid="00115606"/>
    </style:style>
    <style:style style:name="P83" style:family="paragraph" style:parent-style-name="List_20_Paragraph" style:list-style-name="WWNum5">
      <style:paragraph-properties fo:margin-top="0in" fo:margin-bottom="0in" loext:contextual-spacing="true" fo:line-height="100%" fo:text-align="justify" style:justify-single-word="false">
        <style:tab-stops>
          <style:tab-stop style:position="2.6146in"/>
        </style:tab-stops>
      </style:paragraph-properties>
      <style:text-properties officeooo:paragraph-rsid="00115606"/>
    </style:style>
    <style:style style:name="P84" style:family="paragraph" style:parent-style-name="List_20_Paragraph" style:list-style-name="WWNum18">
      <style:paragraph-properties fo:margin-top="0in" fo:margin-bottom="0in" loext:contextual-spacing="true" fo:line-height="100%"/>
      <style:text-properties officeooo:paragraph-rsid="00115606"/>
    </style:style>
    <style:style style:name="P85" style:family="paragraph" style:parent-style-name="List_20_Paragraph" style:list-style-name="WWNum17">
      <style:paragraph-properties fo:margin-top="0in" fo:margin-bottom="0in" loext:contextual-spacing="true" fo:line-height="100%"/>
      <style:text-properties officeooo:paragraph-rsid="00115606"/>
    </style:style>
    <style:style style:name="P86" style:family="paragraph" style:parent-style-name="List_20_Paragraph" style:list-style-name="WWNum17">
      <style:paragraph-properties fo:margin-top="0in" fo:margin-bottom="0in" loext:contextual-spacing="true" fo:line-height="100%"/>
      <style:text-properties officeooo:paragraph-rsid="00115606"/>
    </style:style>
    <style:style style:name="P87" style:family="paragraph" style:parent-style-name="List_20_Paragraph" style:list-style-name="WWNum21">
      <style:paragraph-properties fo:margin-top="0in" fo:margin-bottom="0in" loext:contextual-spacing="true" fo:line-height="100%"/>
      <style:text-properties officeooo:paragraph-rsid="00115606"/>
    </style:style>
    <style:style style:name="P88" style:family="paragraph" style:parent-style-name="List_20_Paragraph" style:list-style-name="WWNum21">
      <style:paragraph-properties fo:margin-top="0in" fo:margin-bottom="0in" loext:contextual-spacing="true" fo:line-height="100%"/>
      <style:text-properties officeooo:paragraph-rsid="00115606"/>
    </style:style>
    <style:style style:name="P89" style:family="paragraph" style:parent-style-name="List_20_Paragraph" style:list-style-name="WWNum24">
      <style:paragraph-properties fo:margin-top="0in" fo:margin-bottom="0in" loext:contextual-spacing="true" fo:line-height="100%"/>
      <style:text-properties officeooo:paragraph-rsid="00115606"/>
    </style:style>
    <style:style style:name="P90" style:family="paragraph" style:parent-style-name="List_20_Paragraph" style:list-style-name="WWNum26">
      <style:paragraph-properties fo:margin-top="0in" fo:margin-bottom="0in" loext:contextual-spacing="true" fo:line-height="100%"/>
      <style:text-properties officeooo:paragraph-rsid="00115606"/>
    </style:style>
    <style:style style:name="P91" style:family="paragraph" style:parent-style-name="List_20_Paragraph" style:list-style-name="WWNum26">
      <style:paragraph-properties fo:margin-top="0in" fo:margin-bottom="0in" loext:contextual-spacing="true" fo:line-height="100%"/>
      <style:text-properties officeooo:paragraph-rsid="00115606"/>
    </style:style>
    <style:style style:name="P92" style:family="paragraph" style:parent-style-name="List_20_Paragraph" style:list-style-name="WWNum26">
      <style:paragraph-properties fo:margin-top="0in" fo:margin-bottom="0in" loext:contextual-spacing="true" fo:line-height="100%" fo:hyphenation-ladder-count="no-limit" style:vertical-align="baseline">
        <style:tab-stops>
          <style:tab-stop style:position="3.1146in"/>
        </style:tab-stops>
      </style:paragraph-properties>
      <style:text-properties officeooo:paragraph-rsid="00115606" fo:hyphenate="false" fo:hyphenation-remain-char-count="2" fo:hyphenation-push-char-count="2"/>
    </style:style>
    <style:style style:name="P93" style:family="paragraph" style:parent-style-name="List_20_Paragraph" style:list-style-name="WWNum44">
      <style:paragraph-properties fo:margin-top="0in" fo:margin-bottom="0in" loext:contextual-spacing="true" fo:line-height="100%"/>
      <style:text-properties officeooo:paragraph-rsid="00115606"/>
    </style:style>
    <style:style style:name="P94" style:family="paragraph" style:parent-style-name="List_20_Paragraph">
      <style:paragraph-properties fo:margin-top="0in" fo:margin-bottom="0in" loext:contextual-spacing="true" fo:line-height="100%"/>
      <style:text-properties officeooo:paragraph-rsid="00115606"/>
    </style:style>
    <style:style style:name="P95" style:family="paragraph" style:parent-style-name="List_20_Paragraph">
      <style:paragraph-properties fo:margin-top="0in" fo:margin-bottom="0in" loext:contextual-spacing="true" fo:line-height="100%"/>
      <style:text-properties officeooo:paragraph-rsid="00115606"/>
    </style:style>
    <style:style style:name="P96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10pt" officeooo:paragraph-rsid="00115606" style:font-size-asian="10pt" style:font-size-complex="12pt"/>
    </style:style>
    <style:style style:name="P97" style:family="paragraph" style:parent-style-name="List_20_Paragraph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9pt" fo:font-weight="bold" officeooo:paragraph-rsid="00115606" style:font-size-asian="9pt" style:font-weight-asian="bold"/>
    </style:style>
    <style:style style:name="P98" style:family="paragraph" style:parent-style-name="List_20_Paragraph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9pt" fo:font-weight="bold" officeooo:paragraph-rsid="00115606" style:font-size-asian="9pt" style:font-weight-asian="bold"/>
    </style:style>
    <style:style style:name="P99" style:family="paragraph" style:parent-style-name="List_20_Paragraph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9pt" officeooo:paragraph-rsid="00115606" style:font-size-asian="9pt"/>
    </style:style>
    <style:style style:name="P100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officeooo:paragraph-rsid="00115606" style:font-size-asian="9pt" style:font-size-complex="12pt"/>
    </style:style>
    <style:style style:name="P101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officeooo:paragraph-rsid="00115606" style:font-size-asian="9pt" style:font-size-complex="12pt"/>
    </style:style>
    <style:style style:name="P102" style:family="paragraph" style:parent-style-name="List_20_Paragraph" style:list-style-name="WWNum26">
      <style:paragraph-properties fo:margin-top="0in" fo:margin-bottom="0in" loext:contextual-spacing="true" fo:line-height="100%"/>
      <style:text-properties style:font-name="Century Gothic" fo:font-size="9pt" officeooo:paragraph-rsid="00115606" style:font-size-asian="9pt" style:font-size-complex="9pt"/>
    </style:style>
    <style:style style:name="P103" style:family="paragraph" style:parent-style-name="List_20_Paragraph" style:list-style-name="WWNum26">
      <style:paragraph-properties fo:margin-top="0in" fo:margin-bottom="0in" loext:contextual-spacing="true" fo:line-height="100%"/>
      <style:text-properties style:font-name="Century Gothic" fo:font-size="9pt" officeooo:paragraph-rsid="00115606" style:font-size-asian="9pt" style:font-size-complex="9pt"/>
    </style:style>
    <style:style style:name="P104" style:family="paragraph" style:parent-style-name="List_20_Paragraph">
      <style:paragraph-properties fo:margin-top="0in" fo:margin-bottom="0in" loext:contextual-spacing="true" fo:line-height="100%" fo:text-align="center" style:justify-single-word="false"/>
      <style:text-properties style:font-name="Century Gothic" fo:font-size="9pt" officeooo:paragraph-rsid="00115606" style:font-size-asian="9pt" style:font-size-complex="9pt"/>
    </style:style>
    <style:style style:name="P105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officeooo:paragraph-rsid="00115606" style:font-size-asian="9pt" style:font-size-complex="9pt"/>
    </style:style>
    <style:style style:name="P106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officeooo:paragraph-rsid="00115606" style:font-size-asian="9pt" style:font-size-complex="9pt"/>
    </style:style>
    <style:style style:name="P107" style:family="paragraph" style:parent-style-name="List_20_Paragraph">
      <style:paragraph-properties fo:margin-top="0in" fo:margin-bottom="0in" loext:contextual-spacing="true" fo:line-height="108%"/>
      <style:text-properties style:font-name="Century Gothic" fo:font-size="9pt" officeooo:paragraph-rsid="00115606" style:font-size-asian="9pt" style:font-size-complex="9pt"/>
    </style:style>
    <style:style style:name="P108" style:family="paragraph" style:parent-style-name="List_20_Paragraph">
      <style:paragraph-properties fo:margin-top="0in" fo:margin-bottom="0in" loext:contextual-spacing="true" fo:line-height="108%"/>
      <style:text-properties style:font-name="Century Gothic" fo:font-size="9pt" officeooo:paragraph-rsid="00115606" style:font-size-asian="9pt" style:font-size-complex="9pt"/>
    </style:style>
    <style:style style:name="P109" style:family="paragraph" style:parent-style-name="List_20_Paragraph">
      <style:paragraph-properties fo:margin-top="0in" fo:margin-bottom="0in" loext:contextual-spacing="true"/>
      <style:text-properties style:font-name="Century Gothic" fo:font-size="9pt" officeooo:paragraph-rsid="00115606" style:font-size-asian="9pt" style:font-size-complex="9pt"/>
    </style:style>
    <style:style style:name="P110" style:family="paragraph" style:parent-style-name="List_20_Paragraph">
      <style:paragraph-properties fo:margin-top="0in" fo:margin-bottom="0in" loext:contextual-spacing="true" fo:line-height="108%"/>
      <style:text-properties style:font-name="Century Gothic" fo:font-size="9pt" officeooo:paragraph-rsid="00115606" style:font-size-asian="9pt"/>
    </style:style>
    <style:style style:name="P111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fo:language="en" fo:country="US" officeooo:paragraph-rsid="00115606" style:font-size-asian="9pt" style:font-size-complex="9pt"/>
    </style:style>
    <style:style style:name="P112" style:family="paragraph" style:parent-style-name="List_20_Paragraph" style:list-style-name="WWNum1">
      <style:paragraph-properties fo:margin-left="0.4465in" fo:margin-right="2.3626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13" style:family="paragraph" style:parent-style-name="List_20_Paragraph" style:list-style-name="WWNum40">
      <style:paragraph-properties fo:margin-left="0.4465in" fo:margin-right="2.3626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14" style:family="paragraph" style:parent-style-name="List_20_Paragraph" style:list-style-name="WWNum6">
      <style:paragraph-properties fo:margin-left="0.4465in" fo:margin-right="2.3626in" fo:margin-top="0in" fo:margin-bottom="0in" loext:contextual-spacing="true" fo:line-height="100%" fo:text-indent="-0.25in" style:auto-text-indent="false"/>
      <style:text-properties officeooo:paragraph-rsid="00115606"/>
    </style:style>
    <style:style style:name="P115" style:family="paragraph" style:parent-style-name="List_20_Paragraph" style:list-style-name="WWNum6">
      <style:paragraph-properties fo:margin-left="0.4465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16" style:family="paragraph" style:parent-style-name="List_20_Paragraph" style:list-style-name="WWNum4">
      <style:paragraph-properties fo:margin-left="0.4465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17" style:family="paragraph" style:parent-style-name="List_20_Paragraph" style:list-style-name="WWNum23">
      <style:paragraph-properties fo:margin-left="0.4465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18" style:family="paragraph" style:parent-style-name="List_20_Paragraph" style:list-style-name="WWNum8">
      <style:paragraph-properties fo:margin-left="0.4465in" fo:margin-right="2.3626in" fo:margin-top="0in" fo:margin-bottom="0in" loext:contextual-spacing="true" fo:line-height="100%" fo:text-indent="-0.25in" style:auto-text-indent="false"/>
      <style:text-properties officeooo:paragraph-rsid="00115606"/>
    </style:style>
    <style:style style:name="P119" style:family="paragraph" style:parent-style-name="List_20_Paragraph" style:list-style-name="WWNum29">
      <style:paragraph-properties fo:margin-left="0.4465in" fo:margin-right="2.3626in" fo:margin-top="0in" fo:margin-bottom="0in" loext:contextual-spacing="true" fo:line-height="100%" fo:text-indent="-0.25in" style:auto-text-indent="false"/>
      <style:text-properties officeooo:paragraph-rsid="00115606"/>
    </style:style>
    <style:style style:name="P120" style:family="paragraph" style:parent-style-name="List_20_Paragraph" style:list-style-name="WWNum30">
      <style:paragraph-properties fo:margin-left="0.4465in" fo:margin-right="2.3626in" fo:margin-top="0in" fo:margin-bottom="0in" loext:contextual-spacing="true" fo:line-height="100%" fo:text-indent="-0.25in" style:auto-text-indent="false"/>
      <style:text-properties officeooo:paragraph-rsid="00115606"/>
    </style:style>
    <style:style style:name="P121" style:family="paragraph" style:parent-style-name="List_20_Paragraph" style:list-style-name="WWNum20">
      <style:paragraph-properties fo:margin-left="0.4465in" fo:margin-right="2.3626in" fo:margin-top="0in" fo:margin-bottom="0in" loext:contextual-spacing="true" fo:text-indent="-0.25in" style:auto-text-indent="false"/>
      <style:text-properties officeooo:paragraph-rsid="00115606"/>
    </style:style>
    <style:style style:name="P122" style:family="paragraph" style:parent-style-name="List_20_Paragraph">
      <style:paragraph-properties fo:margin-left="0.4465in" fo:margin-right="0in" fo:margin-top="0in" fo:margin-bottom="0.111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officeooo:paragraph-rsid="00115606" style:font-size-asian="9pt"/>
    </style:style>
    <style:style style:name="P123" style:family="paragraph" style:parent-style-name="List_20_Paragraph">
      <style:paragraph-properties fo:margin-left="0.4465in" fo:margin-right="0in" fo:margin-top="0in" fo:margin-bottom="0.111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officeooo:paragraph-rsid="00115606" style:font-size-asian="9pt" style:font-size-complex="9pt"/>
    </style:style>
    <style:style style:name="P124" style:family="paragraph" style:parent-style-name="List_20_Paragraph" style:list-style-name="WWNum1">
      <style:paragraph-properties fo:margin-left="2.7693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25" style:family="paragraph" style:parent-style-name="List_20_Paragraph" style:list-style-name="WWNum40">
      <style:paragraph-properties fo:margin-left="2.7693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26" style:family="paragraph" style:parent-style-name="List_20_Paragraph" style:list-style-name="WWNum41">
      <style:paragraph-properties fo:margin-left="2.7693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27" style:family="paragraph" style:parent-style-name="List_20_Paragraph" style:list-style-name="WWNum40">
      <style:paragraph-properties fo:margin-left="2.7693in" fo:margin-right="0in" fo:margin-top="0in" fo:margin-bottom="0in" loext:contextual-spacing="true" fo:line-height="108%" fo:text-indent="-0.25in" style:auto-text-indent="false"/>
      <style:text-properties officeooo:paragraph-rsid="00115606"/>
    </style:style>
    <style:style style:name="P128" style:family="paragraph" style:parent-style-name="List_20_Paragraph">
      <style:paragraph-properties fo:margin-left="2.7693in" fo:margin-right="0in" fo:margin-top="0in" fo:margin-bottom="0.111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officeooo:paragraph-rsid="00115606" style:font-size-asian="9pt"/>
    </style:style>
    <style:style style:name="P129" style:family="paragraph" style:parent-style-name="List_20_Paragraph">
      <style:paragraph-properties fo:margin-left="2.7693in" fo:margin-right="0in" fo:margin-top="0in" fo:margin-bottom="0.111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officeooo:paragraph-rsid="00115606" style:font-size-asian="9pt" style:font-size-complex="9pt"/>
    </style:style>
    <style:style style:name="P130" style:family="paragraph" style:parent-style-name="List_20_Paragraph" style:list-style-name="WWNum1">
      <style:paragraph-properties fo:margin-left="2.8091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31" style:family="paragraph" style:parent-style-name="List_20_Paragraph" style:list-style-name="WWNum39">
      <style:paragraph-properties fo:margin-left="2.8091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32" style:family="paragraph" style:parent-style-name="List_20_Paragraph" style:list-style-name="WWNum31">
      <style:paragraph-properties fo:margin-left="2.8091in" fo:margin-right="0in" fo:margin-top="0in" fo:margin-bottom="0.111in" loext:contextual-spacing="true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officeooo:paragraph-rsid="00115606" fo:hyphenate="false" fo:hyphenation-remain-char-count="2" fo:hyphenation-push-char-count="2"/>
    </style:style>
    <style:style style:name="P133" style:family="paragraph" style:parent-style-name="List_20_Paragraph" style:list-style-name="WWNum31">
      <style:paragraph-properties fo:margin-left="2.8091in" fo:margin-right="0in" fo:margin-top="0in" fo:margin-bottom="0.111in" loext:contextual-spacing="true" fo:hyphenation-ladder-count="no-limit" fo:text-indent="-0.25in" style:auto-text-indent="false" style:vertical-align="baseline">
        <style:tab-stops>
          <style:tab-stop style:position="0.2445in"/>
        </style:tab-stops>
      </style:paragraph-properties>
      <style:text-properties officeooo:paragraph-rsid="00115606" fo:hyphenate="false" fo:hyphenation-remain-char-count="2" fo:hyphenation-push-char-count="2"/>
    </style:style>
    <style:style style:name="P134" style:family="paragraph" style:parent-style-name="List_20_Paragraph" style:list-style-name="WWNum6">
      <style:paragraph-properties fo:margin-left="2.8091in" fo:margin-right="0in" fo:margin-top="0in" fo:margin-bottom="0in" loext:contextual-spacing="true" fo:line-height="100%" fo:text-indent="-0.25in" style:auto-text-indent="false"/>
      <style:text-properties officeooo:paragraph-rsid="00115606"/>
    </style:style>
    <style:style style:name="P135" style:family="paragraph" style:parent-style-name="List_20_Paragraph" style:list-style-name="WWNum6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36" style:family="paragraph" style:parent-style-name="List_20_Paragraph" style:list-style-name="WWNum4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37" style:family="paragraph" style:parent-style-name="List_20_Paragraph" style:list-style-name="WWNum12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38" style:family="paragraph" style:parent-style-name="List_20_Paragraph" style:list-style-name="WWNum13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39" style:family="paragraph" style:parent-style-name="List_20_Paragraph" style:list-style-name="WWNum14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40" style:family="paragraph" style:parent-style-name="List_20_Paragraph" style:list-style-name="WWNum16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41" style:family="paragraph" style:parent-style-name="List_20_Paragraph" style:list-style-name="WWNum23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42" style:family="paragraph" style:parent-style-name="List_20_Paragraph" style:list-style-name="WWNum25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43" style:family="paragraph" style:parent-style-name="List_20_Paragraph" style:list-style-name="WWNum27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44" style:family="paragraph" style:parent-style-name="List_20_Paragraph" style:list-style-name="WWNum8">
      <style:paragraph-properties fo:margin-left="2.8091in" fo:margin-right="0in" fo:margin-top="0in" fo:margin-bottom="0in" loext:contextual-spacing="true" fo:line-height="100%" fo:text-indent="-0.25in" style:auto-text-indent="false"/>
      <style:text-properties officeooo:paragraph-rsid="00115606"/>
    </style:style>
    <style:style style:name="P145" style:family="paragraph" style:parent-style-name="List_20_Paragraph" style:list-style-name="WWNum12">
      <style:paragraph-properties fo:margin-left="2.8091in" fo:margin-right="0in" fo:margin-top="0in" fo:margin-bottom="0in" loext:contextual-spacing="true" fo:line-height="100%" fo:text-indent="-0.25in" style:auto-text-indent="false"/>
      <style:text-properties officeooo:paragraph-rsid="00115606"/>
    </style:style>
    <style:style style:name="P146" style:family="paragraph" style:parent-style-name="List_20_Paragraph" style:list-style-name="WWNum19">
      <style:paragraph-properties fo:margin-left="2.8091in" fo:margin-right="0in" fo:margin-top="0in" fo:margin-bottom="0in" loext:contextual-spacing="true" fo:line-height="100%" fo:text-indent="-0.25in" style:auto-text-indent="false"/>
      <style:text-properties officeooo:paragraph-rsid="00115606"/>
    </style:style>
    <style:style style:name="P147" style:family="paragraph" style:parent-style-name="List_20_Paragraph" style:list-style-name="WWNum28">
      <style:paragraph-properties fo:margin-left="2.8091in" fo:margin-right="0in" fo:margin-top="0in" fo:margin-bottom="0in" loext:contextual-spacing="true" fo:line-height="100%" fo:text-indent="-0.25in" style:auto-text-indent="false"/>
      <style:text-properties officeooo:paragraph-rsid="00115606"/>
    </style:style>
    <style:style style:name="P148" style:family="paragraph" style:parent-style-name="List_20_Paragraph" style:list-style-name="WWNum29">
      <style:paragraph-properties fo:margin-left="2.8091in" fo:margin-right="0in" fo:margin-top="0in" fo:margin-bottom="0in" loext:contextual-spacing="true" fo:line-height="100%" fo:text-indent="-0.25in" style:auto-text-indent="false"/>
      <style:text-properties officeooo:paragraph-rsid="00115606"/>
    </style:style>
    <style:style style:name="P149" style:family="paragraph" style:parent-style-name="List_20_Paragraph" style:list-style-name="WWNum30">
      <style:paragraph-properties fo:margin-left="2.8091in" fo:margin-right="0in" fo:margin-top="0in" fo:margin-bottom="0in" loext:contextual-spacing="true" fo:line-height="100%" fo:text-indent="-0.25in" style:auto-text-indent="false"/>
      <style:text-properties officeooo:paragraph-rsid="00115606"/>
    </style:style>
    <style:style style:name="P150" style:family="paragraph" style:parent-style-name="List_20_Paragraph" style:list-style-name="WWNum37">
      <style:paragraph-properties fo:margin-left="2.8091in" fo:margin-right="0in" fo:margin-top="0in" fo:margin-bottom="0in" loext:contextual-spacing="true" fo:line-height="100%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officeooo:paragraph-rsid="00115606" fo:hyphenate="false" fo:hyphenation-remain-char-count="2" fo:hyphenation-push-char-count="2"/>
    </style:style>
    <style:style style:name="P151" style:family="paragraph" style:parent-style-name="List_20_Paragraph" style:list-style-name="WWNum42">
      <style:paragraph-properties fo:margin-left="2.8091in" fo:margin-right="0in" fo:margin-top="0in" fo:margin-bottom="0in" loext:contextual-spacing="true" fo:line-height="100%" fo:text-indent="-0.25in" style:auto-text-indent="false"/>
      <style:text-properties officeooo:paragraph-rsid="00115606"/>
    </style:style>
    <style:style style:name="P152" style:family="paragraph" style:parent-style-name="List_20_Paragraph" style:list-style-name="WWNum43">
      <style:paragraph-properties fo:margin-left="2.8091in" fo:margin-right="0in" fo:margin-top="0in" fo:margin-bottom="0in" loext:contextual-spacing="true" fo:line-height="100%" fo:text-indent="-0.25in" style:auto-text-indent="false"/>
      <style:text-properties officeooo:paragraph-rsid="00115606"/>
    </style:style>
    <style:style style:name="P153" style:family="paragraph" style:parent-style-name="List_20_Paragraph" style:list-style-name="WWNum20">
      <style:paragraph-properties fo:margin-left="2.8091in" fo:margin-right="0in" fo:margin-top="0in" fo:margin-bottom="0in" loext:contextual-spacing="true" fo:text-indent="-0.25in" style:auto-text-indent="false"/>
      <style:text-properties officeooo:paragraph-rsid="00115606"/>
    </style:style>
    <style:style style:name="P154" style:family="paragraph" style:parent-style-name="List_20_Paragraph">
      <style:paragraph-properties fo:margin-left="2.8091in" fo:margin-right="0in" fo:margin-top="0in" fo:margin-bottom="0.111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officeooo:paragraph-rsid="00115606" style:font-size-asian="9pt"/>
    </style:style>
    <style:style style:name="P155" style:family="paragraph" style:parent-style-name="List_20_Paragraph">
      <style:paragraph-properties fo:margin-left="2.8091in" fo:margin-right="0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56" style:family="paragraph" style:parent-style-name="List_20_Paragraph">
      <style:paragraph-properties fo:margin-left="2.8091in" fo:margin-right="0in" fo:margin-top="0in" fo:margin-bottom="0in" loext:contextual-spacing="true" fo:line-height="100%" fo:text-indent="0in" style:auto-text-indent="false"/>
      <style:text-properties officeooo:paragraph-rsid="00115606"/>
    </style:style>
    <style:style style:name="P157" style:family="paragraph" style:parent-style-name="List_20_Paragraph" style:list-style-name="WWNum5">
      <style:paragraph-properties fo:margin-left="0.472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58" style:family="paragraph" style:parent-style-name="List_20_Paragraph" style:list-style-name="WWNum5">
      <style:paragraph-properties fo:margin-left="0.472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59" style:family="paragraph" style:parent-style-name="List_20_Paragraph" style:list-style-name="WWNum2">
      <style:paragraph-properties fo:margin-left="0.472in" fo:margin-right="0in" fo:margin-top="0in" fo:margin-bottom="0in" loext:contextual-spacing="true" fo:line-height="100%" fo:text-indent="-0.25in" style:auto-text-indent="false"/>
      <style:text-properties officeooo:paragraph-rsid="00115606"/>
    </style:style>
    <style:style style:name="P160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officeooo:paragraph-rsid="00115606" style:font-size-asian="9pt"/>
    </style:style>
    <style:style style:name="P161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/>
      <style:text-properties style:font-name="Century Gothic" fo:font-size="9pt" officeooo:paragraph-rsid="00115606" style:font-size-asian="9pt" style:font-size-complex="9pt"/>
    </style:style>
    <style:style style:name="P162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63" style:family="paragraph" style:parent-style-name="List_20_Paragraph">
      <style:paragraph-properties fo:margin-left="0.472in" fo:margin-right="0in" fo:margin-top="0in" fo:margin-bottom="0in" loext:contextual-spacing="true" fo:line-height="100%" fo:text-indent="0in" style:auto-text-indent="false"/>
      <style:text-properties style:font-name="Century Gothic" fo:font-size="9pt" officeooo:paragraph-rsid="00115606" style:font-size-asian="9pt" style:font-size-complex="9pt"/>
    </style:style>
    <style:style style:name="P164" style:family="paragraph" style:parent-style-name="List_20_Paragraph" style:list-style-name="WWNum11">
      <style:paragraph-properties fo:margin-left="0.5417in" fo:margin-right="0in" fo:margin-top="0in" fo:margin-bottom="0.111in" loext:contextual-spacing="true" fo:line-height="108%" fo:text-indent="-0.25in" style:auto-text-indent="false"/>
      <style:text-properties officeooo:paragraph-rsid="00115606"/>
    </style:style>
    <style:style style:name="P165" style:family="paragraph" style:parent-style-name="List_20_Paragraph" style:list-style-name="WWNum12">
      <style:paragraph-properties fo:margin-left="0.5256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66" style:family="paragraph" style:parent-style-name="List_20_Paragraph" style:list-style-name="WWNum13">
      <style:paragraph-properties fo:margin-left="0.4862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67" style:family="paragraph" style:parent-style-name="List_20_Paragraph" style:list-style-name="WWNum14">
      <style:paragraph-properties fo:margin-left="0.4862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68" style:family="paragraph" style:parent-style-name="List_20_Paragraph" style:list-style-name="WWNum16">
      <style:paragraph-properties fo:margin-left="0.4862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69" style:family="paragraph" style:parent-style-name="List_20_Paragraph" style:list-style-name="WWNum28">
      <style:paragraph-properties fo:margin-left="0.4862in" fo:margin-right="2.3626in" fo:margin-top="0in" fo:margin-bottom="0in" loext:contextual-spacing="true" fo:line-height="100%" fo:text-indent="-0.25in" style:auto-text-indent="false"/>
      <style:text-properties officeooo:paragraph-rsid="00115606"/>
    </style:style>
    <style:style style:name="P170" style:family="paragraph" style:parent-style-name="List_20_Paragraph" style:list-style-name="WWNum13">
      <style:paragraph-properties fo:margin-left="2.8484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71" style:family="paragraph" style:parent-style-name="List_20_Paragraph" style:list-style-name="WWNum16">
      <style:paragraph-properties fo:margin-left="2.8484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72" style:family="paragraph" style:parent-style-name="List_20_Paragraph" style:list-style-name="WWNum19">
      <style:paragraph-properties fo:margin-left="0.5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73" style:family="paragraph" style:parent-style-name="List_20_Paragraph" style:list-style-name="WWNum25">
      <style:paragraph-properties fo:margin-left="0.5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74" style:family="paragraph" style:parent-style-name="List_20_Paragraph" style:list-style-name="WWNum27">
      <style:paragraph-properties fo:margin-left="0.5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75" style:family="paragraph" style:parent-style-name="List_20_Paragraph" style:list-style-name="WWNum28">
      <style:paragraph-properties fo:margin-left="0.5in" fo:margin-right="2.3626in" fo:margin-top="0in" fo:margin-bottom="0in" loext:contextual-spacing="true" fo:line-height="100%" fo:text-indent="-0.25in" style:auto-text-indent="false"/>
      <style:text-properties officeooo:paragraph-rsid="00115606"/>
    </style:style>
    <style:style style:name="P176" style:family="paragraph" style:parent-style-name="List_20_Paragraph" style:list-style-name="WWNum42">
      <style:paragraph-properties fo:margin-left="0.5in" fo:margin-right="2.3626in" fo:margin-top="0in" fo:margin-bottom="0in" loext:contextual-spacing="true" fo:line-height="100%" fo:text-indent="-0.25in" style:auto-text-indent="false"/>
      <style:text-properties officeooo:paragraph-rsid="00115606"/>
    </style:style>
    <style:style style:name="P177" style:family="paragraph" style:parent-style-name="List_20_Paragraph" style:list-style-name="WWNum43">
      <style:paragraph-properties fo:margin-left="0.5in" fo:margin-right="2.3626in" fo:margin-top="0in" fo:margin-bottom="0in" loext:contextual-spacing="true" fo:line-height="100%" fo:text-indent="-0.25in" style:auto-text-indent="false"/>
      <style:text-properties officeooo:paragraph-rsid="00115606"/>
    </style:style>
    <style:style style:name="P178" style:family="paragraph" style:parent-style-name="List_20_Paragraph" style:list-style-name="WWNum40">
      <style:paragraph-properties fo:margin-left="0.5in" fo:margin-right="2.3626in" fo:margin-top="0in" fo:margin-bottom="0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79" style:family="paragraph" style:parent-style-name="List_20_Paragraph" style:list-style-name="WWNum41">
      <style:paragraph-properties fo:margin-left="0.5in" fo:margin-right="2.3626in" fo:margin-top="0in" fo:margin-bottom="0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80" style:family="paragraph" style:parent-style-name="List_20_Paragraph" style:list-style-name="WWNum32">
      <style:paragraph-properties fo:margin-left="0.5in" fo:margin-right="2.3626in" fo:margin-top="0in" fo:margin-bottom="0.111in" loext:contextual-spacing="true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officeooo:paragraph-rsid="00115606" fo:hyphenate="false" fo:hyphenation-remain-char-count="2" fo:hyphenation-push-char-count="2"/>
    </style:style>
    <style:style style:name="P181" style:family="paragraph" style:parent-style-name="List_20_Paragraph" style:list-style-name="WWNum31">
      <style:paragraph-properties fo:margin-left="0.5in" fo:margin-right="2.3626in" fo:margin-top="0in" fo:margin-bottom="0.111in" loext:contextual-spacing="true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officeooo:paragraph-rsid="00115606" fo:hyphenate="false" fo:hyphenation-remain-char-count="2" fo:hyphenation-push-char-count="2"/>
    </style:style>
    <style:style style:name="P182" style:family="paragraph" style:parent-style-name="List_20_Paragraph" style:list-style-name="WWNum31">
      <style:paragraph-properties fo:margin-left="0.5in" fo:margin-right="2.3626in" fo:margin-top="0in" fo:margin-bottom="0.111in" loext:contextual-spacing="true" fo:hyphenation-ladder-count="no-limit" fo:text-indent="-0.25in" style:auto-text-indent="false" style:vertical-align="baseline">
        <style:tab-stops>
          <style:tab-stop style:position="0.2445in"/>
        </style:tab-stops>
      </style:paragraph-properties>
      <style:text-properties officeooo:paragraph-rsid="00115606" fo:hyphenate="false" fo:hyphenation-remain-char-count="2" fo:hyphenation-push-char-count="2"/>
    </style:style>
    <style:style style:name="P183" style:family="paragraph" style:parent-style-name="List_20_Paragraph" style:list-style-name="WWNum19">
      <style:paragraph-properties fo:margin-left="2.55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84" style:family="paragraph" style:parent-style-name="List_20_Paragraph">
      <style:paragraph-properties fo:margin-left="2.5591in" fo:margin-right="0in" fo:margin-top="0in" fo:margin-bottom="0in" loext:contextual-spacing="true" fo:line-height="100%" fo:text-indent="0in" style:auto-text-indent="false"/>
      <style:text-properties style:font-name="Century Gothic" fo:font-size="9pt" officeooo:paragraph-rsid="00115606" style:font-size-asian="9pt" style:font-size-complex="9pt"/>
    </style:style>
    <style:style style:name="P185" style:family="paragraph" style:parent-style-name="List_20_Paragraph">
      <style:paragraph-properties fo:margin-left="0.5in" fo:margin-right="2.3626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86" style:family="paragraph" style:parent-style-name="List_20_Paragraph">
      <style:paragraph-properties fo:margin-left="0.5in" fo:margin-right="2.3626in" fo:margin-top="0in" fo:margin-bottom="0in" loext:contextual-spacing="true" fo:line-height="100%" fo:text-indent="0in" style:auto-text-indent="false"/>
      <style:text-properties officeooo:paragraph-rsid="00115606"/>
    </style:style>
    <style:style style:name="P187" style:family="paragraph" style:parent-style-name="List_20_Paragraph">
      <style:paragraph-properties fo:margin-left="0.5in" fo:margin-right="2.3626in" fo:margin-top="0in" fo:margin-bottom="0in" loext:contextual-spacing="true" fo:line-height="100%" fo:text-indent="0in" style:auto-text-indent="false"/>
      <style:text-properties style:font-name="Century Gothic" fo:font-size="9pt" officeooo:paragraph-rsid="00115606" style:font-size-asian="9pt" style:font-size-complex="9pt"/>
    </style:style>
    <style:style style:name="P188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officeooo:paragraph-rsid="00115606" style:font-size-asian="9pt" style:font-size-complex="9pt"/>
    </style:style>
    <style:style style:name="P189" style:family="paragraph" style:parent-style-name="List_20_Paragraph">
      <style:paragraph-properties fo:margin-left="0in" fo:margin-right="0in" fo:margin-top="0in" fo:margin-bottom="0in" loext:contextual-spacing="true" fo:text-indent="0in" style:auto-text-indent="false">
        <style:tab-stops>
          <style:tab-stop style:position="2.6146in"/>
        </style:tab-stops>
      </style:paragraph-properties>
      <style:text-properties style:font-name="Century Gothic" fo:font-size="9pt" officeooo:paragraph-rsid="00115606" style:font-size-asian="9pt" style:font-size-complex="9pt"/>
    </style:style>
    <style:style style:name="P190" style:family="paragraph" style:parent-style-name="List_20_Paragraph">
      <style:paragraph-properties fo:margin-left="0in" fo:margin-right="0in" fo:margin-top="0in" fo:margin-bottom="0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officeooo:paragraph-rsid="00115606" style:font-size-asian="9pt" style:font-size-complex="9pt"/>
    </style:style>
    <style:style style:name="P191" style:family="paragraph" style:parent-style-name="List_20_Paragraph" style:list-style-name="WWNum26">
      <style:paragraph-properties fo:margin-top="0in" fo:margin-bottom="0.111in" loext:contextual-spacing="true" fo:line-height="100%" fo:hyphenation-ladder-count="no-limit" style:vertical-align="baseline">
        <style:tab-stops>
          <style:tab-stop style:position="3.1146in"/>
        </style:tab-stops>
      </style:paragraph-properties>
      <style:text-properties officeooo:paragraph-rsid="00115606" fo:hyphenate="false" fo:hyphenation-remain-char-count="2" fo:hyphenation-push-char-count="2"/>
    </style:style>
    <style:style style:name="P192" style:family="paragraph" style:parent-style-name="List_20_Paragraph" style:list-style-name="WWNum37">
      <style:paragraph-properties fo:margin-left="0.502in" fo:margin-right="2.3626in" fo:margin-top="0in" fo:margin-bottom="0in" loext:contextual-spacing="true" fo:line-height="100%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officeooo:paragraph-rsid="00115606" fo:hyphenate="false" fo:hyphenation-remain-char-count="2" fo:hyphenation-push-char-count="2"/>
    </style:style>
    <style:style style:name="P193" style:family="paragraph" style:parent-style-name="List_20_Paragraph" style:list-style-name="WWNum39">
      <style:paragraph-properties fo:margin-left="0.502in" fo:margin-right="2.3626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94" style:family="paragraph" style:parent-style-name="List_20_Paragraph" style:list-style-name="WWNum41">
      <style:paragraph-properties fo:margin-left="0.502in" fo:margin-right="2.3626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P195" style:family="paragraph" style:parent-style-name="List_20_Paragraph" style:list-style-name="WWNum39">
      <style:paragraph-properties fo:margin-left="0.502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  <style:text-properties officeooo:paragraph-rsid="00115606"/>
    </style:style>
    <style:style style:name="T1" style:family="text">
      <style:text-properties fo:color="#ffffff" style:font-name="Century Gothic" fo:font-weight="bold" style:font-weight-asian="bold" style:font-size-complex="14pt" style:font-weight-complex="bold"/>
    </style:style>
    <style:style style:name="T2" style:family="text">
      <style:text-properties fo:color="#ffffff" style:font-name="Century Gothic" fo:font-weight="bold" style:font-weight-asian="bold" style:font-size-complex="9pt" style:font-weight-complex="bold"/>
    </style:style>
    <style:style style:name="T3" style:family="text">
      <style:text-properties fo:color="#ffffff" style:font-name="Century Gothic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Century Gothic" fo:font-size="9pt" fo:font-weight="bold" style:font-size-asian="9pt" style:font-weight-asian="bold" style:font-size-complex="12pt" style:font-weight-complex="bold"/>
    </style:style>
    <style:style style:name="T5" style:family="text">
      <style:text-properties style:font-name="Century Gothic" fo:font-size="9pt" fo:font-weight="bold" style:font-size-asian="9pt" style:font-weight-asian="bold" style:font-size-complex="9pt"/>
    </style:style>
    <style:style style:name="T6" style:family="text">
      <style:text-properties style:font-name="Century Gothic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Century Gothic" fo:font-size="9pt" style:font-size-asian="9pt"/>
    </style:style>
    <style:style style:name="T8" style:family="text">
      <style:text-properties style:font-name="Century Gothic" fo:font-size="9pt" style:font-size-asian="9pt" style:font-size-complex="12pt"/>
    </style:style>
    <style:style style:name="T9" style:family="text">
      <style:text-properties style:font-name="Century Gothic" fo:font-size="9pt" style:font-size-asian="9pt" style:font-size-complex="9pt"/>
    </style:style>
    <style:style style:name="T10" style:family="text">
      <style:text-properties style:font-name="Century Gothic" fo:font-size="9pt" fo:font-style="italic" style:text-underline-style="solid" style:text-underline-width="auto" style:text-underline-color="font-color" style:font-size-asian="9pt" style:font-style-asian="italic"/>
    </style:style>
    <style:style style:name="T11" style:family="text">
      <style:text-properties style:font-name="Century Gothic" fo:font-size="9pt" fo:font-style="italic" style:text-underline-style="solid" style:text-underline-width="auto" style:text-underline-color="font-color" style:font-size-asian="9pt" style:font-style-asian="italic" style:font-size-complex="9pt"/>
    </style:style>
    <style:style style:name="T12" style:family="text">
      <style:text-properties style:font-name="Century Gothic" fo:font-size="9pt" fo:language="en" fo:country="US" fo:font-weight="bold" style:font-size-asian="9pt" style:font-weight-asian="bold" style:font-size-complex="9pt" style:font-weight-complex="bold"/>
    </style:style>
    <style:style style:name="T13" style:family="text">
      <style:text-properties style:font-name="Century Gothic" fo:font-size="9pt" fo:language="en" fo:country="US" style:font-size-asian="9pt" style:font-size-complex="9pt"/>
    </style:style>
    <style:style style:name="T14" style:family="text">
      <style:text-properties style:font-name="Century Gothic" fo:font-size="9pt" fo:language="it" fo:country="IT" style:font-size-asian="9pt"/>
    </style:style>
    <style:style style:name="T15" style:family="text">
      <style:text-properties style:font-name="Century Gothic" fo:font-size="9pt" fo:language="it" fo:country="IT" style:font-size-asian="9pt" style:font-size-complex="11pt"/>
    </style:style>
    <style:style style:name="T16" style:family="text">
      <style:text-properties style:font-name="Century Gothic" fo:font-size="10pt" fo:font-style="italic" fo:font-weight="bold" style:font-size-asian="10pt" style:font-style-asian="italic" style:font-weight-asian="bold" style:font-size-complex="12pt"/>
    </style:style>
    <style:style style:name="T17" style:family="text">
      <style:text-properties style:font-name="Century Gothic" fo:font-size="10pt" fo:font-style="italic" fo:font-weight="bold" style:font-size-asian="10pt" style:font-style-asian="italic" style:font-weight-asian="bold" style:font-size-complex="9pt"/>
    </style:style>
    <style:style style:name="T18" style:family="text">
      <style:text-properties style:font-name="Century Gothic" fo:font-size="10pt" style:font-size-asian="10pt" style:font-size-complex="12pt"/>
    </style:style>
    <style:style style:name="T19" style:family="text">
      <style:text-properties style:font-name="Century Gothic" fo:font-style="italic" fo:font-weight="bold" style:font-style-asian="italic" style:font-weight-asian="bold" style:font-size-complex="9pt"/>
    </style:style>
    <style:style style:name="T20" style:family="text">
      <style:text-properties style:font-name="Century Gothic" fo:font-size="7pt" fo:language="en" fo:country="US" style:font-size-asian="7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1">UC_1.0</text:span></text:p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8"><text:span text:style-name="T4">NAME</text:span></text:p>
            <text:p text:style-name="P12"/>
          </table:table-cell>
          <table:table-cell table:style-name="Table1.A2" office:value-type="string">
            <text:p text:style-name="P30"/>
            <text:p text:style-name="P8"><text:span text:style-name="T16">RegistrazioneUtente</text:span></text:p>
          </table:table-cell>
        </table:table-row>
        <table:table-row table:style-name="Table1.1">
          <table:table-cell table:style-name="Table1.A3" office:value-type="string">
            <text:p text:style-name="P12"/>
            <text:p text:style-name="P8"><text:span text:style-name="T4">ACTORS</text:span></text:p>
            <text:p text:style-name="P12"/>
          </table:table-cell>
          <table:table-cell table:style-name="Table1.B3" office:value-type="string">
            <text:p text:style-name="P30"/>
            <text:p text:style-name="P8"><text:span text:style-name="T8">UtenteOspite</text:span></text:p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8"><text:span text:style-name="T4">ENTRY CONDITION</text:span></text:p>
            <text:p text:style-name="P12"/>
          </table:table-cell>
          <table:table-cell table:style-name="Table1.A2" office:value-type="string">
            <text:p text:style-name="P30"/>
            <text:list xml:id="list894225952" text:style-name="WWNum2">
              <text:list-item>
                <text:p text:style-name="P70"><text:span text:style-name="T7">UtenteOspite non è né registrato e né loggato e si trova sulla Home page di Sine Charta.</text:span></text:p>
              </text:list-item>
            </text:list>
            <text:p text:style-name="P96"/>
          </table:table-cell>
        </table:table-row>
        <table:table-row table:style-name="Table1.1">
          <table:table-cell table:style-name="Table1.A5" office:value-type="string">
            <text:p text:style-name="P12"/>
            <text:p text:style-name="P8"><text:span text:style-name="T4">FLOW OF EVENTS</text:span></text:p>
            <text:p text:style-name="P12"/>
          </table:table-cell>
          <table:table-cell table:style-name="Table1.B5" office:value-type="string">
            <text:p text:style-name="P40"/>
            <text:p text:style-name="P41"><text:span text:style-name="T7">UTENTE <text:s text:c="67"/>SISTEMA</text:span></text:p>
            <text:p text:style-name="P44"/>
            <text:list xml:id="list1084352468" text:style-name="WWNum1">
              <text:list-item>
                <text:p text:style-name="P112"><text:span text:style-name="T7">UtenteOspite clicca su “Rgistrati”.</text:span></text:p>
              </text:list-item>
            </text:list>
            <text:p text:style-name="P122"/>
            <text:list xml:id="list120024818299180" text:continue-numbering="true" text:style-name="WWNum1">
              <text:list-item>
                <text:p text:style-name="P124"><text:span text:style-name="T7">Sine Charta indirizza l’utente alla pagina contenente il form per la registrazione.</text:span></text:p>
              </text:list-item>
            </text:list>
            <text:p text:style-name="P128"/>
            <text:list xml:id="list120024469546573" text:continue-numbering="true" text:style-name="WWNum1">
              <text:list-item>
                <text:p text:style-name="P112"><text:span text:style-name="T7">UtenteOspite compila i campi Nome, Cognome, Username, E-mail, password e conferma password.</text:span></text:p>
              </text:list-item>
              <text:list-item>
                <text:p text:style-name="P112"><text:span text:style-name="T7">Una volta compilati tutti i campi clicca il pulsante “Registrati” sottomettendoli al sistema.</text:span></text:p>
              </text:list-item>
              <text:list-item>
                <text:p text:style-name="P130"><text:span text:style-name="T7">Sine Charta valuta se i campi del form sono ben formati.</text:span></text:p>
              </text:list-item>
              <text:list-item>
                <text:p text:style-name="P130"><text:span text:style-name="T7">Il sistema valida i campi ben formati.</text:span></text:p>
              </text:list-item>
              <text:list-item>
                <text:p text:style-name="P130"><text:span text:style-name="T7">Viene verificato se sono già presenti username o email.</text:span></text:p>
              </text:list-item>
              <text:list-item>
                <text:p text:style-name="P130"><text:span text:style-name="T7">Il sistema accetta i dati.</text:span></text:p>
              </text:list-item>
              <text:list-item>
                <text:p text:style-name="P130"><text:span text:style-name="T7">Viene inviata tramite email un messaggio con un link di conferma temporaneo all’inidirizzo di posta inserito.</text:span></text:p>
              </text:list-item>
              <text:list-item>
                <text:p text:style-name="P130"><text:span text:style-name="T7">UtenteOspite viene reindirizzato alla Home.</text:span></text:p>
              </text:list-item>
            </text:list>
            <text:p text:style-name="P154"/>
            <text:list xml:id="list120023961444322" text:continue-numbering="true" text:style-name="WWNum1">
              <text:list-item>
                <text:p text:style-name="P112"><text:span text:style-name="T7">UtenteOspite clicca il link di conferma inviato al suo indirizzo email.</text:span></text:p>
              </text:list-item>
              <text:list-item>
                <text:p text:style-name="P130"><text:span text:style-name="T7">Il sistema lo indirizza ad una pagina di benvenuto.</text:span></text:p>
              </text:list-item>
              <text:list-item>
                <text:p text:style-name="P130"><text:span text:style-name="T7">Il sistema registra l’utente a Sine Charta.</text:span></text:p>
              </text:list-item>
              <text:list-item>
                <text:p text:style-name="P130"><text:span text:style-name="T7">L’utente dopo qualche secondo viene reindirizzato alla Home.</text:span></text:p>
              </text:list-item>
            </text:list>
            <text:p text:style-name="P32"/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8"><text:span text:style-name="T4">EXIT CONDITION</text:span></text:p>
            <text:p text:style-name="P12"><text:soft-page-break/></text:p>
          </table:table-cell>
          <table:table-cell table:style-name="Table1.A2" office:value-type="string">
            <text:p text:style-name="P97"/>
            <text:list xml:id="list4013898463" text:style-name="WWNum3">
              <text:list-item>
                <text:p text:style-name="P71"><text:span text:style-name="T7">UtenteOspite è registrato a Sine Charta.</text:span></text:p>
              </text:list-item>
              <text:list-item>
                <text:p text:style-name="P71"><text:soft-page-break/><text:span text:style-name="T7">UtenteOspite diventa UtenteRegistrato.</text:span></text:p>
              </text:list-item>
            </text:list>
            <text:p text:style-name="P45"/>
            <text:p text:style-name="P30"/>
          </table:table-cell>
        </table:table-row>
        <table:table-row table:style-name="Table1.1">
          <table:table-cell table:style-name="Table1.A7" office:value-type="string">
            <text:p text:style-name="P12"/>
            <text:p text:style-name="P8"><text:span text:style-name="T4">QUALITY REQUIREMENTS</text:span></text:p>
            <text:p text:style-name="P12"/>
          </table:table-cell>
          <table:table-cell table:style-name="Table1.B7" office:value-type="string">
            <text:p text:style-name="P30"/>
            <text:list xml:id="list120025171521967" text:continue-numbering="true" text:style-name="WWNum3">
              <text:list-item>
                <text:p text:style-name="P71"><text:span text:style-name="T7">Il sistema notifica a UtenteOspite l’avvenuta registrazione entro 1 minuto.</text:span></text:p>
              </text:list-item>
              <text:list-item>
                <text:p text:style-name="P71"><text:span text:style-name="T7">Il sistema invia una mail di benvenuto entro 5 minuti.</text:span></text:p>
              </text:list-item>
            </text:list>
            <text:p text:style-name="P97"/>
          </table:table-cell>
        </table:table-row>
        <table:table-row table:style-name="Table1.1">
          <table:table-cell table:style-name="Table1.A2" office:value-type="string">
            <text:p text:style-name="P8"><text:span text:style-name="T4">EXCEPTIONAL CONDITION</text:span></text:p>
          </table:table-cell>
          <table:table-cell table:style-name="Table1.A2" office:value-type="string">
            <text:p text:style-name="P99"/>
            <text:list xml:id="list120023659424270" text:continue-list="list894225952" text:style-name="WWNum2">
              <text:list-item>
                <text:p text:style-name="P70"><text:span text:style-name="T7">Se al punto 5 il sistema valuta che almeno un campo del form non è ben formato si veda </text:span><text:span text:style-name="T10">UC_1.1</text:span><text:span text:style-name="T7">.</text:span></text:p>
              </text:list-item>
              <text:list-item>
                <text:p text:style-name="P70"><text:span text:style-name="T7">Se al punto 7 il sistema valuta che sono già presenti username o email si veda il caso </text:span><text:span text:style-name="T10">UC_1.1</text:span><text:span text:style-name="T7">.</text:span></text:p>
              </text:list-item>
              <text:list-item>
                <text:p text:style-name="P70"><text:span text:style-name="T7">Se al punto 11 UtenteOspite clicca sul link scaduto <text:s/>si veda </text:span><text:span text:style-name="T10">UC_1.2</text:span><text:span text:style-name="T7">.</text:span></text:p>
              </text:list-item>
            </text:list>
            <text:p text:style-name="P77"><text:span text:style-name="T18"><text:tab/></text:span>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<text:span text:style-name="T1">UC_1.1</text:span></text:p>
          </table:table-cell>
        </table:table-row>
        <table:table-row table:style-name="Table2.1">
          <table:table-cell table:style-name="Table2.A2" office:value-type="string">
            <text:p text:style-name="P12"/>
            <text:p text:style-name="P8"><text:span text:style-name="T4">NAME</text:span></text:p>
            <text:p text:style-name="P12"/>
          </table:table-cell>
          <table:table-cell table:style-name="Table2.A2" office:value-type="string">
            <text:p text:style-name="P15"/>
            <text:p text:style-name="P8"><text:span text:style-name="T16">FormNonConformi</text:span></text:p>
          </table:table-cell>
        </table:table-row>
        <table:table-row table:style-name="Table2.1">
          <table:table-cell table:style-name="Table2.A3" office:value-type="string">
            <text:p text:style-name="P12"/>
            <text:p text:style-name="P8"><text:span text:style-name="T4">ACTORS</text:span></text:p>
            <text:p text:style-name="P12"/>
          </table:table-cell>
          <table:table-cell table:style-name="Table2.B3" office:value-type="string">
            <text:p text:style-name="P15"/>
            <text:p text:style-name="P8"><text:span text:style-name="T8">UtenteOspite</text:span></text:p>
          </table:table-cell>
        </table:table-row>
        <table:table-row table:style-name="Table2.1">
          <table:table-cell table:style-name="Table2.A2" office:value-type="string">
            <text:p text:style-name="P12"/>
            <text:p text:style-name="P8"><text:span text:style-name="T4">ENTRY CONDITION</text:span></text:p>
            <text:p text:style-name="P12"/>
          </table:table-cell>
          <table:table-cell table:style-name="Table2.A2" office:value-type="string">
            <text:p text:style-name="P15"/>
            <text:list xml:id="list189950524" text:style-name="WWNum7">
              <text:list-item>
                <text:p text:style-name="P78"><text:span text:style-name="T7">Al punto 5 del caso </text:span><text:span text:style-name="T10">UC_1.0</text:span><text:span text:style-name="T7"> il sistema valuta che almeno un campo del form non è ben formato.</text:span></text:p>
              </text:list-item>
            </text:list>
            <text:p text:style-name="P100"/>
          </table:table-cell>
        </table:table-row>
        <table:table-row table:style-name="Table2.1">
          <table:table-cell table:style-name="Table2.A5" office:value-type="string">
            <text:p text:style-name="P12"/>
            <text:p text:style-name="P8"><text:span text:style-name="T4">FLOW OF EVENTS</text:span></text:p>
            <text:p text:style-name="P12"/>
          </table:table-cell>
          <table:table-cell table:style-name="Table2.B5" office:value-type="string">
            <text:p text:style-name="P15"/>
            <text:p text:style-name="P42"><text:span text:style-name="T8">UTENTE <text:s text:c="66"/>SISTEMA</text:span></text:p>
            <text:p text:style-name="P43"/>
            <text:list xml:id="list1301002473" text:style-name="WWNum6">
              <text:list-item>
                <text:p text:style-name="P134"><text:span text:style-name="T8">Il sistema avvisa UtenteOspite evidenziando i campi del form da ricompilare.</text:span></text:p>
              </text:list-item>
              <text:list-item>
                <text:p text:style-name="P114"><text:span text:style-name="T8">UtenteOspite compila i campi risultati invalidi.</text:span></text:p>
              </text:list-item>
              <text:list-item>
                <text:p text:style-name="P115"><text:span text:style-name="T7">Una volta compilati tutti i campi clicca il pulsante “Registrati” sottomettendoli al sistema.</text:span></text:p>
              </text:list-item>
              <text:list-item>
                <text:p text:style-name="P135"><text:span text:style-name="T7">Sine Charta valuta se i campi del form sono ben formati.</text:span></text:p>
              </text:list-item>
              <text:list-item>
                <text:p text:style-name="P135"><text:span text:style-name="T7">Il sistema valida i campi ben formati.</text:span></text:p>
              </text:list-item>
              <text:list-item>
                <text:p text:style-name="P135"><text:span text:style-name="T7">Viene verificato se sono già presenti username o email.</text:span></text:p>
              </text:list-item>
              <text:list-item>
                <text:p text:style-name="P135"><text:span text:style-name="T7">Il sistema accetta i dati.</text:span></text:p>
              </text:list-item>
              <text:list-item>
                <text:p text:style-name="P135"><text:span text:style-name="T7">Viene inviata tramite email un messaggio con un link di conferma temporaneo all’inidirizzo di posta inserito.</text:span></text:p>
              </text:list-item>
              <text:list-item>
                <text:p text:style-name="P135"><text:span text:style-name="T7">UtenteOspite viene reindirizzato alla Home.</text:span></text:p>
              </text:list-item>
              <text:list-item>
                <text:p text:style-name="P115"><text:span text:style-name="T7">UtenteOspite clicca il link di conferma inviato al suo indirizzo email.</text:span></text:p>
              </text:list-item>
              <text:list-item>
                <text:p text:style-name="P135"><text:span text:style-name="T7">Il sistema lo indirizza ad una </text:span><text:soft-page-break/><text:span text:style-name="T7">pagina di benvenuto.</text:span></text:p>
              </text:list-item>
              <text:list-item>
                <text:p text:style-name="P135"><text:span text:style-name="T7">Il sistema registra l’utente a Sine Charta.</text:span></text:p>
              </text:list-item>
              <text:list-item>
                <text:p text:style-name="P135"><text:span text:style-name="T7">L’utente dopo qualche secondo viene reindirizzato alla Home.</text:span></text:p>
              </text:list-item>
            </text:list>
            <text:p text:style-name="P100"/>
            <text:p text:style-name="P100"/>
          </table:table-cell>
        </table:table-row>
        <table:table-row table:style-name="Table2.1">
          <table:table-cell table:style-name="Table2.A2" office:value-type="string">
            <text:p text:style-name="P12"/>
            <text:p text:style-name="P8"><text:span text:style-name="T4">EXIT CONDITION</text:span></text:p>
            <text:p text:style-name="P12"/>
          </table:table-cell>
          <table:table-cell table:style-name="Table2.A2" office:value-type="string">
            <text:p text:style-name="P97"/>
            <text:list xml:id="list120025356362046" text:continue-list="list120025171521967" text:style-name="WWNum3">
              <text:list-item>
                <text:p text:style-name="P71"><text:span text:style-name="T7">UtenteOspite è registrato a Sine Charta.</text:span></text:p>
              </text:list-item>
              <text:list-item>
                <text:p text:style-name="P71"><text:span text:style-name="T7">UtenteOspite diventa UtenteRegistrato.</text:span></text:p>
              </text:list-item>
            </text:list>
            <text:p text:style-name="P30"/>
          </table:table-cell>
        </table:table-row>
        <table:table-row table:style-name="Table2.1">
          <table:table-cell table:style-name="Table2.A7" office:value-type="string">
            <text:p text:style-name="P12"/>
            <text:p text:style-name="P8"><text:span text:style-name="T4">QUALITY REQUIREMENTS</text:span></text:p>
            <text:p text:style-name="P12"/>
            <text:p text:style-name="P11"/>
          </table:table-cell>
          <table:table-cell table:style-name="Table2.B7" office:value-type="string">
            <text:p text:style-name="P30"/>
            <text:list xml:id="list120024015007072" text:continue-numbering="true" text:style-name="WWNum3">
              <text:list-item>
                <text:p text:style-name="P71"><text:span text:style-name="T7">Il sistema notifica a UtenteOspite l’avvenuta registrazione entro 1 minuto.</text:span></text:p>
              </text:list-item>
              <text:list-item>
                <text:p text:style-name="P71"><text:span text:style-name="T7">Il sistema invia una mail di benvenuto entro 5 minuti.</text:span></text:p>
              </text:list-item>
            </text:list>
            <text:p text:style-name="P97"/>
          </table:table-cell>
        </table:table-row>
        <table:table-row table:style-name="Table2.1">
          <table:table-cell table:style-name="Table2.A2" office:value-type="string">
            <text:p text:style-name="P8"><text:span text:style-name="T4">EXCEPTIONAL CONDITION</text:span></text:p>
          </table:table-cell>
          <table:table-cell table:style-name="Table2.A2" office:value-type="string">
            <text:p text:style-name="P99"/>
            <text:list xml:id="list120024537185161" text:continue-list="list120023659424270" text:style-name="WWNum2">
              <text:list-item>
                <text:p text:style-name="P70"><text:span text:style-name="T7">Se al punto 4 il sistema valuta che almeno un campo del form non è ben formato si veda </text:span><text:span text:style-name="T10">UC_1.1</text:span><text:span text:style-name="T7">.</text:span></text:p>
              </text:list-item>
              <text:list-item>
                <text:p text:style-name="P70"><text:span text:style-name="T7">Se al punto 6 il sistema valuta che sono già presenti username o email si veda il caso </text:span><text:span text:style-name="T10">UC_1.1</text:span><text:span text:style-name="T7">.</text:span></text:p>
              </text:list-item>
              <text:list-item>
                <text:p text:style-name="P70"><text:span text:style-name="T7">Se al punto 10 UtenteOspite clicca sul link scaduto <text:s/>si veda </text:span><text:span text:style-name="T10">UC_1.2</text:span><text:span text:style-name="T7">.</text:span></text:p>
              </text:list-item>
            </text:list>
            <text:p text:style-name="P77"><text:span text:style-name="T18"><text:tab/>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><text:span text:style-name="T2">UC_1.2</text:span></text:p>
          </table:table-cell>
        </table:table-row>
        <table:table-row table:style-name="Table3.1">
          <table:table-cell table:style-name="Table3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3.A2" office:value-type="string">
            <text:p text:style-name="P18"/>
            <text:p text:style-name="P8"><text:span text:style-name="T17">LinkScaduto</text:span></text:p>
          </table:table-cell>
        </table:table-row>
        <table:table-row table:style-name="Table3.1">
          <table:table-cell table:style-name="Table3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3.B3" office:value-type="string">
            <text:p text:style-name="P18"/>
            <text:p text:style-name="P8"><text:span text:style-name="T9">UtenteOspite</text:span></text:p>
          </table:table-cell>
        </table:table-row>
        <table:table-row table:style-name="Table3.1">
          <table:table-cell table:style-name="Table3.A2" office:value-type="string">
            <text:p text:style-name="P13"/>
            <text:p text:style-name="P8"><text:span text:style-name="T6">ENTRY CONDITION</text:span></text:p>
            <text:p text:style-name="P13"/>
          </table:table-cell>
          <table:table-cell table:style-name="Table3.A2" office:value-type="string">
            <text:p text:style-name="P18"/>
            <text:list xml:id="list2853593417" text:style-name="WWNum10">
              <text:list-item>
                <text:p text:style-name="P79"><text:span text:style-name="T9">L’UtenteOspite clicca su un link scaduto.</text:span></text:p>
              </text:list-item>
            </text:list>
            <text:p text:style-name="P18"/>
          </table:table-cell>
        </table:table-row>
        <table:table-row table:style-name="Table3.1">
          <table:table-cell table:style-name="Table3.A5" office:value-type="string">
            <text:p text:style-name="P13"/>
            <text:p text:style-name="P8"><text:span text:style-name="T6">FLOW OF EVENTS</text:span></text:p>
            <text:p text:style-name="P13"/>
          </table:table-cell>
          <table:table-cell table:style-name="Table3.B5" office:value-type="string">
            <text:p text:style-name="P18"/>
            <text:p text:style-name="P42"><text:span text:style-name="T9">UTENTE <text:s text:c="69"/>SISTEMA</text:span></text:p>
            <text:p text:style-name="P18"/>
            <text:list xml:id="list1614176281" text:style-name="WWNum8">
              <text:list-item>
                <text:p text:style-name="P118"><text:span text:style-name="T9">UtenteOspite clicca il link scaduto </text:span><text:span text:style-name="T7">di conferma inviato al suo indirizzo email.</text:span></text:p>
              </text:list-item>
              <text:list-item>
                <text:p text:style-name="P144"><text:span text:style-name="T7">UtenteOspite Viene indirizzato ad una pagina che mostra un avviso di link scaduto.</text:span></text:p>
              </text:list-item>
              <text:list-item>
                <text:p text:style-name="P144"><text:span text:style-name="T9">Il sistema dopo pochi secondi reindirizza l’utente alla Home.</text:span></text:p>
              </text:list-item>
            </text:list>
            <text:p text:style-name="P105"/>
          </table:table-cell>
        </table:table-row>
        <table:table-row table:style-name="Table3.1">
          <table:table-cell table:style-name="Table3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3.A2" office:value-type="string">
            <text:p text:style-name="P18"/>
            <text:list xml:id="list316189489" text:style-name="WWNum9">
              <text:list-item>
                <text:p text:style-name="P80"><text:span text:style-name="T9">L’UtenteOspite non si è registrato a Sine Charta.</text:span></text:p>
              </text:list-item>
            </text:list>
          </table:table-cell>
        </table:table-row>
        <table:table-row table:style-name="Table3.1">
          <table:table-cell table:style-name="Table3.A7" office:value-type="string">
            <text:p text:style-name="P13"/>
            <text:p text:style-name="P8"><text:soft-page-break/><text:span text:style-name="T6">QUALITY REQUIREMENTS</text:span></text:p>
            <text:p text:style-name="P13"/>
          </table:table-cell>
          <table:table-cell table:style-name="Table3.B7" office:value-type="string">
            <text:p text:style-name="P18"/>
            <text:list xml:id="list120024971428549" text:continue-numbering="true" text:style-name="WWNum9">
              <text:list-item>
                <text:p text:style-name="P80"><text:soft-page-break/><text:span text:style-name="T9">Il sistema reindirizza l’utente alla Home in modo da poter effettuare nuovamente la registrazione.</text:span></text:p>
              </text:list-item>
            </text:list>
            <text:p text:style-name="P105"/>
          </table:table-cell>
        </table:table-row>
        <table:table-row table:style-name="Table3.1">
          <table:table-cell table:style-name="Table3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3.A2" office:value-type="string">
            <text:p text:style-name="P18"/>
            <text:p text:style-name="P8"><text:span text:style-name="T9">//</text:span>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6"><text:span text:style-name="T1">UC_2.0</text:span></text:p>
          </table:table-cell>
        </table:table-row>
        <table:table-row table:style-name="Table4.1">
          <table:table-cell table:style-name="Table4.A2" office:value-type="string">
            <text:p text:style-name="P12"/>
            <text:p text:style-name="P8"><text:span text:style-name="T4">NAME</text:span></text:p>
            <text:p text:style-name="P12"/>
          </table:table-cell>
          <table:table-cell table:style-name="Table4.A2" office:value-type="string">
            <text:p text:style-name="P30"/>
            <text:p text:style-name="P8"><text:span text:style-name="T16">UserLogin</text:span></text:p>
          </table:table-cell>
        </table:table-row>
        <table:table-row table:style-name="Table4.1">
          <table:table-cell table:style-name="Table4.A3" office:value-type="string">
            <text:p text:style-name="P12"/>
            <text:p text:style-name="P8"><text:span text:style-name="T4">ACTORS</text:span></text:p>
            <text:p text:style-name="P12"/>
          </table:table-cell>
          <table:table-cell table:style-name="Table4.B3" office:value-type="string">
            <text:p text:style-name="P30"/>
            <text:p text:style-name="P8"><text:span text:style-name="T8">UtenteRegistrato</text:span></text:p>
          </table:table-cell>
        </table:table-row>
        <table:table-row table:style-name="Table4.1">
          <table:table-cell table:style-name="Table4.A2" office:value-type="string">
            <text:p text:style-name="P12"/>
            <text:p text:style-name="P8"><text:span text:style-name="T4">ENTRY CONDITION</text:span></text:p>
            <text:p text:style-name="P12"/>
          </table:table-cell>
          <table:table-cell table:style-name="Table4.A2" office:value-type="string">
            <text:p text:style-name="P47"/>
            <text:list xml:id="list2366206503" text:style-name="WWNum5">
              <text:list-item>
                <text:p text:style-name="P157"><text:span text:style-name="T9">UtenteRegistrato non è loggato.</text:span></text:p>
              </text:list-item>
            </text:list>
            <text:p text:style-name="P47"/>
          </table:table-cell>
        </table:table-row>
        <table:table-row table:style-name="Table4.1">
          <table:table-cell table:style-name="Table4.A5" office:value-type="string">
            <text:p text:style-name="P12"/>
            <text:p text:style-name="P8"><text:span text:style-name="T4">FLOW OF EVENTS</text:span></text:p>
            <text:p text:style-name="P12"/>
          </table:table-cell>
          <table:table-cell table:style-name="Table4.B5" office:value-type="string">
            <text:p text:style-name="P160"/>
            <text:p text:style-name="P162"><text:span text:style-name="T7">UTENTE <text:s text:c="50"/>SISTEMA</text:span></text:p>
            <text:p text:style-name="P160"/>
            <text:list xml:id="list881988858" text:style-name="WWNum4">
              <text:list-item>
                <text:p text:style-name="P116"><text:span text:style-name="T7">UtenteRegistrato compila i form di login presenti nella Home con Username e password.</text:span></text:p>
              </text:list-item>
              <text:list-item>
                <text:p text:style-name="P116"><text:span text:style-name="T7"><text:s/>Compilati i campi clicca su “Accedi”.</text:span></text:p>
              </text:list-item>
              <text:list-item>
                <text:p text:style-name="P136"><text:span text:style-name="T7">Sine Charta valuta i dati acquisiti e li accetta. </text:span></text:p>
              </text:list-item>
              <text:list-item>
                <text:p text:style-name="P136"><text:span text:style-name="T7">UtenteRegistrato viene reindirizzato alla sua pagina personale.</text:span></text:p>
              </text:list-item>
            </text:list>
            <text:p text:style-name="P30"/>
          </table:table-cell>
        </table:table-row>
        <table:table-row table:style-name="Table4.1">
          <table:table-cell table:style-name="Table4.A2" office:value-type="string">
            <text:p text:style-name="P12"/>
            <text:p text:style-name="P8"><text:span text:style-name="T4">EXIT CONDITION</text:span></text:p>
            <text:p text:style-name="P12"/>
          </table:table-cell>
          <table:table-cell table:style-name="Table4.A2" office:value-type="string">
            <text:p text:style-name="P47"/>
            <text:list xml:id="list120025552796753" text:continue-list="list2366206503" text:style-name="WWNum5">
              <text:list-item>
                <text:p text:style-name="P157"><text:span text:style-name="T9">UtenteRegistrato diventa un utente loggato a Sine Charta.</text:span></text:p>
              </text:list-item>
            </text:list>
            <text:p text:style-name="P47"/>
          </table:table-cell>
        </table:table-row>
        <table:table-row table:style-name="Table4.1">
          <table:table-cell table:style-name="Table4.A7" office:value-type="string">
            <text:p text:style-name="P12"/>
            <text:p text:style-name="P8"><text:span text:style-name="T4">QUALITY REQUIREMENTS</text:span></text:p>
            <text:p text:style-name="P12"/>
          </table:table-cell>
          <table:table-cell table:style-name="Table4.B7" office:value-type="string">
            <text:p text:style-name="P47"/>
            <text:list xml:id="list120024323108177" text:continue-numbering="true" text:style-name="WWNum5">
              <text:list-item>
                <text:p text:style-name="P157"><text:span text:style-name="T9">UtenteRegistrato entro 10 secondi accede alla sua pagina personale.</text:span></text:p>
              </text:list-item>
            </text:list>
            <text:p text:style-name="P47"/>
          </table:table-cell>
        </table:table-row>
        <table:table-row table:style-name="Table4.1">
          <table:table-cell table:style-name="Table4.A2" office:value-type="string">
            <text:p text:style-name="P12"/>
            <text:p text:style-name="P8"><text:span text:style-name="T4">EXCEPTIONAL CONDITION</text:span></text:p>
            <text:p text:style-name="P12"/>
          </table:table-cell>
          <table:table-cell table:style-name="Table4.A2" office:value-type="string">
            <text:p text:style-name="P163"/>
            <text:list xml:id="list120024465219005" text:continue-list="list120024537185161" text:style-name="WWNum2">
              <text:list-item>
                <text:p text:style-name="P159"><text:span text:style-name="T9">Se al punto 3 lo username o la password non ha corrispondenza si veda </text:span><text:span text:style-name="T11">UC_2.1</text:span><text:span text:style-name="T9">.</text:span></text:p>
              </text:list-item>
            </text:list>
            <text:p text:style-name="P4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><text:span text:style-name="T2">UC_2.1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5.A2" office:value-type="string">
            <text:p text:style-name="P33"/>
            <text:p text:style-name="P8"><text:span text:style-name="T17">UserNonPresente</text:span></text:p>
          </table:table-cell>
        </table:table-row>
        <table:table-row table:style-name="Table5.1">
          <table:table-cell table:style-name="Table5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5.B3" office:value-type="string">
            <text:p text:style-name="P18"/>
            <text:p text:style-name="P8"><text:span text:style-name="T9">UtenteRegistrato</text:span></text:p>
          </table:table-cell>
        </table:table-row>
        <table:table-row table:style-name="Table5.1">
          <table:table-cell table:style-name="Table5.A2" office:value-type="string">
            <text:p text:style-name="P13"/>
            <text:p text:style-name="P8"><text:span text:style-name="T6">ENTRY CONDITION</text:span></text:p>
            <text:p text:style-name="P13"/>
          </table:table-cell>
          <table:table-cell table:style-name="Table5.A2" office:value-type="string">
            <text:p text:style-name="P35"/>
            <text:list xml:id="list1371308755" text:style-name="WWNum11">
              <text:list-item>
                <text:p text:style-name="P164"><text:span text:style-name="T8">Username/password inserite non hanno corrispondenza.</text:span></text:p>
              </text:list-item>
            </text:list>
            <text:p text:style-name="P107"/>
          </table:table-cell>
        </table:table-row>
        <table:table-row table:style-name="Table5.1">
          <table:table-cell table:style-name="Table5.A5" office:value-type="string">
            <text:p text:style-name="P13"/>
            <text:p text:style-name="P8"><text:span text:style-name="T6">FLOW OF EVENTS</text:span></text:p>
            <text:p text:style-name="P13"/>
          </table:table-cell>
          <table:table-cell table:style-name="Table5.B5" office:value-type="string">
            <text:p text:style-name="P94"><text:span text:style-name="T9">UTENTE <text:s text:c="67"/>SISTEMA</text:span></text:p>
            <text:list xml:id="list3705671689" text:style-name="WWNum12">
              <text:list-item>
                <text:p text:style-name="P145"><text:span text:style-name="T9">Il sistema mostra un alert che con scritto “Username o password errati”</text:span></text:p>
              </text:list-item>
              <text:list-item>
                <text:p text:style-name="P165"><text:span text:style-name="T7">UtenteRegistrato compila i form di login presenti nella Home con Username e password.</text:span></text:p>
              </text:list-item>
              <text:list-item>
                <text:p text:style-name="P165"><text:span text:style-name="T7"><text:s/>Compilati i campi clicca su “Accedi”.</text:span></text:p>
              </text:list-item>
              <text:list-item>
                <text:p text:style-name="P137"><text:span text:style-name="T7">Sine Charta valuta i dati acquisiti e li accetta. </text:span></text:p>
              </text:list-item>
              <text:list-item>
                <text:p text:style-name="P137"><text:span text:style-name="T7">UtenteRegistrato viene reindirizzato alla sua pagina personale.</text:span></text:p>
              </text:list-item>
            </text:list>
            <text:p text:style-name="P161"/>
          </table:table-cell>
        </table:table-row>
        <table:table-row table:style-name="Table5.1">
          <table:table-cell table:style-name="Table5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5.A2" office:value-type="string">
            <text:p text:style-name="P47"/>
            <text:list xml:id="list120025032773454" text:continue-list="list120024323108177" text:style-name="WWNum5">
              <text:list-item>
                <text:p text:style-name="P157"><text:span text:style-name="T9">UtenteRegistrato diventa un utente loggato a Sine Charta.</text:span></text:p>
              </text:list-item>
            </text:list>
            <text:p text:style-name="P47"/>
          </table:table-cell>
        </table:table-row>
        <table:table-row table:style-name="Table5.1">
          <table:table-cell table:style-name="Table5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5.B7" office:value-type="string">
            <text:p text:style-name="P47"/>
            <text:list xml:id="list120025686994065" text:continue-numbering="true" text:style-name="WWNum5">
              <text:list-item>
                <text:p text:style-name="P157"><text:span text:style-name="T9">UtenteRegistrato entro 10 secondi accede alla sua pagina personale.</text:span></text:p>
              </text:list-item>
            </text:list>
            <text:p text:style-name="P47"/>
          </table:table-cell>
        </table:table-row>
        <table:table-row table:style-name="Table5.1">
          <table:table-cell table:style-name="Table5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5.A2" office:value-type="string">
            <text:p text:style-name="P163"/>
            <text:list xml:id="list120024941493476" text:continue-list="list120024465219005" text:style-name="WWNum2">
              <text:list-item>
                <text:p text:style-name="P159"><text:span text:style-name="T9">Se al punto 3 lo username o la password non ha corrispondenza si veda </text:span><text:span text:style-name="T11">UC_2.1</text:span><text:span text:style-name="T9">.</text:span></text:p>
              </text:list-item>
            </text:list>
            <text:p text:style-name="P4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><text:span text:style-name="T3">UC_3.0</text:span></text:p>
          </table:table-cell>
        </table:table-row>
        <table:table-row table:style-name="Table6.1">
          <table:table-cell table:style-name="Table6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6.A2" office:value-type="string">
            <text:p text:style-name="P18"/>
            <text:p text:style-name="P8"><text:span text:style-name="T17">EliminaProfilo</text:span></text:p>
          </table:table-cell>
        </table:table-row>
        <table:table-row table:style-name="Table6.1">
          <table:table-cell table:style-name="Table6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6.B3" office:value-type="string">
            <text:p text:style-name="P18"/>
            <text:p text:style-name="P8"><text:span text:style-name="T9">UtenteRegistrato</text:span></text:p>
          </table:table-cell>
        </table:table-row>
        <table:table-row table:style-name="Table6.1">
          <table:table-cell table:style-name="Table6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6.A2" office:value-type="string">
            <text:p text:style-name="P25"/>
            <text:list xml:id="list120025794071982" text:continue-numbering="true" text:style-name="WWNum2">
              <text:list-item>
                <text:p text:style-name="P82"><text:span text:style-name="T9">UtenteLoggato è nella sua pagina personale.</text:span></text:p>
              </text:list-item>
            </text:list>
          </table:table-cell>
        </table:table-row>
        <table:table-row table:style-name="Table6.1">
          <table:table-cell table:style-name="Table6.A5" office:value-type="string">
            <text:p text:style-name="P13"/>
            <text:p text:style-name="P8"><text:soft-page-break/><text:span text:style-name="T12">FLOW OF EVENTS</text:span></text:p>
            <text:p text:style-name="P24"/>
          </table:table-cell>
          <table:table-cell table:style-name="Table6.B5" office:value-type="string">
            <text:p text:style-name="P25"/>
            <text:p text:style-name="P8"><text:soft-page-break/><text:span text:style-name="T13"><text:s text:c="19"/>UTENTE <text:s text:c="67"/>SISTEMA</text:span></text:p>
            <text:p text:style-name="P25"/>
            <text:list xml:id="list880980705" text:style-name="WWNum13">
              <text:list-item>
                <text:p text:style-name="P166"><text:span text:style-name="T7">UtenteLoggato dalla sua pagina personale clicca sull’opzione “Elimina profilo”.</text:span></text:p>
              </text:list-item>
              <text:list-item>
                <text:p text:style-name="P138"><text:span text:style-name="T7">Sine Charta mostra un alert con “SI” o “NO” per confermare la richiesta da parte di UtenteLoggato.</text:span></text:p>
              </text:list-item>
              <text:list-item>
                <text:p text:style-name="P166"><text:span text:style-name="T7">UtenteLoggato conferma di voler cancellare il proprio profilo e quindi clicca “si”.</text:span></text:p>
              </text:list-item>
              <text:list-item>
                <text:p text:style-name="P170"><text:span text:style-name="T7">Il sistema accetta la richiesta da parte dell’utente</text:span></text:p>
              </text:list-item>
              <text:list-item>
                <text:p text:style-name="P170"><text:span text:style-name="T7">Il profilo di UtenteLoggato viene eliminato insieme alle sue schede personaggio e, se presenti, le sue Storie.</text:span></text:p>
              </text:list-item>
              <text:list-item>
                <text:p text:style-name="P170"><text:span text:style-name="T7">L’utente diviene ospite.</text:span></text:p>
              </text:list-item>
              <text:list-item>
                <text:p text:style-name="P170"><text:span text:style-name="T7">Sine Charta lo reindirizza alla Home.</text:span></text:p>
              </text:list-item>
            </text:list>
            <text:p text:style-name="P18"/>
          </table:table-cell>
        </table:table-row>
        <table:table-row table:style-name="Table6.1">
          <table:table-cell table:style-name="Table6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6.A2" office:value-type="string">
            <text:p text:style-name="P18"/>
            <text:list xml:id="list120023901236443" text:continue-list="list120025794071982" text:style-name="WWNum2">
              <text:list-item>
                <text:p text:style-name="P82"><text:span text:style-name="T9">UtenteLoggato viene eliminato da Sine Charta</text:span></text:p>
              </text:list-item>
            </text:list>
          </table:table-cell>
        </table:table-row>
        <table:table-row table:style-name="Table6.1">
          <table:table-cell table:style-name="Table6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6.B7" office:value-type="string">
            <text:p text:style-name="P14"/>
            <text:list xml:id="list120024052532898" text:continue-list="list120025686994065" text:style-name="WWNum5">
              <text:list-item>
                <text:p text:style-name="P83"><text:span text:style-name="T7">UtenteLoggato viene cancellato completamente dal sistema in breve tempo e le risorse di memoria a lui dedicate vengono liberate.</text:span></text:p>
              </text:list-item>
            </text:list>
            <text:p text:style-name="P18"/>
          </table:table-cell>
        </table:table-row>
        <table:table-row table:style-name="Table6.1">
          <table:table-cell table:style-name="Table6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6.A2" office:value-type="string">
            <text:p text:style-name="P18"/>
            <text:list xml:id="list120025460470261" text:continue-list="list120023901236443" text:style-name="WWNum2">
              <text:list-item>
                <text:p text:style-name="P82"><text:span text:style-name="T9">Se al punto 3 l’utente clicca “NO” l’alert viene chiuso.</text:span>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6"><text:span text:style-name="T3">UC_4.0</text:span></text:p>
          </table:table-cell>
        </table:table-row>
        <table:table-row table:style-name="Table7.1">
          <table:table-cell table:style-name="Table7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7.A2" office:value-type="string">
            <text:p text:style-name="P18"/>
            <text:p text:style-name="P8"><text:span text:style-name="T19">CambioEmailPersonale</text:span></text:p>
          </table:table-cell>
        </table:table-row>
        <table:table-row table:style-name="Table7.1">
          <table:table-cell table:style-name="Table7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7.B3" office:value-type="string">
            <text:p text:style-name="P18"/>
            <text:p text:style-name="P8"><text:span text:style-name="T9">UtenteLoggato</text:span></text:p>
          </table:table-cell>
        </table:table-row>
        <table:table-row table:style-name="Table7.1">
          <table:table-cell table:style-name="Table7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7.A2" office:value-type="string">
            <text:p text:style-name="P25"/>
            <text:list xml:id="list120024029131702" text:continue-numbering="true" text:style-name="WWNum2">
              <text:list-item>
                <text:p text:style-name="P82"><text:span text:style-name="T9">UtenteLoggato è nella sua pagina personale.</text:span></text:p>
              </text:list-item>
            </text:list>
          </table:table-cell>
        </table:table-row>
        <table:table-row table:style-name="Table7.1">
          <table:table-cell table:style-name="Table7.A5" office:value-type="string">
            <text:p text:style-name="P13"/>
            <text:p text:style-name="P8"><text:span text:style-name="T12">FLOW OF EVENTS</text:span></text:p>
            <text:p text:style-name="P24"><text:soft-page-break/></text:p>
          </table:table-cell>
          <table:table-cell table:style-name="Table7.B5" office:value-type="string">
            <text:p text:style-name="P25"/>
            <text:p text:style-name="P8"><text:span text:style-name="T13"><text:s text:c="23"/>UTENTE <text:s text:c="58"/>SISTEMA</text:span></text:p>
            <text:p text:style-name="P25"><text:soft-page-break/></text:p>
            <text:list xml:id="list4142678678" text:style-name="WWNum14">
              <text:list-item>
                <text:p text:style-name="P167"><text:span text:style-name="T7">UtenteLoggato dalla sua pagina personale clicca “Modifica profilo”.</text:span></text:p>
              </text:list-item>
              <text:list-item>
                <text:p text:style-name="P139"><text:span text:style-name="T7">Sine Charta reindirizza UtenteLoggato alla pagina per poter modificare le sue credenziali.</text:span></text:p>
              </text:list-item>
              <text:list-item>
                <text:p text:style-name="P139"><text:span text:style-name="T7">Ad UtenteLoggato viene mostrato un campo con la sua Email attuale e di fianco un pulsante “modifica”.</text:span></text:p>
              </text:list-item>
              <text:list-item>
                <text:p text:style-name="P167"><text:span text:style-name="T7">UtenteLoggato clicca su “modifica”.</text:span></text:p>
              </text:list-item>
              <text:list-item>
                <text:p text:style-name="P139"><text:span text:style-name="T7">Il sistema mostra due nuovi campi da riempire etichettati “Nuova E-mail” e “Conferma E-mail”.</text:span></text:p>
              </text:list-item>
              <text:list-item>
                <text:p text:style-name="P167"><text:span text:style-name="T7">UtenteLoggato compila i nuovi campi e clicca sul pulsante “Conferma”.</text:span></text:p>
              </text:list-item>
              <text:list-item>
                <text:p text:style-name="P139"><text:span text:style-name="T7">Il sistema valuta i campi inseriti.</text:span></text:p>
              </text:list-item>
              <text:list-item>
                <text:p text:style-name="P139"><text:span text:style-name="T7">Il sistema procede al cambio Email.</text:span></text:p>
              </text:list-item>
              <text:list-item>
                <text:p text:style-name="P139"><text:span text:style-name="T7">Sine Charta quindi invia due Email di <text:s/>notifica sia alla vecchia casella sia alla nuova inserita per notificare l’avvenuto cambio.</text:span></text:p>
              </text:list-item>
              <text:list-item>
                <text:p text:style-name="P139"><text:span text:style-name="T7"><text:s/>UtenteLoggato viene reindirizzato alla sua pagina personale.</text:span></text:p>
              </text:list-item>
            </text:list>
            <text:p text:style-name="P18"/>
          </table:table-cell>
        </table:table-row>
        <table:table-row table:style-name="Table7.1">
          <table:table-cell table:style-name="Table7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7.A2" office:value-type="string">
            <text:p text:style-name="P18"/>
            <text:list xml:id="list120025148908907" text:continue-list="list120024029131702" text:style-name="WWNum2">
              <text:list-item>
                <text:p text:style-name="P82"><text:span text:style-name="T9">L’indirizzo email di UtenteLoggato viene cambiata.</text:span></text:p>
              </text:list-item>
            </text:list>
          </table:table-cell>
        </table:table-row>
        <table:table-row table:style-name="Table7.1">
          <table:table-cell table:style-name="Table7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7.B7" office:value-type="string">
            <text:p text:style-name="P18"/>
            <text:list xml:id="list120025211049730" text:continue-list="list120024052532898" text:style-name="WWNum5">
              <text:list-item>
                <text:p text:style-name="P73"><text:span text:style-name="T7">UtenteLoggato cambia la sua Email in un minuto.</text:span></text:p>
              </text:list-item>
              <text:list-item>
                <text:p text:style-name="P73"><text:span text:style-name="T7">Il sistema sequezialmente alla modifca invia le Email di notifica entro breve tempo.</text:span></text:p>
              </text:list-item>
            </text:list>
            <text:p text:style-name="P18"/>
          </table:table-cell>
        </table:table-row>
        <table:table-row table:style-name="Table7.1">
          <table:table-cell table:style-name="Table7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7.A2" office:value-type="string">
            <text:p text:style-name="P18"/>
            <text:list xml:id="list120023773079936" text:continue-list="list120025148908907" text:style-name="WWNum2">
              <text:list-item>
                <text:p text:style-name="P82"><text:span text:style-name="T9">Se al punto 6 UtenteLoggato sbaglia il formato dei campi si veda </text:span><text:span text:style-name="T11">UC_4.1</text:span><text:span text:style-name="T9">.</text:span></text:p>
              </text:list-item>
            </text:list>
            <text:p text:style-name="P18"/>
          </table:table-cell>
        </table:table-row>
      </table:table>
      <text:p text:style-name="P1"/>
      <text:p text:style-name="P1"/>
      <text:p text:style-name="P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><text:span text:style-name="T3">UC_4.1</text:span></text:p>
          </table:table-cell>
        </table:table-row>
        <table:table-row table:style-name="Table8.1">
          <table:table-cell table:style-name="Table8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8.A2" office:value-type="string">
            <text:p text:style-name="P18"/>
            <text:p text:style-name="P8"><text:span text:style-name="T17">FormEmailErrato</text:span></text:p>
          </table:table-cell>
        </table:table-row>
        <table:table-row table:style-name="Table8.1">
          <table:table-cell table:style-name="Table8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8.B3" office:value-type="string">
            <text:p text:style-name="P18"/>
            <text:p text:style-name="P8"><text:span text:style-name="T9">UtenteLoggato</text:span></text:p>
            <text:p text:style-name="P18"/>
          </table:table-cell>
        </table:table-row>
        <table:table-row table:style-name="Table8.1">
          <table:table-cell table:style-name="Table8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8.A2" office:value-type="string">
            <text:p text:style-name="P25"/>
            <text:list xml:id="list201061896" text:style-name="WWNum18">
              <text:list-item>
                <text:p text:style-name="P84"><text:span text:style-name="T9">UtenteLoggato sbaglia i form del cambio Email.</text:span></text:p>
              </text:list-item>
            </text:list>
          </table:table-cell>
        </table:table-row>
        <table:table-row table:style-name="Table8.1">
          <table:table-cell table:style-name="Table8.A5" office:value-type="string">
            <text:p text:style-name="P13"/>
            <text:p text:style-name="P8"><text:span text:style-name="T12">FLOW OF EVENTS</text:span></text:p>
            <text:p text:style-name="P24"><text:soft-page-break/></text:p>
          </table:table-cell>
          <table:table-cell table:style-name="Table8.B5" office:value-type="string">
            <text:p text:style-name="P25"/>
            <text:p text:style-name="P8"><text:span text:style-name="T13"><text:s text:c="14"/>UTENTE <text:s text:c="65"/>SISTEMA</text:span></text:p>
            <text:p text:style-name="P25"><text:soft-page-break/></text:p>
            <text:list xml:id="list1311168769" text:style-name="WWNum19">
              <text:list-item>
                <text:p text:style-name="P146"><text:span text:style-name="T9">Il Sistema mostra un alert all’utente per avvisarlo dei form errati.</text:span></text:p>
              </text:list-item>
              <text:list-item>
                <text:p text:style-name="P172"><text:span text:style-name="T7">UtenteLoggato compila i nuovi campi e clicca sul pulsante “Conferma”.</text:span></text:p>
              </text:list-item>
              <text:list-item>
                <text:p text:style-name="P183"><text:span text:style-name="T7">Il sistema valuta i campi inseriti.</text:span></text:p>
              </text:list-item>
              <text:list-item>
                <text:p text:style-name="P183"><text:span text:style-name="T7">Il sistema procede al cambio Email.</text:span></text:p>
              </text:list-item>
              <text:list-item>
                <text:p text:style-name="P183"><text:span text:style-name="T7">Sine Charta quindi invia due Email di <text:s/>notifica sia alla vecchia casella sia alla nuova inserita per notificare l’avvenuto cambio.</text:span></text:p>
              </text:list-item>
              <text:list-item>
                <text:p text:style-name="P183"><text:span text:style-name="T7"><text:s/>UtenteLoggato viene reindirizzato alla sua pagina personale.</text:span></text:p>
              </text:list-item>
            </text:list>
            <text:p text:style-name="P184"/>
            <text:p text:style-name="P18"/>
          </table:table-cell>
        </table:table-row>
        <table:table-row table:style-name="Table8.1">
          <table:table-cell table:style-name="Table8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8.A2" office:value-type="string">
            <text:p text:style-name="P18"/>
            <text:list xml:id="list120024859184402" text:continue-list="list201061896" text:style-name="WWNum18">
              <text:list-item>
                <text:p text:style-name="P84"><text:span text:style-name="T9">Il sistema cambia l’email personale di UtenteLoggato.</text:span></text:p>
              </text:list-item>
            </text:list>
          </table:table-cell>
        </table:table-row>
        <table:table-row table:style-name="Table8.1">
          <table:table-cell table:style-name="Table8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8.B7" office:value-type="string">
            <text:p text:style-name="P18"/>
            <text:list xml:id="list120025503265329" text:continue-list="list120025211049730" text:style-name="WWNum5">
              <text:list-item>
                <text:p text:style-name="P73"><text:span text:style-name="T7">UtenteLoggato cambia la sua Email in un minuto.</text:span></text:p>
              </text:list-item>
              <text:list-item>
                <text:p text:style-name="P73"><text:span text:style-name="T7">Il sistema sequezialmente alla modifca invia le Email di notifica entro breve tempo.</text:span></text:p>
              </text:list-item>
            </text:list>
            <text:p text:style-name="P18"/>
          </table:table-cell>
        </table:table-row>
        <table:table-row table:style-name="Table8.1">
          <table:table-cell table:style-name="Table8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8.A2" office:value-type="string">
            <text:p text:style-name="P18"/>
            <text:list xml:id="list120024371109834" text:continue-list="list120023773079936" text:style-name="WWNum2">
              <text:list-item>
                <text:p text:style-name="P82"><text:span text:style-name="T9">Se al punto 6 UtenteLoggato sbaglia il formato dei campi si veda </text:span><text:span text:style-name="T11">UC_4.1</text:span><text:span text:style-name="T9">.</text:span></text:p>
              </text:list-item>
            </text:list>
            <text:p text:style-name="P1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><text:span text:style-name="T3">UC_5.0</text:span></text:p>
          </table:table-cell>
        </table:table-row>
        <table:table-row table:style-name="Table9.1">
          <table:table-cell table:style-name="Table9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9.A2" office:value-type="string">
            <text:p text:style-name="P18"/>
            <text:p text:style-name="P8"><text:span text:style-name="T17">CambioPasswordPersonale</text:span></text:p>
          </table:table-cell>
        </table:table-row>
        <table:table-row table:style-name="Table9.1">
          <table:table-cell table:style-name="Table9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9.B3" office:value-type="string">
            <text:p text:style-name="P18"/>
            <text:p text:style-name="P8"><text:span text:style-name="T9">UtenteLoggato</text:span></text:p>
          </table:table-cell>
        </table:table-row>
        <table:table-row table:style-name="Table9.1">
          <table:table-cell table:style-name="Table9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9.A2" office:value-type="string">
            <text:p text:style-name="P25"/>
            <text:list xml:id="list4071615091" text:style-name="WWNum15">
              <text:list-item>
                <text:p text:style-name="P74"><text:span text:style-name="T7">UtenteLoggato si trova nella sua pagina personale.</text:span></text:p>
              </text:list-item>
            </text:list>
            <text:p text:style-name="P18"/>
          </table:table-cell>
        </table:table-row>
        <table:table-row table:style-name="Table9.1">
          <table:table-cell table:style-name="Table9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9.B5" office:value-type="string">
            <text:p text:style-name="P25"/>
            <text:p text:style-name="P8"><text:span text:style-name="T13"><text:s text:c="23"/>UTENTE <text:s text:c="60"/>SISTEMA</text:span></text:p>
            <text:p text:style-name="P25"/>
            <text:list xml:id="list434791724" text:style-name="WWNum16">
              <text:list-item>
                <text:p text:style-name="P168"><text:span text:style-name="T7">UtenteLoggato dalla sua pagina personale clicca “Modifica profilo”.</text:span></text:p>
              </text:list-item>
              <text:list-item>
                <text:p text:style-name="P171"><text:span text:style-name="T7">Sine Charta reindirizza </text:span><text:soft-page-break/><text:span text:style-name="T7">UtenteLoggato alla pagina di modifica profilo per poter modificare le sue credenziali.</text:span></text:p>
              </text:list-item>
              <text:list-item>
                <text:p text:style-name="P171"><text:span text:style-name="T7">Ad UtenteLoggato viene mostrato un bottone “Cambia Password”.</text:span></text:p>
              </text:list-item>
              <text:list-item>
                <text:p text:style-name="P168"><text:span text:style-name="T7">UtenteLoggato clicca su “Cambia Password”.</text:span></text:p>
              </text:list-item>
              <text:list-item>
                <text:p text:style-name="P171"><text:span text:style-name="T7">Il sistema mostra i nuovi campi da riempire etichettati “Password attuale” , “Nuova Password” e “Conferma Password”.</text:span></text:p>
              </text:list-item>
              <text:list-item>
                <text:p text:style-name="P168"><text:span text:style-name="T7">UtenteLoggato compila i nuovi campi e clicca sul pulsante “Conferma”.</text:span></text:p>
              </text:list-item>
              <text:list-item>
                <text:p text:style-name="P140"><text:span text:style-name="T7">Il sistema valuta i campi inseriti.</text:span></text:p>
              </text:list-item>
              <text:list-item>
                <text:p text:style-name="P140"><text:span text:style-name="T7"><text:s/>Il sistema procede al cambio Password.</text:span></text:p>
              </text:list-item>
              <text:list-item>
                <text:p text:style-name="P140"><text:span text:style-name="T7">Sine Charta quindi invia Email di <text:s/>notifica per confermare l’avvenuto cambio.</text:span></text:p>
              </text:list-item>
              <text:list-item>
                <text:p text:style-name="P140"><text:span text:style-name="T7">Il sistema effettua il log-out dell’UtenteLoggato e lo reindirizza alla Home di Sine Charta.</text:span></text:p>
              </text:list-item>
            </text:list>
            <text:p text:style-name="P18"/>
          </table:table-cell>
        </table:table-row>
        <table:table-row table:style-name="Table9.1">
          <table:table-cell table:style-name="Table9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9.A2" office:value-type="string">
            <text:p text:style-name="P18"/>
            <text:list xml:id="list120025619472120" text:continue-list="list120024371109834" text:style-name="WWNum2">
              <text:list-item>
                <text:p text:style-name="P82"><text:span text:style-name="T9">Il sistema cambia la password di UtenteLoggato.</text:span></text:p>
              </text:list-item>
              <text:list-item>
                <text:p text:style-name="P82"><text:span text:style-name="T9">Il sistema effettua il log-out di UtenteLoggato.</text:span></text:p>
              </text:list-item>
            </text:list>
            <text:p text:style-name="P105"/>
          </table:table-cell>
        </table:table-row>
        <table:table-row table:style-name="Table9.1">
          <table:table-cell table:style-name="Table9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9.B7" office:value-type="string">
            <text:p text:style-name="P18"/>
            <text:list xml:id="list120024992733483" text:continue-list="list4071615091" text:style-name="WWNum15">
              <text:list-item>
                <text:p text:style-name="P74"><text:span text:style-name="T7">Il sistema garantisce che la vecchia password non è più vincolata all’account, in modo tale da non poterla più riutilizzare.</text:span></text:p>
              </text:list-item>
            </text:list>
            <text:p text:style-name="P18"/>
          </table:table-cell>
        </table:table-row>
        <table:table-row table:style-name="Table9.1">
          <table:table-cell table:style-name="Table9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9.A2" office:value-type="string">
            <text:p text:style-name="P18"/>
            <text:list xml:id="list1898008801" text:style-name="WWNum17">
              <text:list-item>
                <text:p text:style-name="P85"><text:span text:style-name="T9">Se al punto 6 i campi “Password attuale”, “Conferma Password” e “Nuova Password” non sono conformi si veda </text:span><text:span text:style-name="T11">UC_5.1</text:span><text:span text:style-name="T9">.</text:span></text:p>
              </text:list-item>
            </text:list>
            <text:p text:style-name="P105"/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><text:span text:style-name="T3">UC_5.1</text:span></text:p>
          </table:table-cell>
        </table:table-row>
        <table:table-row table:style-name="Table10.1">
          <table:table-cell table:style-name="Table10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10.A2" office:value-type="string">
            <text:p text:style-name="P18"/>
            <text:p text:style-name="P8"><text:span text:style-name="T17">FormPasswordErrati</text:span></text:p>
          </table:table-cell>
        </table:table-row>
        <table:table-row table:style-name="Table10.1">
          <table:table-cell table:style-name="Table10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10.B3" office:value-type="string">
            <text:p text:style-name="P18"/>
            <text:p text:style-name="P8"><text:span text:style-name="T9">UtenteLoggato</text:span></text:p>
          </table:table-cell>
        </table:table-row>
        <table:table-row table:style-name="Table10.1">
          <table:table-cell table:style-name="Table10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10.A2" office:value-type="string">
            <text:p text:style-name="P25"/>
            <text:list xml:id="list120025328810976" text:continue-numbering="true" text:style-name="WWNum17">
              <text:list-item>
                <text:p text:style-name="P85"><text:span text:style-name="T9">Form cambio password non conformi</text:span></text:p>
              </text:list-item>
            </text:list>
          </table:table-cell>
        </table:table-row>
        <table:table-row table:style-name="Table10.1">
          <table:table-cell table:style-name="Table10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10.B5" office:value-type="string">
            <text:p text:style-name="P8"><text:span text:style-name="T13"><text:s/></text:span></text:p>
            <text:p text:style-name="P8"><text:span text:style-name="T13"><text:s text:c="13"/>UTENTE <text:s text:c="76"/>SISTEMA</text:span></text:p>
            <text:p text:style-name="P156"><text:span text:style-name="T9">Il sistema mostra un alert che indica i campi non </text:span><text:soft-page-break/><text:span text:style-name="T9">conformi.</text:span></text:p>
            <text:p text:style-name="P185"><text:span text:style-name="T7">UtenteLoggato compila di nuovo i campi e clicca sul pulsante “Conferma”.</text:span></text:p>
            <text:p text:style-name="P155"><text:span text:style-name="T7">Il sistema valuta i campi inseriti.</text:span></text:p>
            <text:p text:style-name="P155"><text:span text:style-name="T7"><text:s/>Il sistema procede al cambio Password.</text:span></text:p>
            <text:p text:style-name="P155"><text:span text:style-name="T7">Sine Charta quindi invia Email di <text:s/>notifica per confermare l’avvenuto cambio.</text:span></text:p>
            <text:p text:style-name="P155"><text:span text:style-name="T7">Il sistema effettua il log-out dell’UtenteLoggato e lo reindirizza alla Home di Sine Charta.</text:span></text:p>
            <text:p text:style-name="P105"/>
          </table:table-cell>
        </table:table-row>
        <table:table-row table:style-name="Table10.1">
          <table:table-cell table:style-name="Table10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10.A2" office:value-type="string">
            <text:p text:style-name="P18"/>
            <text:list xml:id="list120025870015483" text:continue-list="list120025619472120" text:style-name="WWNum2">
              <text:list-item>
                <text:p text:style-name="P82"><text:span text:style-name="T9">Il sistema cambia la password di UtenteLoggato.</text:span></text:p>
              </text:list-item>
              <text:list-item>
                <text:p text:style-name="P82"><text:span text:style-name="T9">Il sistema effettua il log-out di UtenteLoggato.</text:span></text:p>
              </text:list-item>
            </text:list>
            <text:p text:style-name="P105"/>
          </table:table-cell>
        </table:table-row>
        <table:table-row table:style-name="Table10.1">
          <table:table-cell table:style-name="Table10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10.B7" office:value-type="string">
            <text:p text:style-name="P18"/>
            <text:list xml:id="list120025547566653" text:continue-list="list120024992733483" text:style-name="WWNum15">
              <text:list-item>
                <text:p text:style-name="P74"><text:span text:style-name="T7">Il sistema garantisce che la vecchia password non è più vincolata all’account, in modo tale da non poterla più riutilizzare.</text:span></text:p>
              </text:list-item>
            </text:list>
            <text:p text:style-name="P18"/>
          </table:table-cell>
        </table:table-row>
        <table:table-row table:style-name="Table10.1">
          <table:table-cell table:style-name="Table10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10.A2" office:value-type="string">
            <text:p text:style-name="P18"/>
            <text:list xml:id="list120025645195172" text:continue-list="list120025328810976" text:style-name="WWNum17">
              <text:list-item>
                <text:p text:style-name="P85"><text:span text:style-name="T9">Se al punto 6 i campi “Password attuale”, “Conferma Password” e “Nuova Password” non sono conformi si veda </text:span><text:span text:style-name="T11">UC_5.1</text:span><text:span text:style-name="T9">.</text:span></text:p>
              </text:list-item>
            </text:list>
            <text:p text:style-name="P10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><text:span text:style-name="T3">UC_6.0</text:span></text:p>
          </table:table-cell>
        </table:table-row>
        <table:table-row table:style-name="Table11.1">
          <table:table-cell table:style-name="Table11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11.A2" office:value-type="string">
            <text:p text:style-name="P18"/>
            <text:p text:style-name="P8"><text:span text:style-name="T17">UserLogout</text:span></text:p>
          </table:table-cell>
        </table:table-row>
        <table:table-row table:style-name="Table11.1">
          <table:table-cell table:style-name="Table11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11.B3" office:value-type="string">
            <text:p text:style-name="P18"/>
            <text:p text:style-name="P8"><text:span text:style-name="T9">UtenteLoggato</text:span></text:p>
          </table:table-cell>
        </table:table-row>
        <table:table-row table:style-name="Table11.1">
          <table:table-cell table:style-name="Table11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11.A2" office:value-type="string">
            <text:p text:style-name="P25"/>
            <text:list xml:id="list120026022235994" text:continue-numbering="true" text:style-name="WWNum17">
              <text:list-item>
                <text:p text:style-name="P85"><text:span text:style-name="T9">L’utente è loggato a Sine Charta ed in qualsiasi pagina ha a disposizione la sua navbar personale.</text:span></text:p>
              </text:list-item>
            </text:list>
            <text:p text:style-name="P105"/>
          </table:table-cell>
        </table:table-row>
        <table:table-row table:style-name="Table11.1">
          <table:table-cell table:style-name="Table11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11.B5" office:value-type="string">
            <text:p text:style-name="P25"/>
            <text:p text:style-name="P8"><text:span text:style-name="T13"><text:s text:c="18"/>UTENTE <text:s text:c="60"/>SISTEMA</text:span></text:p>
            <text:p text:style-name="P25"/>
            <text:p text:style-name="P186"><text:span text:style-name="T9">UtenteLoggato clicca sul pulsante “Logout”.</text:span></text:p>
            <text:p text:style-name="P156"><text:span text:style-name="T9">Il sistema disconnette UtenteLoggato che diviene un utente ospite.</text:span></text:p>
            <text:p text:style-name="P156"><text:span text:style-name="T9">Sine Charta reindirizza l’utente alla Home.</text:span></text:p>
            <text:p text:style-name="P18"><text:soft-page-break/></text:p>
          </table:table-cell>
        </table:table-row>
        <table:table-row table:style-name="Table11.1">
          <table:table-cell table:style-name="Table11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11.A2" office:value-type="string">
            <text:p text:style-name="P18"/>
            <text:list xml:id="list120025664440293" text:continue-numbering="true" text:style-name="WWNum17">
              <text:list-item>
                <text:p text:style-name="P85"><text:span text:style-name="T9">UtenteLoggato non è più loggato a Sine Charta.</text:span></text:p>
              </text:list-item>
            </text:list>
          </table:table-cell>
        </table:table-row>
        <table:table-row table:style-name="Table11.1">
          <table:table-cell table:style-name="Table11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11.B7" office:value-type="string">
            <text:p text:style-name="P18"/>
            <text:list xml:id="list120024608245082" text:continue-numbering="true" text:style-name="WWNum17">
              <text:list-item>
                <text:p text:style-name="P85"><text:span text:style-name="T9">Il sistema disconnette entro pochi secondi l’utente connesso.</text:span></text:p>
              </text:list-item>
            </text:list>
          </table:table-cell>
        </table:table-row>
        <table:table-row table:style-name="Table11.1">
          <table:table-cell table:style-name="Table11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11.A2" office:value-type="string">
            <text:p text:style-name="P18"/>
            <text:p text:style-name="P8"><text:span text:style-name="T9"><text:s/>//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><text:span text:style-name="T3">UC_7.0</text:span></text:p>
          </table:table-cell>
        </table:table-row>
        <table:table-row table:style-name="Table12.1">
          <table:table-cell table:style-name="Table12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12.A2" office:value-type="string">
            <text:p text:style-name="P18"/>
            <text:p text:style-name="P8"><text:span text:style-name="T17">RecuperoPassword</text:span></text:p>
          </table:table-cell>
        </table:table-row>
        <table:table-row table:style-name="Table12.1">
          <table:table-cell table:style-name="Table12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12.B3" office:value-type="string">
            <text:p text:style-name="P18"/>
            <text:p text:style-name="P8"><text:span text:style-name="T9">UtenteRegistrato</text:span></text:p>
          </table:table-cell>
        </table:table-row>
        <table:table-row table:style-name="Table12.1">
          <table:table-cell table:style-name="Table12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12.A2" office:value-type="string">
            <text:p text:style-name="P25"/>
            <text:list xml:id="list120024250598038" text:continue-numbering="true" text:style-name="WWNum17">
              <text:list-item>
                <text:p text:style-name="P85"><text:span text:style-name="T9">UtenteRegistrato non è loggato e si trova nella Home page.</text:span></text:p>
              </text:list-item>
            </text:list>
          </table:table-cell>
        </table:table-row>
        <table:table-row table:style-name="Table12.1">
          <table:table-cell table:style-name="Table12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12.B5" office:value-type="string">
            <text:p text:style-name="P28"/>
            <text:p text:style-name="P39"><text:span text:style-name="T13"><text:s text:c="17"/>UTENTE <text:s text:c="62"/>SISTEMA</text:span></text:p>
            <text:p text:style-name="P28"/>
            <text:list xml:id="list4281255508" text:style-name="WWNum20">
              <text:list-item>
                <text:p text:style-name="P121"><text:span text:style-name="T9">UtenteRegistrato clicca su “Recupero Credenziali”.</text:span></text:p>
              </text:list-item>
              <text:list-item>
                <text:p text:style-name="P153"><text:span text:style-name="T9">Il sistema indirizza l’utente su una pagina che mostra un form da riempire con il proprio username.</text:span></text:p>
              </text:list-item>
              <text:list-item>
                <text:p text:style-name="P121"><text:span text:style-name="T9">UtenteRegistrato inserisce lo username e lo sottomette con il pulsante “Recupera”.</text:span></text:p>
              </text:list-item>
              <text:list-item>
                <text:p text:style-name="P51"><text:span text:style-name="T15">Il sistema verifica se è presente l’username specifico.</text:span></text:p>
              </text:list-item>
              <text:list-item>
                <text:p text:style-name="P51"><text:span text:style-name="T15">Il sistema invia un link per poter ripristinare la password all'indirizzo e-mail associato alla username inserito da UtenteRegistrato.</text:span></text:p>
              </text:list-item>
              <text:list-item>
                <text:p text:style-name="P51"><text:span text:style-name="T15">A schermo il sistema mostra </text:span><text:soft-page-break/><text:span text:style-name="T15">una notifica di successo della procedura.</text:span></text:p>
              </text:list-item>
              <text:list-item>
                <text:p text:style-name="P51"><text:span text:style-name="T15">Il sistema infine reindirizza l’utente alla Home di Sine Charta.</text:span></text:p>
              </text:list-item>
              <text:list-item>
                <text:p text:style-name="P58"><text:span text:style-name="T15">L’utente clicca il link presente nella mail inviata dal sistema.</text:span></text:p>
              </text:list-item>
              <text:list-item>
                <text:p text:style-name="P51"><text:span text:style-name="T15">L’utente viene indirizzato ad una pagina dove sono presenti due form da compilare etichettati: “Nuova Password” e “Conferma Password”.</text:span></text:p>
              </text:list-item>
              <text:list-item>
                <text:p text:style-name="P58"><text:span text:style-name="T15">L’utente compila i campi e sottomette le informazioni cliccando il pulsante “Conferma”.</text:span></text:p>
              </text:list-item>
              <text:list-item>
                <text:p text:style-name="P51"><text:span text:style-name="T14">Sine Charta <text:s/>mostra una notifica di successo dell’operazione e reinderizza l’utente alla Home.</text:span></text:p>
              </text:list-item>
            </text:list>
            <text:p text:style-name="P22"/>
          </table:table-cell>
        </table:table-row>
        <table:table-row table:style-name="Table12.1">
          <table:table-cell table:style-name="Table12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12.A2" office:value-type="string">
            <text:p text:style-name="P18"/>
            <text:list xml:id="list120025677010755" text:continue-list="list120024250598038" text:style-name="WWNum17">
              <text:list-item>
                <text:p text:style-name="P85"><text:span text:style-name="T9">UtenteRegistrato recupera la password per poter accedere.</text:span></text:p>
              </text:list-item>
            </text:list>
          </table:table-cell>
        </table:table-row>
        <table:table-row table:style-name="Table12.1">
          <table:table-cell table:style-name="Table12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12.B7" office:value-type="string">
            <text:p text:style-name="P18"/>
            <text:list xml:id="list120025231009052" text:continue-numbering="true" text:style-name="WWNum17">
              <text:list-item>
                <text:p text:style-name="P85"><text:span text:style-name="T9">Il sistema permette il recupero password entro pochi minuti.</text:span></text:p>
              </text:list-item>
            </text:list>
          </table:table-cell>
        </table:table-row>
        <table:table-row table:style-name="Table12.1">
          <table:table-cell table:style-name="Table12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12.A2" office:value-type="string">
            <text:p text:style-name="P18"/>
            <text:list xml:id="list120025880139794" text:continue-numbering="true" text:style-name="WWNum17">
              <text:list-item>
                <text:p text:style-name="P85"><text:span text:style-name="T9">Se al punto 6 si verifica che l’utente non è presente il sistema lo segnala con un alert e l’utente deve reinserire un username valido.</text:span></text:p>
              </text:list-item>
              <text:list-item>
                <text:p text:style-name="P85"><text:span text:style-name="T9"><text:s/>Se al punto 8 l’utente clicca su un link scaduto il sistema lo indirizza ad una pagina di errore e successivamente alla Home.</text:span></text:p>
              </text:list-item>
              <text:list-item>
                <text:p text:style-name="P85"><text:span text:style-name="T9">Se al punto 9 i campi “Nuova Password” e “Conferma Password” non corrispondono si veda </text:span><text:span text:style-name="T11">UC_5.1.</text:span></text:p>
              </text:list-item>
            </text:list>
          </table:table-cell>
        </table:table-row>
      </table:table>
      <text:p text:style-name="P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><text:span text:style-name="T3">UC_8.0</text:span></text:p>
          </table:table-cell>
        </table:table-row>
        <table:table-row table:style-name="Table13.1">
          <table:table-cell table:style-name="Table13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13.A2" office:value-type="string">
            <text:p text:style-name="P18"/>
            <text:p text:style-name="P7"><text:span text:style-name="T17">RecuperoUsername</text:span></text:p>
          </table:table-cell>
        </table:table-row>
        <table:table-row table:style-name="Table13.1">
          <table:table-cell table:style-name="Table13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13.B3" office:value-type="string">
            <text:p text:style-name="P18"/>
            <text:p text:style-name="P8"><text:span text:style-name="T9">UtenteRegistrato</text:span></text:p>
          </table:table-cell>
        </table:table-row>
        <table:table-row table:style-name="Table13.1">
          <table:table-cell table:style-name="Table13.A2" office:value-type="string">
            <text:p text:style-name="P13"/>
            <text:p text:style-name="P8"><text:span text:style-name="T6">ENTRY CONDITION</text:span></text:p>
            <text:p text:style-name="P13"/>
          </table:table-cell>
          <table:table-cell table:style-name="Table13.A2" office:value-type="string">
            <text:p text:style-name="P18"/>
            <text:list xml:id="list4292018665" text:style-name="WWNum21">
              <text:list-item>
                <text:p text:style-name="P87"><text:span text:style-name="T9">UtenteRegistrato non è loggato.</text:span></text:p>
              </text:list-item>
            </text:list>
            <text:p text:style-name="P17"/>
          </table:table-cell>
        </table:table-row>
        <table:table-row table:style-name="Table13.1">
          <table:table-cell table:style-name="Table13.A5" office:value-type="string">
            <text:p text:style-name="P13"/>
            <text:p text:style-name="P8"><text:span text:style-name="T6">FLOW OF EVENTS</text:span></text:p>
            <text:p text:style-name="P13"/>
          </table:table-cell>
          <table:table-cell table:style-name="Table13.B5" office:value-type="string">
            <text:p text:style-name="P36"/>
            <text:p text:style-name="P39"><text:span text:style-name="T9"><text:s text:c="14"/>UTENTE <text:s text:c="71"/>SISTEMA</text:span></text:p>
            <text:p text:style-name="P22"/>
            <text:list xml:id="list4203447771" text:style-name="WWNum22">
              <text:list-item>
                <text:p text:style-name="P59"><text:span text:style-name="T15">UtenteRegistrato si trova sulla Home dove ha a disposizione il link "Recupera credenziali" che quindi viene cliccato.</text:span></text:p>
              </text:list-item>
              <text:list-item>
                <text:p text:style-name="P52"><text:span text:style-name="T15">Il sistema lo reindirizza su una pagina che mostra un form da riempire con la propria e-mail.</text:span></text:p>
              </text:list-item>
              <text:list-item>
                <text:p text:style-name="P59"><text:soft-page-break/><text:span text:style-name="T15">UtenteRegistrato inserisce l'indirizzo e-mail</text:span></text:p>
              </text:list-item>
              <text:list-item>
                <text:p text:style-name="P59"><text:span text:style-name="T15">UtenteRegistrato Clicca sul pulsante "Recupera".</text:span></text:p>
              </text:list-item>
              <text:list-item>
                <text:p text:style-name="P52"><text:span text:style-name="T15">Il sistema controlla l’indirizzo email inserito.</text:span></text:p>
              </text:list-item>
              <text:list-item>
                <text:p text:style-name="P52"><text:span text:style-name="T15">Il sistema invia all'indirizzo e-mail un messaggio che contiene la sua username.</text:span></text:p>
              </text:list-item>
              <text:list-item>
                <text:p text:style-name="P52"><text:span text:style-name="T15">A schermo in seguito viene mostrata una notifica all'utente dell'invio della mail.</text:span></text:p>
              </text:list-item>
              <text:list-item>
                <text:p text:style-name="P52"><text:span text:style-name="T15">Il sistema reindirizza UtenteRegistrato alla Home.</text:span></text:p>
              </text:list-item>
            </text:list>
            <text:p text:style-name="P109"/>
          </table:table-cell>
        </table:table-row>
        <table:table-row table:style-name="Table13.1">
          <table:table-cell table:style-name="Table13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13.A2" office:value-type="string">
            <text:p text:style-name="P18"/>
            <text:list xml:id="list120024234195035" text:continue-list="list4292018665" text:style-name="WWNum21">
              <text:list-item>
                <text:p text:style-name="P87"><text:span text:style-name="T9">UtenteRegistrato riceve la mail con la propria username.</text:span></text:p>
              </text:list-item>
            </text:list>
          </table:table-cell>
        </table:table-row>
        <table:table-row table:style-name="Table13.1">
          <table:table-cell table:style-name="Table13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13.B7" office:value-type="string">
            <text:p text:style-name="P18"/>
            <text:list xml:id="list120025473571495" text:continue-numbering="true" text:style-name="WWNum21">
              <text:list-item>
                <text:p text:style-name="P87"><text:span text:style-name="T9">Il sistema invia lo username a UtenteRegistrato entro un minuto.</text:span>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13.A2" office:value-type="string">
            <text:p text:style-name="P18"/>
            <text:list xml:id="list120024272514079" text:continue-numbering="true" text:style-name="WWNum21">
              <text:list-item>
                <text:p text:style-name="P87"><text:span text:style-name="T9">Se al punto 5 la mail inserita non corrisponde viene segnalato tramite un alert e l’utente deve ricompilare il campo.</text:span></text:p>
              </text:list-item>
            </text:list>
            <text:p text:style-name="P10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><text:span text:style-name="T3">UC_9.0</text:span></text:p>
          </table:table-cell>
        </table:table-row>
        <table:table-row table:style-name="Table14.1">
          <table:table-cell table:style-name="Table14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14.A2" office:value-type="string">
            <text:p text:style-name="P18"/>
            <text:p text:style-name="P8"><text:span text:style-name="T17">UpgradeAModeratore</text:span></text:p>
          </table:table-cell>
        </table:table-row>
        <table:table-row table:style-name="Table14.1">
          <table:table-cell table:style-name="Table14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14.B3" office:value-type="string">
            <text:p text:style-name="P18"/>
            <text:p text:style-name="P8"><text:span text:style-name="T9">UtenteGiocatore</text:span></text:p>
          </table:table-cell>
        </table:table-row>
        <table:table-row table:style-name="Table14.1">
          <table:table-cell table:style-name="Table14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14.A2" office:value-type="string">
            <text:p text:style-name="P25"/>
            <text:list xml:id="list120024967401755" text:continue-numbering="true" text:style-name="WWNum21">
              <text:list-item>
                <text:p text:style-name="P87"><text:span text:style-name="T9">UtenteGiocatore si trova nella propria area personale.</text:span></text:p>
              </text:list-item>
            </text:list>
          </table:table-cell>
        </table:table-row>
        <table:table-row table:style-name="Table14.1">
          <table:table-cell table:style-name="Table14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14.B5" office:value-type="string">
            <text:p text:style-name="P25"/>
            <text:p text:style-name="P8"><text:span text:style-name="T13"><text:s text:c="15"/>UTENTE <text:s text:c="75"/>SISTEMA</text:span></text:p>
            <text:p text:style-name="P23"/>
            <text:list xml:id="list2760078978" text:style-name="WWNum23">
              <text:list-item>
                <text:p text:style-name="P117"><text:span text:style-name="T7">UtenteGiocatore clicca sul link “DiventaModeratore”.</text:span></text:p>
              </text:list-item>
              <text:list-item>
                <text:p text:style-name="P141"><text:span text:style-name="T7">Il sistema gli mostra una tabella in cui sono specificati le funzionalità aggiuntive del Moderatore rispetto al Giocatore e un’area in cui selezionare il piano: “Free” o “Abbonamento: 9.99 €/mese”.</text:span></text:p>
              </text:list-item>
              <text:list-item>
                <text:p text:style-name="P117"><text:span text:style-name="T7">UtenteGiocatore seleziona </text:span><text:soft-page-break/><text:span text:style-name="T7">“Abbonamento: 9.99 €/mese”.</text:span></text:p>
              </text:list-item>
              <text:list-item>
                <text:p text:style-name="P117"><text:span text:style-name="T7">UtenteGiocatore clicca su “Paga”.</text:span></text:p>
              </text:list-item>
              <text:list-item>
                <text:p text:style-name="P141"><text:span text:style-name="T7">Il sistema mostra a UtenteGiocatore un form per il pagamento in cui sono presenti i campi: Intestatario, Numero Carta, Scadenza, CVC/CVV.</text:span></text:p>
              </text:list-item>
              <text:list-item>
                <text:p text:style-name="P117"><text:span text:style-name="T7">UtenteGiocatore riempe i campi: Intestatario, Numero Carta, Scadenza, CVC/CVV.</text:span></text:p>
              </text:list-item>
              <text:list-item>
                <text:p text:style-name="P117"><text:span text:style-name="T7">UtenteGiocatore clicca sul pulsante “Paga ora”.</text:span></text:p>
              </text:list-item>
              <text:list-item>
                <text:p text:style-name="P141"><text:span text:style-name="T7">Il sistema valuta se i dati inseriti sono corretti</text:span></text:p>
              </text:list-item>
              <text:list-item>
                <text:p text:style-name="P141"><text:span text:style-name="T7">Il sistema accetta i dati</text:span></text:p>
              </text:list-item>
              <text:list-item>
                <text:p text:style-name="P141"><text:span text:style-name="T7">Il sistema accetta il pagamento</text:span></text:p>
              </text:list-item>
              <text:list-item>
                <text:p text:style-name="P141"><text:span text:style-name="T7">Il sistema indirizza UtenteGiocatore ad una pagina di pagamento effettuato.</text:span></text:p>
              </text:list-item>
              <text:list-item>
                <text:p text:style-name="P141"><text:span text:style-name="T7">Il sistema indirizza UtenteGiocatore alla propria pagina personale.</text:span></text:p>
              </text:list-item>
            </text:list>
            <text:p text:style-name="P49"/>
            <text:p text:style-name="P18"/>
          </table:table-cell>
        </table:table-row>
        <table:table-row table:style-name="Table14.1">
          <table:table-cell table:style-name="Table14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14.A2" office:value-type="string">
            <text:p text:style-name="P18"/>
            <text:list xml:id="list120025719339256" text:continue-list="list120024967401755" text:style-name="WWNum21">
              <text:list-item>
                <text:p text:style-name="P87"><text:span text:style-name="T9">UtenteGiocatore diventa un UtenteModeratore.</text:span></text:p>
              </text:list-item>
            </text:list>
          </table:table-cell>
        </table:table-row>
        <table:table-row table:style-name="Table14.1">
          <table:table-cell table:style-name="Table14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14.B7" office:value-type="string">
            <text:p text:style-name="P18"/>
            <text:list xml:id="list120024537148583" text:continue-numbering="true" text:style-name="WWNum21">
              <text:list-item>
                <text:p text:style-name="P87"><text:span text:style-name="T9">Il sistema conferma il pagamento entro 10 minuti.</text:span></text:p>
              </text:list-item>
              <text:list-item>
                <text:p text:style-name="P87"><text:span text:style-name="T9">Il sistema aggiorna lo status di UtenteGiocatore a UtenteModeratore entro pochi minuti.</text:span></text:p>
              </text:list-item>
            </text:list>
            <text:p text:style-name="P105"/>
          </table:table-cell>
        </table:table-row>
        <table:table-row table:style-name="Table14.1">
          <table:table-cell table:style-name="Table14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14.A2" office:value-type="string">
            <text:p text:style-name="P18"/>
            <text:list xml:id="list2329874087" text:style-name="WWNum24">
              <text:list-item>
                <text:p text:style-name="P89"><text:span text:style-name="T9">Se al punto 8 il sistema valuta che i campi non sono validi viene mostrato un avviso con un alert e l’utente deve ricompilare di nuovo i campi correttamente.</text:span></text:p>
              </text:list-item>
            </text:list>
          </table:table-cell>
        </table:table-row>
      </table:table>
      <text:p text:style-name="P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"/>
          </table:table-cell>
          <table:table-cell table:style-name="Table15.A1" office:value-type="string">
            <text:p text:style-name="P6"><text:span text:style-name="T3">UC_10.0</text:span></text:p>
          </table:table-cell>
        </table:table-row>
        <table:table-row table:style-name="Table15.1">
          <table:table-cell table:style-name="Table15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15.A2" office:value-type="string">
            <text:p text:style-name="P18"/>
            <text:p text:style-name="P8"><text:span text:style-name="T17">CreazioneAnnuncio</text:span></text:p>
            <text:p text:style-name="P29"/>
          </table:table-cell>
        </table:table-row>
        <table:table-row table:style-name="Table15.1">
          <table:table-cell table:style-name="Table15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15.B3" office:value-type="string">
            <text:p text:style-name="P18"/>
            <text:p text:style-name="P8"><text:span text:style-name="T9">UtenteModeratore</text:span></text:p>
            <text:p text:style-name="P18"/>
          </table:table-cell>
        </table:table-row>
        <table:table-row table:style-name="Table15.1">
          <table:table-cell table:style-name="Table15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15.A2" office:value-type="string">
            <text:p text:style-name="P25"/>
            <text:list xml:id="list120026065350737" text:continue-numbering="true" text:style-name="WWNum24">
              <text:list-item>
                <text:p text:style-name="P89"><text:span text:style-name="T13">L’utente è un moderatore.</text:span></text:p>
              </text:list-item>
              <text:list-item>
                <text:p text:style-name="P89"><text:span text:style-name="T9">UtenteModeratore si trova nel suo pannello di controllo.</text:span></text:p>
              </text:list-item>
            </text:list>
            <text:p text:style-name="P105"/>
          </table:table-cell>
        </table:table-row>
        <table:table-row table:style-name="Table15.1">
          <table:table-cell table:style-name="Table15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15.B5" office:value-type="string">
            <text:p text:style-name="P37"/>
            <text:p text:style-name="P8"><text:span text:style-name="T20"><text:s text:c="22"/></text:span><text:span text:style-name="T13">UTENTE <text:s text:c="66"/>SISTEMA</text:span></text:p>
            <text:p text:style-name="P37"/>
            <text:list xml:id="list2619016247" text:style-name="WWNum25">
              <text:list-item>
                <text:p text:style-name="P173"><text:span text:style-name="T7">UtenteModeratore clicca su “Bacheca” presente nella navbar posta nella parte superiore della propria area personale.</text:span></text:p>
              </text:list-item>
              <text:list-item>
                <text:p text:style-name="P142"><text:soft-page-break/><text:span text:style-name="T7">Il sistema reindirizza UtenteModeratore alla pagina in cui è presente la lista di tutti gli annunci scritti da altri UtentiModeratori e una pulsante “Crea Annuncio”.</text:span></text:p>
              </text:list-item>
              <text:list-item>
                <text:p text:style-name="P173"><text:span text:style-name="T7">UtenteModeratore clicca sul pulsante “Crea Annuncio”.</text:span></text:p>
              </text:list-item>
              <text:list-item>
                <text:p text:style-name="P142"><text:span text:style-name="T7">Il sistema indirizza UtenteModeratore ad un’area con una area di testo.</text:span></text:p>
              </text:list-item>
              <text:list-item>
                <text:p text:style-name="P173"><text:span text:style-name="T7">UtenteModeratore scrive un annuncio nell’area di testo.</text:span></text:p>
              </text:list-item>
              <text:list-item>
                <text:p text:style-name="P173"><text:span text:style-name="T7">Utentemoderatore clicca su “Pubblica Annuncio”.</text:span></text:p>
              </text:list-item>
              <text:list-item>
                <text:p text:style-name="P142"><text:span text:style-name="T7">Il sistema pubblica l’annuncio nella sezione apposita.</text:span></text:p>
              </text:list-item>
              <text:list-item>
                <text:p text:style-name="P142"><text:span text:style-name="T7">UtenteModeratore viene reindirizzato alla sezione in cui è presente la lista degli annunci. </text:span></text:p>
              </text:list-item>
            </text:list>
            <text:p text:style-name="P18"/>
          </table:table-cell>
        </table:table-row>
        <table:table-row table:style-name="Table15.1">
          <table:table-cell table:style-name="Table15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15.A2" office:value-type="string">
            <text:p text:style-name="P18"/>
            <text:list xml:id="list2649592420" text:style-name="WWNum26">
              <text:list-item>
                <text:p text:style-name="P90"><text:span text:style-name="T9">UtenteModeratore pubblica l’annunciocon successo.</text:span></text:p>
              </text:list-item>
            </text:list>
          </table:table-cell>
        </table:table-row>
        <table:table-row table:style-name="Table15.1">
          <table:table-cell table:style-name="Table15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15.B7" office:value-type="string">
            <text:p text:style-name="P18"/>
            <text:list xml:id="list120025759685879" text:continue-numbering="true" text:style-name="WWNum26">
              <text:list-item>
                <text:p text:style-name="P90"><text:span text:style-name="T9">Il sistema pubblica l’annuncio entro 2 minuti.</text:span></text:p>
              </text:list-item>
            </text:list>
          </table:table-cell>
        </table:table-row>
        <table:table-row table:style-name="Table15.1">
          <table:table-cell table:style-name="Table15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15.A2" office:value-type="string">
            <text:p text:style-name="P18"/>
            <text:p text:style-name="P8"><text:span text:style-name="T9">//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4"/>
          </table:table-cell>
          <table:table-cell table:style-name="Table16.A1" office:value-type="string">
            <text:p text:style-name="P6"><text:span text:style-name="T3">UC_11.0</text:span></text:p>
          </table:table-cell>
        </table:table-row>
        <table:table-row table:style-name="Table16.1">
          <table:table-cell table:style-name="Table16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16.A2" office:value-type="string">
            <text:p text:style-name="P18"/>
            <text:p text:style-name="P8"><text:span text:style-name="T17">RispostaAnnunci</text:span></text:p>
          </table:table-cell>
        </table:table-row>
        <table:table-row table:style-name="Table16.1">
          <table:table-cell table:style-name="Table16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16.B3" office:value-type="string">
            <text:p text:style-name="P18"/>
            <text:p text:style-name="P8"><text:span text:style-name="T9">UtenteGiocatore</text:span></text:p>
          </table:table-cell>
        </table:table-row>
        <table:table-row table:style-name="Table16.1">
          <table:table-cell table:style-name="Table16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16.A2" office:value-type="string">
            <text:p text:style-name="P25"/>
            <text:list xml:id="list120025563628058" text:continue-numbering="true" text:style-name="WWNum26">
              <text:list-item>
                <text:p text:style-name="P90"><text:span text:style-name="T9">UtenteGiocatore è sulla pagina della bacheca annunci.</text:span></text:p>
              </text:list-item>
            </text:list>
          </table:table-cell>
        </table:table-row>
        <table:table-row table:style-name="Table16.1">
          <table:table-cell table:style-name="Table16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16.B5" office:value-type="string">
            <text:p text:style-name="P25"/>
            <text:p text:style-name="P8"><text:span text:style-name="T13"><text:s text:c="18"/>UTENTE <text:s text:c="68"/>SISTEMA <text:s text:c="7"/></text:span></text:p>
            <text:p text:style-name="P25"/>
            <text:list xml:id="list2422928422" text:style-name="WWNum27">
              <text:list-item>
                <text:p text:style-name="P174"><text:span text:style-name="T7">UtenteGiocatore clicca su uno degli annunci presenti in lista. </text:span></text:p>
              </text:list-item>
              <text:list-item>
                <text:p text:style-name="P143"><text:span text:style-name="T7">Il sistema mostra a UtenteGiocatore l’annuncio completo tramite un fade-out, e sottostante ad esso una parte per commentare.</text:span></text:p>
              </text:list-item>
              <text:list-item>
                <text:p text:style-name="P174"><text:span text:style-name="T7">UtenteGiocatore legge la </text:span><text:soft-page-break/><text:span text:style-name="T7">storia.</text:span></text:p>
              </text:list-item>
              <text:list-item>
                <text:p text:style-name="P174"><text:span text:style-name="T7">UtenteGiocatore scrive un commento nell’area di testo <text:s/>della storia appena letta.</text:span></text:p>
              </text:list-item>
              <text:list-item>
                <text:p text:style-name="P174"><text:span text:style-name="T7">UtenteGiocatore clicca su “Rispondi”.</text:span></text:p>
              </text:list-item>
              <text:list-item>
                <text:p text:style-name="P143"><text:span text:style-name="T7">Il sistema sottomette il commento.</text:span></text:p>
              </text:list-item>
              <text:list-item>
                <text:p text:style-name="P143"><text:span text:style-name="T7">Il sistema mostra a UtenteGiocatore un messaggio di <text:s/>avvenuta pubblicazione.</text:span></text:p>
              </text:list-item>
              <text:list-item>
                <text:p text:style-name="P143"><text:span text:style-name="T7">Il sistema reidirizza UtenteGiocatore alla pagina “Bacheca”.</text:span></text:p>
              </text:list-item>
            </text:list>
            <text:p text:style-name="P18"/>
          </table:table-cell>
        </table:table-row>
        <table:table-row table:style-name="Table16.1">
          <table:table-cell table:style-name="Table16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16.A2" office:value-type="string">
            <text:p text:style-name="P18"/>
            <text:list xml:id="list120025884743277" text:continue-list="list120025563628058" text:style-name="WWNum26">
              <text:list-item>
                <text:p text:style-name="P90"><text:span text:style-name="T9">UtenteGiocatore commenta con successo all’annuncio in bacheca.</text:span></text:p>
              </text:list-item>
            </text:list>
            <text:p text:style-name="P105"/>
          </table:table-cell>
        </table:table-row>
        <table:table-row table:style-name="Table16.1">
          <table:table-cell table:style-name="Table16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16.B7" office:value-type="string">
            <text:p text:style-name="P18"/>
            <text:list xml:id="list120025084362514" text:continue-numbering="true" text:style-name="WWNum26">
              <text:list-item>
                <text:p text:style-name="P90"><text:span text:style-name="T9">Il sistema sottomette il commento entro pochi minuti.</text:span></text:p>
              </text:list-item>
            </text:list>
          </table:table-cell>
        </table:table-row>
        <table:table-row table:style-name="Table16.1">
          <table:table-cell table:style-name="Table16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16.A2" office:value-type="string">
            <text:p text:style-name="P18"/>
            <text:p text:style-name="P8"><text:span text:style-name="T9">//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P6"><text:span text:style-name="T3">UC_12.0</text:span></text:p>
          </table:table-cell>
        </table:table-row>
        <table:table-row table:style-name="Table17.1">
          <table:table-cell table:style-name="Table17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17.A2" office:value-type="string">
            <text:p text:style-name="P18"/>
            <text:p text:style-name="P8"><text:span text:style-name="T17">CreazioneStoria</text:span></text:p>
          </table:table-cell>
        </table:table-row>
        <table:table-row table:style-name="Table17.1">
          <table:table-cell table:style-name="Table17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17.B3" office:value-type="string">
            <text:p text:style-name="P18"/>
            <text:p text:style-name="P8"><text:span text:style-name="T9">UtenteModeratore</text:span></text:p>
          </table:table-cell>
        </table:table-row>
        <table:table-row table:style-name="Table17.1">
          <table:table-cell table:style-name="Table17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17.A2" office:value-type="string">
            <text:p text:style-name="P25"/>
            <text:list xml:id="list120025760300946" text:continue-numbering="true" text:style-name="WWNum26">
              <text:list-item>
                <text:p text:style-name="P90"><text:span text:style-name="T9">UtenteModeratore si trova nella sua area personale.</text:span></text:p>
              </text:list-item>
            </text:list>
          </table:table-cell>
        </table:table-row>
        <table:table-row table:style-name="Table17.1">
          <table:table-cell table:style-name="Table17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17.B5" office:value-type="string">
            <text:p text:style-name="P25"/>
            <text:p text:style-name="P8"><text:span text:style-name="T13"><text:s text:c="18"/>UTENTE <text:s text:c="68"/>SISTEMA <text:s text:c="7"/></text:span></text:p>
            <text:list xml:id="list2614480774" text:style-name="WWNum28">
              <text:list-item>
                <text:p text:style-name="P175"><text:span text:style-name="T9">UtenteModeratore clicca su “Nuova storia” presente sulla parte superiore della sua pagina personale.</text:span></text:p>
              </text:list-item>
              <text:list-item>
                <text:p text:style-name="P147"><text:span text:style-name="T9">UtenteModeratore viene reindirizzato in una pagina dove è presente un tool che permette di scrivere la storia.</text:span></text:p>
              </text:list-item>
              <text:list-item>
                <text:p text:style-name="P169"><text:span text:style-name="T9">UtenteModeratore nell’apposita area di testo inserisce la sua storia.</text:span></text:p>
              </text:list-item>
              <text:list-item>
                <text:p text:style-name="P169"><text:span text:style-name="T9">UtenteModeratore salva la storia cliccando su “Salva”.</text:span></text:p>
              </text:list-item>
              <text:list-item>
                <text:p text:style-name="P147"><text:soft-page-break/><text:span text:style-name="T9">Il sistema salva la storia appena scritta da UtenteModeratore.</text:span></text:p>
              </text:list-item>
              <text:list-item>
                <text:p text:style-name="P147"><text:span text:style-name="T9">Il sistema reindirizza UtenteModeratore alla sua area personale.</text:span></text:p>
              </text:list-item>
            </text:list>
            <text:p text:style-name="P188"/>
          </table:table-cell>
        </table:table-row>
        <table:table-row table:style-name="Table17.1">
          <table:table-cell table:style-name="Table17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17.A2" office:value-type="string">
            <text:p text:style-name="P18"/>
            <text:list xml:id="list120025564084372" text:continue-list="list120025760300946" text:style-name="WWNum26">
              <text:list-item>
                <text:p text:style-name="P90"><text:span text:style-name="T9">UtenteModeratore ha creato e salvato una nuova storia.</text:span></text:p>
              </text:list-item>
            </text:list>
            <text:p text:style-name="P105"/>
          </table:table-cell>
        </table:table-row>
        <table:table-row table:style-name="Table17.1">
          <table:table-cell table:style-name="Table17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17.B7" office:value-type="string">
            <text:p text:style-name="P18"/>
            <text:list xml:id="list120024875082651" text:continue-numbering="true" text:style-name="WWNum26">
              <text:list-item>
                <text:p text:style-name="P90"><text:span text:style-name="T9">Il sistema permette in pochi passi di poter scrivere e salvare immediatamente una nuva storia.</text:span></text:p>
              </text:list-item>
            </text:list>
            <text:p text:style-name="P105"/>
          </table:table-cell>
        </table:table-row>
        <table:table-row table:style-name="Table17.1">
          <table:table-cell table:style-name="Table17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17.A2" office:value-type="string">
            <text:p text:style-name="P18"/>
            <text:list xml:id="list120024539830979" text:continue-numbering="true" text:style-name="WWNum26">
              <text:list-item>
                <text:p text:style-name="P90"><text:span text:style-name="T9">//</text:span>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4"/>
          </table:table-cell>
          <table:table-cell table:style-name="Table18.A1" office:value-type="string">
            <text:p text:style-name="P6"><text:span text:style-name="T3">UC_13.0</text:span></text:p>
          </table:table-cell>
        </table:table-row>
        <table:table-row table:style-name="Table18.1">
          <table:table-cell table:style-name="Table18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18.A2" office:value-type="string">
            <text:p text:style-name="P18"/>
            <text:p text:style-name="P8"><text:span text:style-name="T17">InvioInviti</text:span></text:p>
          </table:table-cell>
        </table:table-row>
        <table:table-row table:style-name="Table18.1">
          <table:table-cell table:style-name="Table18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18.B3" office:value-type="string">
            <text:p text:style-name="P18"/>
            <text:p text:style-name="P8"><text:span text:style-name="T9">UtenteModeratore</text:span></text:p>
          </table:table-cell>
        </table:table-row>
        <table:table-row table:style-name="Table18.1">
          <table:table-cell table:style-name="Table18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18.A2" office:value-type="string">
            <text:p text:style-name="P25"/>
            <text:list xml:id="list120025397341228" text:continue-numbering="true" text:style-name="WWNum26">
              <text:list-item>
                <text:p text:style-name="P90"><text:span text:style-name="T9">UtenteModeratore si trova nella pagina dedicata agli inviti.</text:span></text:p>
              </text:list-item>
            </text:list>
          </table:table-cell>
        </table:table-row>
        <table:table-row table:style-name="Table18.1">
          <table:table-cell table:style-name="Table18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18.B5" office:value-type="string">
            <text:p text:style-name="P25"/>
            <text:p text:style-name="P8"><text:span text:style-name="T13"><text:s text:c="18"/>UTENTE <text:s text:c="68"/>SISTEMA <text:s text:c="7"/></text:span></text:p>
            <text:p text:style-name="P111"/>
            <text:list xml:id="list1946659406" text:style-name="WWNum29">
              <text:list-item>
                <text:p text:style-name="P119"><text:span text:style-name="T9">UtenteModeratore inserisce un titolo ed una breve descrizione della storia, riempiendo il campo “Titolo” e l’area di testo dedicata alla descrizione.</text:span></text:p>
              </text:list-item>
              <text:list-item>
                <text:p text:style-name="P119"><text:span text:style-name="T9">UtenteModeratore scrive nel campo apposito la username degli utenti da invitare, uno per volta.</text:span></text:p>
              </text:list-item>
              <text:list-item>
                <text:p text:style-name="P119"><text:span text:style-name="T9">UtenteModeratore clicca sul pulsante “Aggiungi”, per ogni utente da inserire.</text:span></text:p>
              </text:list-item>
              <text:list-item>
                <text:p text:style-name="P148"><text:span text:style-name="T9">Il sistema verifica se, per ogni username inserita, è presente.</text:span></text:p>
              </text:list-item>
              <text:list-item>
                <text:p text:style-name="P148"><text:span text:style-name="T9">Il sistema inserisce gli utenti alla lista degli utenti da </text:span><text:soft-page-break/><text:span text:style-name="T9">invitare presente all’interno della pagina. </text:span></text:p>
              </text:list-item>
              <text:list-item>
                <text:p text:style-name="P119"><text:span text:style-name="T9">UtenteModeratore clicca sul pulsante “Crea Storia e invita”.</text:span></text:p>
              </text:list-item>
              <text:list-item>
                <text:p text:style-name="P148"><text:span text:style-name="T9">Il sistema invia una notifica alla pagina personale ed una mail agli utenti selezionati dalla lista.</text:span></text:p>
              </text:list-item>
              <text:list-item>
                <text:p text:style-name="P148"><text:span text:style-name="T9">UtenteModeratore viene reidirizzato alla sua Home personale.</text:span></text:p>
              </text:list-item>
            </text:list>
            <text:p text:style-name="P188"/>
          </table:table-cell>
        </table:table-row>
        <table:table-row table:style-name="Table18.1">
          <table:table-cell table:style-name="Table18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18.A2" office:value-type="string">
            <text:p text:style-name="P18"/>
            <text:list xml:id="list120025601356799" text:continue-list="list120025397341228" text:style-name="WWNum26">
              <text:list-item>
                <text:p text:style-name="P90"><text:span text:style-name="T9">UtenteGiocatore riceve la notifica da parte di UtenteModeratore.</text:span></text:p>
              </text:list-item>
            </text:list>
            <text:p text:style-name="P105"/>
          </table:table-cell>
        </table:table-row>
        <table:table-row table:style-name="Table18.1">
          <table:table-cell table:style-name="Table18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18.B7" office:value-type="string">
            <text:p text:style-name="P18"/>
            <text:list xml:id="list120026301698734" text:continue-numbering="true" text:style-name="WWNum26">
              <text:list-item>
                <text:p text:style-name="P90"><text:span text:style-name="T9">Il sistema invia le notifiche agli utenti entro pochi minuti.</text:span></text:p>
              </text:list-item>
            </text:list>
          </table:table-cell>
        </table:table-row>
        <table:table-row table:style-name="Table18.1">
          <table:table-cell table:style-name="Table18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18.A2" office:value-type="string">
            <text:p text:style-name="P18"/>
            <text:list xml:id="list120024966460521" text:continue-numbering="true" text:style-name="WWNum26">
              <text:list-item>
                <text:p text:style-name="P90"><text:span text:style-name="T9">Se al punto 4 il sistema verifica che un username inserito non è presente, ignora l’input e notifica UtenteModeratore.</text:span></text:p>
              </text:list-item>
              <text:list-item>
                <text:p text:style-name="P90"><text:span text:style-name="T9">Se al punto 6 nella lista degli utenti non è presente nessuno, il sistema blocca l’operazione e notifica UtenteModeratore dell’errore.</text:span></text:p>
              </text:list-item>
            </text:list>
            <text:p text:style-name="P1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4"/>
          </table:table-cell>
          <table:table-cell table:style-name="Table19.A1" office:value-type="string">
            <text:p text:style-name="P6"><text:span text:style-name="T3">UC_14.0</text:span></text:p>
          </table:table-cell>
        </table:table-row>
        <table:table-row table:style-name="Table19.1">
          <table:table-cell table:style-name="Table19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19.A2" office:value-type="string">
            <text:p text:style-name="P18"/>
            <text:p text:style-name="P8"><text:span text:style-name="T17">AccettaInviti</text:span></text:p>
          </table:table-cell>
        </table:table-row>
        <table:table-row table:style-name="Table19.1">
          <table:table-cell table:style-name="Table19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19.B3" office:value-type="string">
            <text:p text:style-name="P18"/>
            <text:p text:style-name="P8"><text:span text:style-name="T9">UtenteGiocatore</text:span></text:p>
          </table:table-cell>
        </table:table-row>
        <table:table-row table:style-name="Table19.1">
          <table:table-cell table:style-name="Table19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19.A2" office:value-type="string">
            <text:p text:style-name="P25"/>
            <text:list xml:id="list120025755194754" text:continue-numbering="true" text:style-name="WWNum26">
              <text:list-item>
                <text:p text:style-name="P90"><text:span text:style-name="T9">UtenteGiocatore ha ricevuto la notifica da UtenteModeratore.</text:span></text:p>
              </text:list-item>
              <text:list-item>
                <text:p text:style-name="P90"><text:span text:style-name="T9">UtenteGiocatore si trova nella Home della sua pagina personale.</text:span></text:p>
              </text:list-item>
            </text:list>
            <text:p text:style-name="P105"/>
          </table:table-cell>
        </table:table-row>
        <table:table-row table:style-name="Table19.1">
          <table:table-cell table:style-name="Table19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19.B5" office:value-type="string">
            <text:p text:style-name="P25"/>
            <text:p text:style-name="P8"><text:span text:style-name="T13"><text:s text:c="18"/>UTENTE <text:s text:c="68"/>SISTEMA <text:s text:c="7"/></text:span></text:p>
            <text:p text:style-name="P25"/>
            <text:list xml:id="list3744377390" text:style-name="WWNum30">
              <text:list-item>
                <text:p text:style-name="P120"><text:span text:style-name="T9">UtenteGiocatore clicca su “Inviti” nella sua pagina personale.</text:span></text:p>
              </text:list-item>
              <text:list-item>
                <text:p text:style-name="P149"><text:span text:style-name="T9">Il sistema lo inidirizza alla pagina di gestione degli inviti ricevuti.</text:span></text:p>
              </text:list-item>
              <text:list-item>
                <text:p text:style-name="P120"><text:span text:style-name="T9">UtenteGiocatore clicca su “Accetta” alla storia a cui </text:span><text:soft-page-break/><text:span text:style-name="T9">vuole partecipare.</text:span></text:p>
              </text:list-item>
              <text:list-item>
                <text:p text:style-name="P149"><text:span text:style-name="T9">Il sistema aggiunge la storia accettata alla lista delle storie a cui partecipa UtenteGiocatore e viene aggiunto alla lista dei giocatori che partecipano alla storia.</text:span></text:p>
              </text:list-item>
              <text:list-item>
                <text:p text:style-name="P149"><text:span text:style-name="T9">Il sistema reindirizza UtenteGiocatore alla sua Home personale.</text:span></text:p>
              </text:list-item>
            </text:list>
            <text:p text:style-name="P188"/>
          </table:table-cell>
        </table:table-row>
        <table:table-row table:style-name="Table19.1">
          <table:table-cell table:style-name="Table19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19.A2" office:value-type="string">
            <text:p text:style-name="P18"/>
            <text:list xml:id="list120025565559166" text:continue-list="list120025755194754" text:style-name="WWNum26">
              <text:list-item>
                <text:p text:style-name="P90"><text:span text:style-name="T9">UtenteGiocatore aggiunge la storia a cui è invitato alla sua lista delle storie.</text:span></text:p>
              </text:list-item>
            </text:list>
            <text:p text:style-name="P105"/>
          </table:table-cell>
        </table:table-row>
        <table:table-row table:style-name="Table19.1">
          <table:table-cell table:style-name="Table19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19.B7" office:value-type="string">
            <text:p text:style-name="P18"/>
            <text:list xml:id="list120024407016341" text:continue-numbering="true" text:style-name="WWNum26">
              <text:list-item>
                <text:p text:style-name="P90"><text:span text:style-name="T9">Il sistema aggiunge la storia all’UtenteGiocatore entro 2 minuti.</text:span></text:p>
              </text:list-item>
            </text:list>
          </table:table-cell>
        </table:table-row>
        <table:table-row table:style-name="Table19.1">
          <table:table-cell table:style-name="Table19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19.A2" office:value-type="string">
            <text:p text:style-name="P18"/>
            <text:list xml:id="list120025799524379" text:continue-numbering="true" text:style-name="WWNum26">
              <text:list-item>
                <text:p text:style-name="P90"><text:span text:style-name="T9">Se al punto 3 UtenteGiocatore rifiuta l’invito, l’invito viene rimosso dal sistema.</text:span></text:p>
              </text:list-item>
            </text:list>
            <text:p text:style-name="P18"/>
          </table:table-cell>
        </table:table-row>
      </table:table>
      <text:p text:style-name="P1"/>
      <text:p text:style-name="P1"/>
      <text:p text:style-name="P1"/>
      <text:p text:style-name="P1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4"/>
          </table:table-cell>
          <table:table-cell table:style-name="Table20.A1" office:value-type="string">
            <text:p text:style-name="P6"><text:span text:style-name="T3">UC_15.0</text:span></text:p>
          </table:table-cell>
        </table:table-row>
        <table:table-row table:style-name="Table20.1">
          <table:table-cell table:style-name="Table20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20.A2" office:value-type="string">
            <text:p text:style-name="P18"/>
            <text:p text:style-name="P8"><text:span text:style-name="T17">CreazionePersonaggio</text:span></text:p>
          </table:table-cell>
        </table:table-row>
        <table:table-row table:style-name="Table20.1">
          <table:table-cell table:style-name="Table20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20.B3" office:value-type="string">
            <text:p text:style-name="P18"/>
            <text:p text:style-name="P8"><text:span text:style-name="T9">UtenteGiocatore</text:span></text:p>
          </table:table-cell>
        </table:table-row>
        <table:table-row table:style-name="Table20.1">
          <table:table-cell table:style-name="Table20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20.A2" office:value-type="string">
            <text:p text:style-name="P25"/>
            <text:list xml:id="list120026199000808" text:continue-numbering="true" text:style-name="WWNum26">
              <text:list-item>
                <text:p text:style-name="P90"><text:span text:style-name="T9">UtenteGiocatore si trova nella sua area personale.</text:span></text:p>
              </text:list-item>
              <text:list-item>
                <text:p text:style-name="P90"><text:span text:style-name="T9">UtenteGiocatore partecipa ad una storia nella quale non ha nessun personaggio.</text:span></text:p>
              </text:list-item>
            </text:list>
            <text:p text:style-name="P105"/>
          </table:table-cell>
        </table:table-row>
        <table:table-row table:style-name="Table20.1">
          <table:table-cell table:style-name="Table20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20.B5" office:value-type="string">
            <text:p text:style-name="P65"/>
            <text:p text:style-name="P67"><text:span text:style-name="T5"><text:s text:c="22"/></text:span><text:span text:style-name="T9">UTENTE <text:s text:c="61"/>SISTEMA</text:span></text:p>
            <text:p text:style-name="P65"/>
            <text:list xml:id="list2579733158" text:style-name="WWNum32">
              <text:list-item>
                <text:p text:style-name="P180"><text:span text:style-name="T9">UtenteGiocatore clicca su "CreaPG" in corrispondenza della storia a cui partecipa.</text:span></text:p>
              </text:list-item>
            </text:list>
            <text:list xml:id="list2235278826" text:style-name="WWNum31">
              <text:list-item>
                <text:p text:style-name="P132"><text:span text:style-name="T9">Il sistema indirizza UtenteGiocatore alla pagina di creazione personaggio, nella quale è presente un form contenente i campi per le generalità del personaggio.</text:span></text:p>
              </text:list-item>
              <text:list-item>
                <text:p text:style-name="P181"><text:span text:style-name="T9">UtenteGiocatore compila i campi con nome, cognome, nazionalità, età e sesso del personaggio.</text:span></text:p>
              </text:list-item>
              <text:list-item>
                <text:p text:style-name="P181"><text:span text:style-name="T9">Una volta compilati tutti i campi, clicca sul pulsante "Avanti" e li sottomette al sistema.</text:span></text:p>
              </text:list-item>
              <text:list-item>
                <text:p text:style-name="P132"><text:span text:style-name="T9">Sine Charta valuta che i campi siano stati riempiti </text:span><text:soft-page-break/><text:span text:style-name="T9">correttamente.</text:span></text:p>
              </text:list-item>
              <text:list-item>
                <text:p text:style-name="P132"><text:span text:style-name="T9">I dati vengono accettati dal sistema.</text:span></text:p>
              </text:list-item>
              <text:list-item>
                <text:p text:style-name="P132"><text:span text:style-name="T9">Sine Charta mostra una schermata contenente il mazzo degli Arcani Maggiori e un testo che invita UtenteGiocatore a cliccarlo.</text:span></text:p>
              </text:list-item>
              <text:list-item>
                <text:p text:style-name="P181"><text:span text:style-name="T9">UtenteGiocatore clicca sul mazzo ed estrae tre carte, che rimangono coperte.</text:span></text:p>
              </text:list-item>
              <text:list-item>
                <text:p text:style-name="P182"><text:span text:style-name="T9">UtenteGiocatore clicca su una delle carte appena estratte.</text:span></text:p>
              </text:list-item>
              <text:list-item>
                <text:p text:style-name="P133"><text:span text:style-name="T9">ll sistema mostra il tarocco cliccato da UtenteGiocatore e due pulsanti: uno di conferma e uno di rifiuto. Di fianco è presente anche una breve descrizione del tarocco mostrato, se scelto come tarocco dominante.</text:span></text:p>
              </text:list-item>
              <text:list-item>
                <text:p text:style-name="P182"><text:span text:style-name="T9">UtenteGiocatore clicca sul pulsante di conferma del tarocco dominante.</text:span></text:p>
              </text:list-item>
              <text:list-item>
                <text:p text:style-name="P133"><text:span text:style-name="T9">Il sistema mostra la schermata di estrazione delle caratteristiche. La schermata contiene il mazzo dei tarocchi e quattro caselle in cui sono disegnati i quattro semi delle carte da poker e sotto ognuna di queste c'è un pulsante per estrarre una nuova carta. È presente un testo che invita UtenteGiocatore a cliccare sul mazzo.</text:span></text:p>
              </text:list-item>
              <text:list-item>
                <text:p text:style-name="P182"><text:span text:style-name="T9">UtenteGiocatore clicca sul mazzo dei tarocchi.</text:span></text:p>
              </text:list-item>
              <text:list-item>
                <text:p text:style-name="P133"><text:span text:style-name="T9">Il sistema estrae e mostra quattro carte e posiziona la prima sulla casella dei Cuori, la seconda sui Quadri, la terza sui Fiori e l'ultima sulle Picche.</text:span></text:p>
              </text:list-item>
              <text:list-item>
                <text:p text:style-name="P133"><text:span text:style-name="T9">In base al tarocco estratto e al seme ad esso associato, il sistema mostra un punteggio compreso tra 8 e 24 accanto ad ogni carta. viene mostrato adesso un pulsante di conferma.</text:span></text:p>
              </text:list-item>
              <text:list-item>
                <text:p text:style-name="P182"><text:span text:style-name="T9">UtenteGiocatore conferma tutte e quattro le carte estratte premendo il pulsante.</text:span></text:p>
              </text:list-item>
              <text:list-item>
                <text:p text:style-name="P133"><text:span text:style-name="T9">Il sistema mostra una pagina che contiene una tabella in cui sono presenti le 16 caratteristiche, raggruppate per seme. Come intestazione ad ogni gruppo vi è il punteggio determinato </text:span><text:soft-page-break/><text:span text:style-name="T9">dall'estrazione precedentemente eseguita.</text:span></text:p>
              </text:list-item>
              <text:list-item>
                <text:p text:style-name="P182"><text:span text:style-name="T9">UtenteGiocatore distribuisce i punteggi ottenuti fra tutte le caratteristiche.</text:span></text:p>
              </text:list-item>
              <text:list-item>
                <text:p text:style-name="P182"><text:span text:style-name="T9">Una volta terminato, UtenteGiocatore clicca su "Conferma".</text:span></text:p>
              </text:list-item>
              <text:list-item>
                <text:p text:style-name="P133"><text:span text:style-name="T9">Il sistema mostra la schermata di scelta dei pregi e dei difetti.</text:span></text:p>
              </text:list-item>
              <text:list-item>
                <text:p text:style-name="P182"><text:span text:style-name="T9">UtenteGiocatore seleziona fino a 5 pregi e difetti.</text:span></text:p>
              </text:list-item>
              <text:list-item>
                <text:p text:style-name="P133"><text:span text:style-name="T9">Il sistema aggiorna il numero di punti abilità disponibili in base alla selezione dell'utente.</text:span></text:p>
              </text:list-item>
              <text:list-item>
                <text:p text:style-name="P182"><text:span text:style-name="T9">UtenteGiocatore clicca su "Conferma".</text:span></text:p>
              </text:list-item>
              <text:list-item>
                <text:p text:style-name="P133"><text:span text:style-name="T9">Il sistema, in funzione dei pregi, difetti e tarocco dominante aggiorna le caratteristiche del personaggio di UtenteGiocatore.</text:span></text:p>
              </text:list-item>
              <text:list-item>
                <text:p text:style-name="P133"><text:span text:style-name="T9">Il sistema aggiorna il punteggio di Vitalità e di Risoluzione.</text:span></text:p>
              </text:list-item>
              <text:list-item>
                <text:p text:style-name="P133"><text:span text:style-name="T9">Il sistema mostra la schermata di selezione della professione e delle ablilità.</text:span></text:p>
              </text:list-item>
              <text:list-item>
                <text:p text:style-name="P182"><text:span text:style-name="T9">UtenteGiocatore seleziona una professione.</text:span></text:p>
              </text:list-item>
              <text:list-item>
                <text:p text:style-name="P133"><text:span text:style-name="T9">Il sistema aggiorna il totale dei punti abilità in base alle caratteristiche involte.</text:span></text:p>
              </text:list-item>
              <text:list-item>
                <text:p text:style-name="P133"><text:span text:style-name="T9">Il sistema aggiunge le abilità relative alla professione scelta e al tarocco dominante alla lista delle competenze del personaggio.</text:span></text:p>
              </text:list-item>
              <text:list-item>
                <text:p text:style-name="P182"><text:span text:style-name="T9">UtenteGiocatore sceglie le abilità e distribuisce i punti abilità rispettando i limiti imposti dal sistema.</text:span></text:p>
              </text:list-item>
              <text:list-item>
                <text:p text:style-name="P182"><text:span text:style-name="T9">UtenteGiocatore clicca su "Completa".</text:span></text:p>
              </text:list-item>
              <text:list-item>
                <text:p text:style-name="P133"><text:span text:style-name="T9">Il sistema salva le preferenze di UtenteGiocatore.</text:span></text:p>
              </text:list-item>
              <text:list-item>
                <text:p text:style-name="P133"><text:span text:style-name="T9">Il sistema indirizza UtenteGiocatore alla schermata di riepilogo.</text:span></text:p>
              </text:list-item>
            </text:list>
            <text:p text:style-name="P20"/>
          </table:table-cell>
        </table:table-row>
        <table:table-row table:style-name="Table20.1">
          <table:table-cell table:style-name="Table20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20.A2" office:value-type="string">
            <text:p text:style-name="P18"/>
            <text:list xml:id="list120024592404235" text:continue-list="list120026199000808" text:style-name="WWNum26">
              <text:list-item>
                <text:p text:style-name="P90"><text:span text:style-name="T9">UtenteGiocatore ha creato il suo personaggio per la storia considerata.</text:span></text:p>
              </text:list-item>
              <text:list-item>
                <text:p text:style-name="P90"><text:span text:style-name="T9">Il sistema memorizza tutti i dati del personaggio.</text:span></text:p>
              </text:list-item>
            </text:list>
            <text:p text:style-name="P105"/>
          </table:table-cell>
        </table:table-row>
        <table:table-row table:style-name="Table20.1">
          <table:table-cell table:style-name="Table20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20.B7" office:value-type="string">
            <text:p text:style-name="P18"/>
            <text:list xml:id="list120024601911213" text:continue-numbering="true" text:style-name="WWNum26">
              <text:list-item>
                <text:p text:style-name="P102"/>
              </text:list-item>
            </text:list>
          </table:table-cell>
        </table:table-row>
        <table:table-row table:style-name="Table20.1">
          <table:table-cell table:style-name="Table20.A2" office:value-type="string">
            <text:p text:style-name="P13"/>
            <text:p text:style-name="P8"><text:soft-page-break/><text:span text:style-name="T6">EXCEPTIONAL CONDITION</text:span></text:p>
            <text:p text:style-name="P13"/>
          </table:table-cell>
          <table:table-cell table:style-name="Table20.A2" office:value-type="string">
            <text:p text:style-name="P18"/>
            <text:list xml:id="list120024384712506" text:continue-numbering="true" text:style-name="WWNum26">
              <text:list-item>
                <text:p text:style-name="P90"><text:soft-page-break/><text:span text:style-name="T9">Se al punto 5 i campi non sono ben formati il sistema evidenzia i campi errati.</text:span></text:p>
              </text:list-item>
              <text:list-item>
                <text:p text:style-name="P90"><text:span text:style-name="T9">Se al punto 11 UtenteGiocatore clicca sul pulsante di rifiuto, il sistema estrae un nuovo tarocco che può essere scelto come tarocco dominante.</text:span></text:p>
              </text:list-item>
              <text:list-item>
                <text:p text:style-name="P90"><text:span text:style-name="T9">Se al punto 11 UtenteGiocatore rifiuta due volte di seguito il tarocco estratto, il sistema ne estrae un terzo e obbliga UtenteGiocatore a sceglierlo come tarocco dominante.</text:span></text:p>
              </text:list-item>
              <text:list-item>
                <text:p text:style-name="P90"><text:span text:style-name="T9">Se al punto 16 UtenteGiocatore clicca sul pulsante di rifiuto di uno dei tarocchi estratti, il sistema ne estrae uno nuovo in corrispondenza di quel pulsante.</text:span></text:p>
              </text:list-item>
              <text:list-item>
                <text:p text:style-name="P191"><text:span text:style-name="T7">Se al punto 16 UtenteGiocatore clicca sul pulsante di rifiuto per due volte di seguito in corrispondenza dello stesso tarocco, il sistema ne estrae un terzo ed obbliga UtenteGiocatore a sceglierne il valore per le caratteristiche del seme associato.</text:span></text:p>
              </text:list-item>
              <text:list-item>
                <text:p text:style-name="P191"><text:span text:style-name="T7">Se al punto 18 UtenteGiocatore assegna 2 punti ad una caratteristica, il sistema impedisce di diminuirne ulteriormente il valore.</text:span></text:p>
              </text:list-item>
              <text:list-item>
                <text:p text:style-name="P90"><text:span text:style-name="T7">Se al punto 18 UtenteGiocatore assegna 6 punti ad una caratteristica, il sistema impedisce di aumentarne ulteriormente il valore.</text:span></text:p>
              </text:list-item>
            </text:list>
            <text:p text:style-name="P10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4"/>
          </table:table-cell>
          <table:table-cell table:style-name="Table21.A1" office:value-type="string">
            <text:p text:style-name="P6"><text:span text:style-name="T3">UC_16.0</text:span></text:p>
          </table:table-cell>
        </table:table-row>
        <table:table-row table:style-name="Table21.1">
          <table:table-cell table:style-name="Table21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21.A2" office:value-type="string">
            <text:p text:style-name="P18"/>
            <text:p text:style-name="P8"><text:span text:style-name="T17">ScritturaSessione</text:span></text:p>
          </table:table-cell>
        </table:table-row>
        <table:table-row table:style-name="Table21.1">
          <table:table-cell table:style-name="Table21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21.B3" office:value-type="string">
            <text:p text:style-name="P18"/>
            <text:p text:style-name="P8"><text:span text:style-name="T9">UtenteModeratore</text:span></text:p>
          </table:table-cell>
        </table:table-row>
        <table:table-row table:style-name="Table21.1">
          <table:table-cell table:style-name="Table21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21.A2" office:value-type="string">
            <text:p text:style-name="P25"/>
            <text:list xml:id="list120025389596667" text:continue-numbering="true" text:style-name="WWNum26">
              <text:list-item>
                <text:p text:style-name="P90"><text:span text:style-name="T9">UtenteModeratore si trova nella sua pagina personale.</text:span></text:p>
              </text:list-item>
              <text:list-item>
                <text:p text:style-name="P90"><text:span text:style-name="T9">UtenteModeratore ha creato precedentemente una storia all’interno del sistema.</text:span></text:p>
              </text:list-item>
            </text:list>
            <text:p text:style-name="P18"/>
          </table:table-cell>
        </table:table-row>
        <table:table-row table:style-name="Table21.1">
          <table:table-cell table:style-name="Table21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21.B5" office:value-type="string">
            <text:p text:style-name="P28"/>
            <text:p text:style-name="P39"><text:span text:style-name="T13"><text:s text:c="18"/>UTENTE <text:s text:c="68"/>SISTEMA <text:s text:c="7"/></text:span></text:p>
            <text:list xml:id="list824919022" text:style-name="WWNum33">
              <text:list-item>
                <text:p text:style-name="P60"><text:span text:style-name="T14">UtenteModeratore accede alla sezione relativa alle storie che ha scritto, cliccando il link corrispondente.</text:span></text:p>
              </text:list-item>
              <text:list-item>
                <text:p text:style-name="P53"><text:span text:style-name="T14">Il sistema mostra una tabella con tutte le storie create da UtenteModeratore. Accanto al titolo vi è una breve descrizione della storia fornita dallo stesso UtenteModeratore. Sotto ogni titolo sono elencate tutte le sessioni relative alla storia e nell'ultima riga vi è un pulsante che consente di aggiungere una sessione.</text:span></text:p>
              </text:list-item>
              <text:list-item>
                <text:p text:style-name="P60"><text:span text:style-name="T14">UtenteModeratore clicca sul </text:span><text:soft-page-break/><text:span text:style-name="T14">pulsante per aggiungere una sessione che intende giocare in futuro.</text:span></text:p>
              </text:list-item>
              <text:list-item>
                <text:p text:style-name="P53"><text:span text:style-name="T14">Il sistema indirizza UtenteModeratore alla schermata contenente due editor di testo.</text:span></text:p>
              </text:list-item>
              <text:list-item>
                <text:p text:style-name="P60"><text:span text:style-name="T14">UtenteModeratore scrive liberamente tutto ciò che vuole visualizzare durante la partita.</text:span></text:p>
              </text:list-item>
              <text:list-item>
                <text:p text:style-name="P60"><text:span text:style-name="T14">UtenteModeratore clicca sul pulsante che gli permette di salvare.</text:span></text:p>
              </text:list-item>
              <text:list-item>
                <text:p text:style-name="P53"><text:span text:style-name="T14">Il sistema memorizza tutto il contenuto del testo.</text:span></text:p>
              </text:list-item>
              <text:list-item>
                <text:p text:style-name="P53"><text:span text:style-name="T14">Il sistema indirizza UtenteModeratore alla sua pagina personale.</text:span></text:p>
              </text:list-item>
            </text:list>
            <text:p text:style-name="P189"/>
          </table:table-cell>
        </table:table-row>
        <table:table-row table:style-name="Table21.1">
          <table:table-cell table:style-name="Table21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21.A2" office:value-type="string">
            <text:p text:style-name="P18"/>
            <text:list xml:id="list120025805152001" text:continue-list="list120025389596667" text:style-name="WWNum26">
              <text:list-item>
                <text:p text:style-name="P90"><text:span text:style-name="T9">UtenteModeratore ha creato una nuova sessione per la storia scelta.</text:span></text:p>
              </text:list-item>
            </text:list>
            <text:p text:style-name="P105"/>
          </table:table-cell>
        </table:table-row>
        <table:table-row table:style-name="Table21.1">
          <table:table-cell table:style-name="Table21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21.B7" office:value-type="string">
            <text:p text:style-name="P18"/>
            <text:list xml:id="list120025975719695" text:continue-numbering="true" text:style-name="WWNum26">
              <text:list-item>
                <text:p text:style-name="P90"><text:span text:style-name="T9">UtenteModeratore nel giro di pochi minuti riesce a scrivere una nuova sessione.</text:span></text:p>
              </text:list-item>
            </text:list>
            <text:p text:style-name="P105"/>
          </table:table-cell>
        </table:table-row>
        <table:table-row table:style-name="Table21.1">
          <table:table-cell table:style-name="Table21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21.A2" office:value-type="string">
            <text:p text:style-name="P18"/>
            <text:list xml:id="list120025413507527" text:continue-numbering="true" text:style-name="WWNum26">
              <text:list-item>
                <text:p text:style-name="P90"><text:span text:style-name="T7">Se al punto 6 UtenteModeratore clicca sul pulsante di salvataggio, ma l'area di testo non contiene nulla, il sistema notifica UtenteModeratore e impedisce di proseguire.</text:span></text:p>
              </text:list-item>
              <text:list-item>
                <text:p text:style-name="P90"><text:span text:style-name="T9">Se UtenteModeratore clicca il pulsante “Annulla”, ritorna alla pagina dove sono presenti le storie.</text:span></text:p>
              </text:list-item>
            </text:list>
          </table:table-cell>
        </table:table-row>
      </table:table>
      <text:p text:style-name="P1"/>
      <text:p text:style-name="P1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4"/>
          </table:table-cell>
          <table:table-cell table:style-name="Table22.A1" office:value-type="string">
            <text:p text:style-name="P6"><text:span text:style-name="T3">UC_17.0</text:span></text:p>
          </table:table-cell>
        </table:table-row>
        <table:table-row table:style-name="Table22.1">
          <table:table-cell table:style-name="Table22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22.A2" office:value-type="string">
            <text:p text:style-name="P18"/>
            <text:p text:style-name="P8"><text:span text:style-name="T17">AggiuntaKeyword</text:span></text:p>
          </table:table-cell>
        </table:table-row>
        <table:table-row table:style-name="Table22.1">
          <table:table-cell table:style-name="Table22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22.B3" office:value-type="string">
            <text:p text:style-name="P18"/>
            <text:p text:style-name="P8"><text:span text:style-name="T9">UtenteModeratore</text:span></text:p>
          </table:table-cell>
        </table:table-row>
        <table:table-row table:style-name="Table22.1">
          <table:table-cell table:style-name="Table22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22.A2" office:value-type="string">
            <text:p text:style-name="P25"/>
            <text:list xml:id="list120025610926636" text:continue-numbering="true" text:style-name="WWNum26">
              <text:list-item>
                <text:p text:style-name="P90"><text:span text:style-name="T9">UtenteModeratore si trova nella pagina di editor sessione.</text:span></text:p>
              </text:list-item>
            </text:list>
          </table:table-cell>
        </table:table-row>
        <table:table-row table:style-name="Table22.1">
          <table:table-cell table:style-name="Table22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22.B5" office:value-type="string">
            <text:p text:style-name="P28"/>
            <text:p text:style-name="P39"><text:span text:style-name="T13"><text:s text:c="18"/>UTENTE <text:s text:c="68"/>SISTEMA <text:s text:c="7"/></text:span></text:p>
            <text:p text:style-name="P28"/>
            <text:list xml:id="list2487537485" text:style-name="WWNum45">
              <text:list-item>
                <text:p text:style-name="P61"><text:span text:style-name="T14">UtenteModeratore scrive nella prima area di input la keyword che intende descrivere.</text:span></text:p>
              </text:list-item>
              <text:list-item>
                <text:p text:style-name="P61"><text:span text:style-name="T14">UtenteModeratore scrive la descrizione della keyword nell'area di testo sottostante.</text:span></text:p>
              </text:list-item>
              <text:list-item>
                <text:p text:style-name="P61"><text:span text:style-name="T14">UtenteModeratore clicca sul pulsante di aggiunta e sottomette i dati al sistema.</text:span></text:p>
              </text:list-item>
              <text:list-item>
                <text:p text:style-name="P54"><text:span text:style-name="T14">Il sistema controlla la validità della keyword.</text:span></text:p>
              </text:list-item>
              <text:list-item>
                <text:p text:style-name="P54"><text:span text:style-name="T14">Il sistema accetta la keyword e fa in modo che ogni sua occorrenza sia evidenziata nella pagina per la visualizzazione della sessione.</text:span></text:p>
              </text:list-item>
            </text:list>
            <text:p text:style-name="P189"/>
          </table:table-cell>
        </table:table-row>
        <table:table-row table:style-name="Table22.1">
          <table:table-cell table:style-name="Table22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22.A2" office:value-type="string">
            <text:p text:style-name="P18"/>
            <text:list xml:id="list120025744662835" text:continue-list="list120025610926636" text:style-name="WWNum26">
              <text:list-item>
                <text:p text:style-name="P90"><text:span text:style-name="T9">Il sistema memorizza la keyword.</text:span></text:p>
              </text:list-item>
            </text:list>
            <text:p text:style-name="P105"/>
          </table:table-cell>
        </table:table-row>
        <table:table-row table:style-name="Table22.1">
          <table:table-cell table:style-name="Table22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22.B7" office:value-type="string">
            <text:p text:style-name="P18"/>
            <text:list xml:id="list120024792067655" text:continue-numbering="true" text:style-name="WWNum26">
              <text:list-item>
                <text:p text:style-name="P90"><text:span text:style-name="T9">In pochi minuti il sistema salva la keyword e tutte le sue occorrenze.</text:span></text:p>
              </text:list-item>
            </text:list>
          </table:table-cell>
        </table:table-row>
        <table:table-row table:style-name="Table22.1">
          <table:table-cell table:style-name="Table22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22.A2" office:value-type="string">
            <text:p text:style-name="P18"/>
            <text:list xml:id="list120024938701072" text:continue-numbering="true" text:style-name="WWNum26">
              <text:list-item>
                <text:p text:style-name="P90"><text:span text:style-name="T9">Se al punto 4 il sistema rileva che la keyword identificata è troppo breve o troppo lunga, ne impedisce la creazione.</text:span></text:p>
              </text:list-item>
            </text:list>
            <text:p text:style-name="P1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4"/>
          </table:table-cell>
          <table:table-cell table:style-name="Table23.A1" office:value-type="string">
            <text:p text:style-name="P6"><text:span text:style-name="T3">UC_18.0</text:span></text:p>
          </table:table-cell>
        </table:table-row>
        <table:table-row table:style-name="Table23.1">
          <table:table-cell table:style-name="Table23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23.A2" office:value-type="string">
            <text:p text:style-name="P18"/>
            <text:p text:style-name="P8"><text:span text:style-name="T17">InizioSessione</text:span></text:p>
          </table:table-cell>
        </table:table-row>
        <table:table-row table:style-name="Table23.1">
          <table:table-cell table:style-name="Table23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23.B3" office:value-type="string">
            <text:p text:style-name="P18"/>
            <text:p text:style-name="P8"><text:span text:style-name="T9">UtenteModeratore</text:span></text:p>
          </table:table-cell>
        </table:table-row>
        <table:table-row table:style-name="Table23.1">
          <table:table-cell table:style-name="Table23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23.A2" office:value-type="string">
            <text:p text:style-name="P25"/>
            <text:list xml:id="list120025560771958" text:continue-numbering="true" text:style-name="WWNum26">
              <text:list-item>
                <text:p text:style-name="P90"><text:span text:style-name="T9">UtenteModeratore si trova nella sua pagina personale.</text:span></text:p>
              </text:list-item>
              <text:list-item>
                <text:p text:style-name="P90"><text:span text:style-name="T9">UtenteModeratore ha creato precedentemente una sessione.</text:span></text:p>
              </text:list-item>
            </text:list>
            <text:p text:style-name="P18"/>
          </table:table-cell>
        </table:table-row>
        <table:table-row table:style-name="Table23.1">
          <table:table-cell table:style-name="Table23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23.B5" office:value-type="string">
            <text:p text:style-name="P28"/>
            <text:p text:style-name="P39"><text:span text:style-name="T13"><text:s text:c="18"/>UTENTE <text:s text:c="68"/>SISTEMA <text:s text:c="7"/></text:span></text:p>
            <text:p text:style-name="P28"/>
            <text:list xml:id="list120024734247584" text:continue-list="list2487537485" text:style-name="WWNum45">
              <text:list-item>
                <text:list>
                  <text:list-item>
                    <text:p text:style-name="P68"><text:span text:style-name="T14">Dalla sua pagina personale, UtenteModeratore accede alla sezione delle storie.</text:span></text:p>
                  </text:list-item>
                  <text:list-item>
                    <text:p text:style-name="P54"><text:span text:style-name="T14">Il sistema mostra la schermata che elenca tutte le storie e relative sessioni.</text:span></text:p>
                  </text:list-item>
                  <text:list-item>
                    <text:p text:style-name="P68"><text:span text:style-name="T14">UtenteModeratore seleziona la sessione che intende giocare e clicca sul pulsante “Gioca”.</text:span></text:p>
                  </text:list-item>
                  <text:list-item>
                    <text:p text:style-name="P54"><text:span text:style-name="T14">Il sistema indirizza UtenteModeratore alla schermata di gestione della sessione di gioco, dove può leggere liberamente tutto ciò che ha scritto in precedenza.</text:span></text:p>
                  </text:list-item>
                </text:list>
              </text:list-item>
            </text:list>
            <text:p text:style-name="P189"/>
          </table:table-cell>
        </table:table-row>
        <table:table-row table:style-name="Table23.1">
          <table:table-cell table:style-name="Table23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23.A2" office:value-type="string">
            <text:p text:style-name="P18"/>
            <text:list xml:id="list120024831514986" text:continue-list="list120025560771958" text:style-name="WWNum26">
              <text:list-item>
                <text:p text:style-name="P90"><text:span text:style-name="T9">UtenteModeratore si trova nella sezione relativa alla sessione.</text:span></text:p>
              </text:list-item>
            </text:list>
            <text:p text:style-name="P105"/>
          </table:table-cell>
        </table:table-row>
        <table:table-row table:style-name="Table23.1">
          <table:table-cell table:style-name="Table23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23.B7" office:value-type="string">
            <text:p text:style-name="P18"/>
            <text:list xml:id="list120024481910937" text:continue-numbering="true" text:style-name="WWNum26">
              <text:list-item>
                <text:p text:style-name="P90"><text:span text:style-name="T9">In pochi minuti UtenteModeratore procede all’inizio della sessione.</text:span></text:p>
              </text:list-item>
            </text:list>
          </table:table-cell>
        </table:table-row>
        <table:table-row table:style-name="Table23.1">
          <table:table-cell table:style-name="Table23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23.A2" office:value-type="string">
            <text:p text:style-name="P18"/>
            <text:list xml:id="list120026533294111" text:continue-numbering="true" text:style-name="WWNum26">
              <text:list-item>
                <text:p text:style-name="P90"><text:span text:style-name="T9">Se al punto 3 UtenteModeratore clicca il pulsante “Gioca” senza aver selezionato una sessione, il sistema avvisa l’utente dell’errore.</text:span></text:p>
              </text:list-item>
            </text:list>
            <text:p text:style-name="P10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5"/>
          </table:table-cell>
          <table:table-cell table:style-name="Table24.A1" office:value-type="string">
            <text:p text:style-name="P6"><text:span text:style-name="T3">UC_19.0</text:span></text:p>
          </table:table-cell>
        </table:table-row>
        <table:table-row table:style-name="Table24.1">
          <table:table-cell table:style-name="Table24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24.A2" office:value-type="string">
            <text:p text:style-name="P18"/>
            <text:p text:style-name="P8"><text:span text:style-name="T17">VisualizzazioneKeyword</text:span></text:p>
          </table:table-cell>
        </table:table-row>
        <table:table-row table:style-name="Table24.1">
          <table:table-cell table:style-name="Table24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24.B3" office:value-type="string">
            <text:p text:style-name="P18"/>
            <text:p text:style-name="P8"><text:span text:style-name="T9">UtenteModeratore</text:span></text:p>
          </table:table-cell>
        </table:table-row>
        <table:table-row table:style-name="Table24.1">
          <table:table-cell table:style-name="Table24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24.A2" office:value-type="string">
            <text:p text:style-name="P25"/>
            <text:list xml:id="list120025252221571" text:continue-numbering="true" text:style-name="WWNum26">
              <text:list-item>
                <text:p text:style-name="P90"><text:span text:style-name="T9">UtenteModeratore si trova nella sezione relativa alla sessione.</text:span></text:p>
              </text:list-item>
              <text:list-item>
                <text:p text:style-name="P90"><text:span text:style-name="T9">UtenteModeratore ha creato precedentemente una keyword.</text:span></text:p>
              </text:list-item>
            </text:list>
            <text:p text:style-name="P18"/>
          </table:table-cell>
        </table:table-row>
        <table:table-row table:style-name="Table24.1">
          <table:table-cell table:style-name="Table24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24.B5" office:value-type="string">
            <text:p text:style-name="P28"/>
            <text:p text:style-name="P39"><text:span text:style-name="T13"><text:s text:c="18"/>UTENTE <text:s text:c="68"/>SISTEMA <text:s text:c="7"/></text:span></text:p>
            <text:p text:style-name="P28"/>
            <text:list xml:id="list3563011753" text:style-name="WWNum34">
              <text:list-item>
                <text:p text:style-name="P62"><text:span text:style-name="T14">UtenteModeratore clicca su una delle parole evidenziate dal sistema nella schermata dove è descritta la sessione di gioco.</text:span></text:p>
              </text:list-item>
              <text:list-item>
                <text:p text:style-name="P55"><text:span text:style-name="T14">Il sistema visualizza il contenuto in un pannello laterale con la descrizione della keyword cliccata da UtenteModeratore.</text:span></text:p>
              </text:list-item>
            </text:list>
            <text:p text:style-name="P22"/>
            <text:p text:style-name="P189"/>
          </table:table-cell>
        </table:table-row>
        <table:table-row table:style-name="Table24.1">
          <table:table-cell table:style-name="Table24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24.A2" office:value-type="string">
            <text:p text:style-name="P18"/>
            <text:list xml:id="list120024659705923" text:continue-list="list120025252221571" text:style-name="WWNum26">
              <text:list-item>
                <text:p text:style-name="P90"><text:span text:style-name="T9">UtenteModeratore visualizza la descrizione della keyword nell’apposito pannello.</text:span></text:p>
              </text:list-item>
            </text:list>
            <text:p text:style-name="P105"/>
          </table:table-cell>
        </table:table-row>
        <table:table-row table:style-name="Table24.1">
          <table:table-cell table:style-name="Table24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24.B7" office:value-type="string">
            <text:p text:style-name="P18"/>
            <text:list xml:id="list120026151760039" text:continue-numbering="true" text:style-name="WWNum26">
              <text:list-item>
                <text:p text:style-name="P90"><text:span text:style-name="T9">UtenteModeratore in pochi click visualizza la descrizione della keyword.</text:span></text:p>
              </text:list-item>
            </text:list>
            <text:p text:style-name="P105"/>
          </table:table-cell>
        </table:table-row>
        <table:table-row table:style-name="Table24.1">
          <table:table-cell table:style-name="Table24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24.A2" office:value-type="string">
            <text:p text:style-name="P18"/>
            <text:p text:style-name="P94"><text:span text:style-name="T9">//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4"/>
          </table:table-cell>
          <table:table-cell table:style-name="Table25.A1" office:value-type="string">
            <text:p text:style-name="P6"><text:span text:style-name="T3">UC_20.0</text:span></text:p>
          </table:table-cell>
        </table:table-row>
        <table:table-row table:style-name="Table25.1">
          <table:table-cell table:style-name="Table25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25.A2" office:value-type="string">
            <text:p text:style-name="P18"/>
            <text:p text:style-name="P8"><text:span text:style-name="T17">ModificaSessione</text:span></text:p>
          </table:table-cell>
        </table:table-row>
        <table:table-row table:style-name="Table25.1">
          <table:table-cell table:style-name="Table25.A3" office:value-type="string">
            <text:p text:style-name="P13"/>
            <text:p text:style-name="P8"><text:span text:style-name="T6">ACTORS</text:span></text:p>
            <text:p text:style-name="P13"><text:soft-page-break/></text:p>
          </table:table-cell>
          <table:table-cell table:style-name="Table25.B3" office:value-type="string">
            <text:p text:style-name="P18"/>
            <text:p text:style-name="P8"><text:span text:style-name="T9">UtenteModeratore</text:span></text:p>
          </table:table-cell>
        </table:table-row>
        <table:table-row table:style-name="Table25.1">
          <table:table-cell table:style-name="Table25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25.A2" office:value-type="string">
            <text:p text:style-name="P25"/>
            <text:list xml:id="list120025306659922" text:continue-numbering="true" text:style-name="WWNum26">
              <text:list-item>
                <text:p text:style-name="P90"><text:span text:style-name="T9">UtenteModeratore si trova nella sezione relativa alla sessione.</text:span></text:p>
              </text:list-item>
            </text:list>
            <text:p text:style-name="P18"/>
          </table:table-cell>
        </table:table-row>
        <table:table-row table:style-name="Table25.1">
          <table:table-cell table:style-name="Table25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25.B5" office:value-type="string">
            <text:p text:style-name="P22"/>
            <text:p text:style-name="P39"><text:span text:style-name="T9"><text:s text:c="18"/>UTENTE <text:s text:c="68"/>SISTEMA <text:s text:c="7"/></text:span></text:p>
            <text:p text:style-name="P66"/>
            <text:list xml:id="list2146066257" text:style-name="WWNum35">
              <text:list-item>
                <text:p text:style-name="P63"><text:span text:style-name="T14">UtenteModeratore clicca sul pulsante per modificare la sessione.</text:span></text:p>
              </text:list-item>
              <text:list-item>
                <text:p text:style-name="P56"><text:span text:style-name="T14">Il sistema indirizza UtenteModeratore alla pagina contenente l'editor per la sessione.</text:span></text:p>
              </text:list-item>
              <text:list-item>
                <text:p text:style-name="P56"><text:span text:style-name="T14">Il sistema inserisce il contenuto della sessione all'interno dell'editor.</text:span></text:p>
              </text:list-item>
              <text:list-item>
                <text:p text:style-name="P63"><text:span text:style-name="T14">UtenteModeratore modifica il testo che aveva scritto.</text:span></text:p>
              </text:list-item>
              <text:list-item>
                <text:p text:style-name="P63"><text:span text:style-name="T14">UtenteModeratore clicca sul pulsante di salvataggio.</text:span></text:p>
              </text:list-item>
              <text:list-item>
                <text:p text:style-name="P56"><text:span text:style-name="T14">Il sistema memorizza il contenuto del testo.</text:span></text:p>
              </text:list-item>
              <text:list-item>
                <text:p text:style-name="P56"><text:span text:style-name="T14">Il sistema indirizza UtenteModeratore alla schermata di visualizzazione sessione.</text:span></text:p>
              </text:list-item>
            </text:list>
            <text:p text:style-name="P189"/>
          </table:table-cell>
        </table:table-row>
        <table:table-row table:style-name="Table25.1">
          <table:table-cell table:style-name="Table25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25.A2" office:value-type="string">
            <text:p text:style-name="P18"/>
            <text:list xml:id="list120025809133650" text:continue-list="list120025306659922" text:style-name="WWNum26">
              <text:list-item>
                <text:p text:style-name="P90"><text:span text:style-name="T9">UtenteModeratore si trova nella sezione relativa alla sessione.</text:span></text:p>
              </text:list-item>
              <text:list-item>
                <text:p text:style-name="P90"><text:span text:style-name="T9">Il sistema ha memorizzato le modifiche apportate da UtenteModeratore.</text:span></text:p>
              </text:list-item>
            </text:list>
            <text:p text:style-name="P105"/>
          </table:table-cell>
        </table:table-row>
        <table:table-row table:style-name="Table25.1">
          <table:table-cell table:style-name="Table25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25.B7" office:value-type="string">
            <text:p text:style-name="P18"/>
            <text:list xml:id="list120025003152092" text:continue-numbering="true" text:style-name="WWNum26">
              <text:list-item>
                <text:p text:style-name="P90"><text:span text:style-name="T9">In pochi minuti UtenteModeratore modifica il testo della sessione e lo aggiorna.</text:span></text:p>
              </text:list-item>
            </text:list>
            <text:p text:style-name="P105"/>
          </table:table-cell>
        </table:table-row>
        <table:table-row table:style-name="Table25.1">
          <table:table-cell table:style-name="Table25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25.A2" office:value-type="string">
            <text:p text:style-name="P18"/>
            <text:list xml:id="list120026443916875" text:continue-numbering="true" text:style-name="WWNum26">
              <text:list-item>
                <text:p text:style-name="P90"><text:span text:style-name="T9">Se al punto 5 UtenteModeratore clicca sul pulsante di salvataggio, ma l’area di testo non contiene nulla, il sistema notitfica UtenteModeratore e impedisce di proseguire.</text:span></text:p>
              </text:list-item>
            </text:list>
            <text:p text:style-name="P10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6"><text:span text:style-name="T3">UC_21.0</text:span></text:p>
          </table:table-cell>
        </table:table-row>
        <table:table-row table:style-name="Table26.1">
          <table:table-cell table:style-name="Table26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26.A2" office:value-type="string">
            <text:p text:style-name="P18"/>
            <text:p text:style-name="P8"><text:span text:style-name="T17">GestioneScontro</text:span></text:p>
          </table:table-cell>
        </table:table-row>
        <table:table-row table:style-name="Table26.1">
          <table:table-cell table:style-name="Table26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26.B3" office:value-type="string">
            <text:p text:style-name="P18"/>
            <text:p text:style-name="P8"><text:span text:style-name="T9">UtenteModeratore</text:span></text:p>
          </table:table-cell>
        </table:table-row>
        <table:table-row table:style-name="Table26.1">
          <table:table-cell table:style-name="Table26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26.A2" office:value-type="string">
            <text:p text:style-name="P25"/>
            <text:list xml:id="list120025180876198" text:continue-numbering="true" text:style-name="WWNum26">
              <text:list-item>
                <text:p text:style-name="P90"><text:span text:style-name="T9">UtenteModeratore si trova nella sezione relativa alla sessione.</text:span></text:p>
              </text:list-item>
            </text:list>
            <text:p text:style-name="P18"/>
          </table:table-cell>
        </table:table-row>
        <table:table-row table:style-name="Table26.1">
          <table:table-cell table:style-name="Table26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26.B5" office:value-type="string">
            <text:p text:style-name="P28"/>
            <text:p text:style-name="P39"><text:span text:style-name="T13"><text:s text:c="18"/>UTENTE <text:s text:c="68"/>SISTEMA <text:s text:c="4"/></text:span></text:p>
            <text:p text:style-name="P39"><text:span text:style-name="T13"><text:s text:c="3"/></text:span></text:p>
            <text:list xml:id="list328769783" text:style-name="WWNum36">
              <text:list-item>
                <text:p text:style-name="P64"><text:soft-page-break/><text:span text:style-name="T14">UtenteModeratore, all'interno della schermata di visualizzazione della sessione, clicca sul pannello relativo allo scontro.</text:span></text:p>
              </text:list-item>
            </text:list>
            <text:list xml:id="list120024790041858" text:continue-list="list120024734247584" text:style-name="WWNum45">
              <text:list-item>
                <text:p text:style-name="P54"><text:span text:style-name="T14">Il sistema mostra la schermata relativa allo scontro.</text:span></text:p>
              </text:list-item>
              <text:list-item>
                <text:p text:style-name="P54"><text:span text:style-name="T14">Il sistema crea la tabella dell'ordine di chiamata attraverso i valori di Risoluzione dei PG e dei PNG che partecipano allo scontro.</text:span></text:p>
              </text:list-item>
              <text:list-item>
                <text:p text:style-name="P54"><text:span text:style-name="T14">Il sistema mostra tutte le informazioni dei PNG gestiti da UtenteModeratore.</text:span></text:p>
              </text:list-item>
            </text:list>
            <text:p text:style-name="P189"/>
          </table:table-cell>
        </table:table-row>
        <table:table-row table:style-name="Table26.1">
          <table:table-cell table:style-name="Table26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26.A2" office:value-type="string">
            <text:p text:style-name="P18"/>
            <text:list xml:id="list120026129784233" text:continue-list="list120025180876198" text:style-name="WWNum26">
              <text:list-item>
                <text:p text:style-name="P90"><text:span text:style-name="T9">UtenteModeratore si trova nella schermata dello scontro.</text:span></text:p>
              </text:list-item>
              <text:list-item>
                <text:p text:style-name="P90"><text:span text:style-name="T9">Il sistema evidenzia la riga del personaggio di turno.</text:span></text:p>
              </text:list-item>
            </text:list>
            <text:p text:style-name="P105"/>
          </table:table-cell>
        </table:table-row>
        <table:table-row table:style-name="Table26.1">
          <table:table-cell table:style-name="Table26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26.B7" office:value-type="string">
            <text:p text:style-name="P18"/>
            <text:list xml:id="list120025911205593" text:continue-numbering="true" text:style-name="WWNum26">
              <text:list-item>
                <text:p text:style-name="P90"><text:span text:style-name="T9">UtenteModeratore riesce in pochi passaggi a gestire le azioni di gioco.</text:span></text:p>
              </text:list-item>
            </text:list>
            <text:p text:style-name="P105"/>
          </table:table-cell>
        </table:table-row>
        <table:table-row table:style-name="Table26.1">
          <table:table-cell table:style-name="Table26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26.A2" office:value-type="string">
            <text:p text:style-name="P18"/>
            <text:p text:style-name="P94"><text:span text:style-name="T9">//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"/>
          </table:table-cell>
          <table:table-cell table:style-name="Table27.A1" office:value-type="string">
            <text:p text:style-name="P6"><text:span text:style-name="T3">UC_22.0</text:span></text:p>
          </table:table-cell>
        </table:table-row>
        <table:table-row table:style-name="Table27.1">
          <table:table-cell table:style-name="Table27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27.A2" office:value-type="string">
            <text:p text:style-name="P18"/>
            <text:p text:style-name="P8"><text:span text:style-name="T17">GestioneChiamata</text:span></text:p>
          </table:table-cell>
        </table:table-row>
        <table:table-row table:style-name="Table27.1">
          <table:table-cell table:style-name="Table27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27.B3" office:value-type="string">
            <text:p text:style-name="P18"/>
            <text:p text:style-name="P8"><text:span text:style-name="T9">UtenteModeratore</text:span></text:p>
          </table:table-cell>
        </table:table-row>
        <table:table-row table:style-name="Table27.1">
          <table:table-cell table:style-name="Table27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27.A2" office:value-type="string">
            <text:p text:style-name="P25"/>
            <text:list xml:id="list120025678297154" text:continue-numbering="true" text:style-name="WWNum26">
              <text:list-item>
                <text:p text:style-name="P90"><text:span text:style-name="T9">UtenteModeratore si trova nella sezione relativa allo scontro.</text:span></text:p>
              </text:list-item>
              <text:list-item>
                <text:p text:style-name="P90"><text:span text:style-name="T9">Il sistema evidenzia la riga del personaggio di turno.</text:span></text:p>
              </text:list-item>
            </text:list>
            <text:p text:style-name="P18"/>
          </table:table-cell>
        </table:table-row>
        <table:table-row table:style-name="Table27.1">
          <table:table-cell table:style-name="Table27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27.B5" office:value-type="string">
            <text:p text:style-name="P25"/>
            <text:p text:style-name="P8"><text:span text:style-name="T13"><text:s text:c="18"/>UTENTE <text:s text:c="68"/>SISTEMA <text:s text:c="7"/></text:span></text:p>
            <text:p text:style-name="P37"/>
            <text:list xml:id="list1514749312" text:style-name="WWNum37">
              <text:list-item>
                <text:p text:style-name="P192"><text:span text:style-name="T7">UtenteModeratore, all'interno della schermata dello scontro, visualizza l'elenco dell'ordine di chiamata.</text:span></text:p>
              </text:list-item>
              <text:list-item>
                <text:p text:style-name="P192"><text:span text:style-name="T7">UtenteModeratore fa avanzare il turno di combattimento cliccando il pulsante sottostante.</text:span></text:p>
              </text:list-item>
              <text:list-item>
                <text:p text:style-name="P150"><text:span text:style-name="T7">Il sistema evidenzia la riga successiva.</text:span></text:p>
              </text:list-item>
            </text:list>
            <text:p text:style-name="P18"/>
            <text:p text:style-name="P188"/>
          </table:table-cell>
        </table:table-row>
        <table:table-row table:style-name="Table27.1">
          <table:table-cell table:style-name="Table27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27.A2" office:value-type="string">
            <text:p text:style-name="P18"/>
            <text:list xml:id="list120025186056975" text:continue-list="list120025678297154" text:style-name="WWNum26">
              <text:list-item>
                <text:p text:style-name="P90"><text:span text:style-name="T9">UtenteModeratore si trova nella schermata dello scontro.</text:span></text:p>
              </text:list-item>
            </text:list>
            <text:p text:style-name="P105"/>
          </table:table-cell>
        </table:table-row>
        <table:table-row table:style-name="Table27.1">
          <table:table-cell table:style-name="Table27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27.B7" office:value-type="string">
            <text:p text:style-name="P18"/>
            <text:list xml:id="list120025357772386" text:continue-numbering="true" text:style-name="WWNum26">
              <text:list-item>
                <text:p text:style-name="P90"><text:span text:style-name="T9">Le righe evidenziate sono ben visibili.</text:span></text:p>
              </text:list-item>
            </text:list>
          </table:table-cell>
        </table:table-row>
        <table:table-row table:style-name="Table27.1">
          <table:table-cell table:style-name="Table27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27.A2" office:value-type="string">
            <text:p text:style-name="P18"/>
            <text:list xml:id="list120026405620890" text:continue-numbering="true" text:style-name="WWNum26">
              <text:list-item>
                <text:p text:style-name="P90"><text:span text:style-name="T9">Se la riga evidenziata è l’ultima presente nell’elenco e al punto 2 UtenteModeratore clicca sul pulsante di avanzamento, il sistema evidenzia la prima.</text:span></text:p>
              </text:list-item>
            </text:list>
            <text:p text:style-name="P10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4"/>
          </table:table-cell>
          <table:table-cell table:style-name="Table28.A1" office:value-type="string">
            <text:p text:style-name="P6"><text:span text:style-name="T3">UC_23.0</text:span></text:p>
          </table:table-cell>
        </table:table-row>
        <table:table-row table:style-name="Table28.1">
          <table:table-cell table:style-name="Table28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28.A2" office:value-type="string">
            <text:p text:style-name="P18"/>
            <text:p text:style-name="P8"><text:span text:style-name="T17">GestioneNPC</text:span></text:p>
          </table:table-cell>
        </table:table-row>
        <table:table-row table:style-name="Table28.1">
          <table:table-cell table:style-name="Table28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28.B3" office:value-type="string">
            <text:p text:style-name="P18"/>
            <text:p text:style-name="P8"><text:span text:style-name="T9">UtenteModeratore</text:span></text:p>
          </table:table-cell>
        </table:table-row>
        <table:table-row table:style-name="Table28.1">
          <table:table-cell table:style-name="Table28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28.A2" office:value-type="string">
            <text:p text:style-name="P25"/>
            <text:list xml:id="list120026717111125" text:continue-numbering="true" text:style-name="WWNum26">
              <text:list-item>
                <text:p text:style-name="P90"><text:span text:style-name="T9">UtenteModeratore si trova nella sezione relativa alla sessione.</text:span></text:p>
              </text:list-item>
            </text:list>
            <text:p text:style-name="P18"/>
          </table:table-cell>
        </table:table-row>
        <table:table-row table:style-name="Table28.1">
          <table:table-cell table:style-name="Table28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28.B5" office:value-type="string">
            <text:p text:style-name="P25"/>
            <text:p text:style-name="P8"><text:span text:style-name="T13"><text:s text:c="18"/>UTENTE <text:s text:c="68"/>SISTEMA <text:s text:c="7"/></text:span></text:p>
            <text:p text:style-name="P25"/>
            <text:p text:style-name="P25"/>
            <text:p text:style-name="P188"/>
          </table:table-cell>
        </table:table-row>
        <table:table-row table:style-name="Table28.1">
          <table:table-cell table:style-name="Table28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28.A2" office:value-type="string">
            <text:p text:style-name="P18"/>
            <text:list xml:id="list120025344475176" text:continue-numbering="true" text:style-name="WWNum26">
              <text:list-item>
                <text:p text:style-name="P102"/>
              </text:list-item>
            </text:list>
            <text:p text:style-name="P105"/>
          </table:table-cell>
        </table:table-row>
        <table:table-row table:style-name="Table28.1">
          <table:table-cell table:style-name="Table28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28.B7" office:value-type="string">
            <text:p text:style-name="P18"/>
            <text:list xml:id="list120026200944319" text:continue-numbering="true" text:style-name="WWNum26">
              <text:list-item>
                <text:p text:style-name="P102"/>
              </text:list-item>
            </text:list>
          </table:table-cell>
        </table:table-row>
        <table:table-row table:style-name="Table28.1">
          <table:table-cell table:style-name="Table28.A2" office:value-type="string">
            <text:p text:style-name="P13"/>
            <text:p text:style-name="P8"><text:span text:style-name="T6">EXCEPTIONAL CONDITION</text:span></text:p>
          </table:table-cell>
          <table:table-cell table:style-name="Table28.A2" office:value-type="string">
            <text:p text:style-name="P18"/>
            <text:list xml:id="list120026272395709" text:continue-numbering="true" text:style-name="WWNum26">
              <text:list-item>
                <text:p text:style-name="P102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4"/>
          </table:table-cell>
          <table:table-cell table:style-name="Table29.A1" office:value-type="string">
            <text:p text:style-name="P6"><text:span text:style-name="T3">UC_24.0</text:span></text:p>
          </table:table-cell>
        </table:table-row>
        <table:table-row table:style-name="Table29.1">
          <table:table-cell table:style-name="Table29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29.A2" office:value-type="string">
            <text:p text:style-name="P18"/>
            <text:p text:style-name="P8"><text:span text:style-name="T17">AperturaSezionePG</text:span></text:p>
          </table:table-cell>
        </table:table-row>
        <table:table-row table:style-name="Table29.1">
          <table:table-cell table:style-name="Table29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29.B3" office:value-type="string">
            <text:p text:style-name="P18"/>
            <text:p text:style-name="P8"><text:span text:style-name="T9">UtenteGiocatore</text:span></text:p>
          </table:table-cell>
        </table:table-row>
        <table:table-row table:style-name="Table29.1">
          <table:table-cell table:style-name="Table29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29.A2" office:value-type="string">
            <text:p text:style-name="P25"/>
            <text:list xml:id="list120025768716580" text:continue-numbering="true" text:style-name="WWNum26">
              <text:list-item>
                <text:p text:style-name="P92"><text:span text:style-name="T7">UtenteGiocatore si trova nella sua area personale.</text:span></text:p>
              </text:list-item>
              <text:list-item>
                <text:p text:style-name="P92"><text:span text:style-name="T7">UtenteGiocatore partecipa ad almeno una storia nella quale interpreta un personaggio.</text:span></text:p>
              </text:list-item>
            </text:list>
            <text:p text:style-name="P18"/>
          </table:table-cell>
        </table:table-row>
        <table:table-row table:style-name="Table29.1">
          <table:table-cell table:style-name="Table29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29.B5" office:value-type="string">
            <text:p text:style-name="P28"/>
            <text:p text:style-name="P39"><text:span text:style-name="T13"><text:s text:c="18"/>UTENTE <text:s text:c="68"/>SISTEMA <text:s text:c="7"/></text:span></text:p>
            <text:p text:style-name="P28"/>
            <text:list xml:id="list628131240" text:style-name="WWNum38">
              <text:list-item>
                <text:p text:style-name="P69"><text:span text:style-name="T14">Dalla sua pagina personale, UtenteGiocatore visualizza l'elenco delle storie a cui partecipa e il personaggio che interpreta in ognuna di esse, se esiste.</text:span></text:p>
              </text:list-item>
              <text:list-item>
                <text:p text:style-name="P69"><text:span text:style-name="T14">UtenteGiocatore clicca sul pulsante Gioca.</text:span></text:p>
              </text:list-item>
              <text:list-item>
                <text:p text:style-name="P57"><text:span text:style-name="T14">Il sistema indirizza UtenteGiocatore alla schermata e gli mostra la scheda del suo personaggio.</text:span></text:p>
              </text:list-item>
            </text:list>
            <text:p text:style-name="P189"/>
          </table:table-cell>
        </table:table-row>
        <table:table-row table:style-name="Table29.1">
          <table:table-cell table:style-name="Table29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29.A2" office:value-type="string">
            <text:p text:style-name="P18"/>
            <text:list xml:id="list120026105249434" text:continue-list="list120025768716580" text:style-name="WWNum26">
              <text:list-item>
                <text:p text:style-name="P90"><text:span text:style-name="T9">UtenteGiocatore si trova nella sezione che mostra il suo personaggio.</text:span></text:p>
              </text:list-item>
            </text:list>
            <text:p text:style-name="P105"/>
          </table:table-cell>
        </table:table-row>
        <table:table-row table:style-name="Table29.1">
          <table:table-cell table:style-name="Table29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29.B7" office:value-type="string">
            <text:p text:style-name="P18"/>
            <text:list xml:id="list120026527846320" text:continue-numbering="true" text:style-name="WWNum26">
              <text:list-item>
                <text:p text:style-name="P90"><text:span text:style-name="T9">In pochi minuti il sistema recupera le informazioni relative ai suoi personaggi in gioco.</text:span></text:p>
              </text:list-item>
            </text:list>
            <text:p text:style-name="P105"/>
          </table:table-cell>
        </table:table-row>
        <table:table-row table:style-name="Table29.1">
          <table:table-cell table:style-name="Table29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29.A2" office:value-type="string">
            <text:p text:style-name="P18"/>
            <text:p text:style-name="P94"><text:span text:style-name="T9">//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_GoBack"/></text:p>
      <text:p text:style-name="P1"/>
      <text:p text:style-name="P1"/>
      <text:p text:style-name="P1"/>
      <text:p text:style-name="P1"/>
      <text:p text:style-name="P1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4"/>
          </table:table-cell>
          <table:table-cell table:style-name="Table30.A1" office:value-type="string">
            <text:p text:style-name="P6"><text:span text:style-name="T3">UC_25.0</text:span></text:p>
          </table:table-cell>
        </table:table-row>
        <table:table-row table:style-name="Table30.1">
          <table:table-cell table:style-name="Table30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30.A2" office:value-type="string">
            <text:p text:style-name="P18"/>
            <text:p text:style-name="P8"><text:span text:style-name="T17">GestionePG</text:span></text:p>
          </table:table-cell>
        </table:table-row>
        <table:table-row table:style-name="Table30.1">
          <table:table-cell table:style-name="Table30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30.B3" office:value-type="string">
            <text:p text:style-name="P18"/>
            <text:p text:style-name="P8"><text:span text:style-name="T9">UtenteGiocatore</text:span></text:p>
          </table:table-cell>
        </table:table-row>
        <table:table-row table:style-name="Table30.1">
          <table:table-cell table:style-name="Table30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30.A2" office:value-type="string">
            <text:p text:style-name="P25"/>
            <text:list xml:id="list120024724553123" text:continue-numbering="true" text:style-name="WWNum26">
              <text:list-item>
                <text:p text:style-name="P90"><text:span text:style-name="T9">UtenteGiocatore si trova nella sezione che mostra il suo personaggio.</text:span></text:p>
              </text:list-item>
            </text:list>
            <text:p text:style-name="P18"/>
          </table:table-cell>
        </table:table-row>
        <table:table-row table:style-name="Table30.1">
          <table:table-cell table:style-name="Table30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30.B5" office:value-type="string">
            <text:p text:style-name="P25"/>
            <text:p text:style-name="P8"><text:span text:style-name="T13"><text:s text:c="18"/>UTENTE <text:s text:c="68"/>SISTEMA <text:s text:c="7"/></text:span></text:p>
            <text:p text:style-name="P25"/>
            <text:p text:style-name="P188"/>
          </table:table-cell>
        </table:table-row>
        <table:table-row table:style-name="Table30.1">
          <table:table-cell table:style-name="Table30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30.A2" office:value-type="string">
            <text:p text:style-name="P18"/>
            <text:list xml:id="list120026080246177" text:continue-numbering="true" text:style-name="WWNum26">
              <text:list-item>
                <text:p text:style-name="P102"/>
              </text:list-item>
            </text:list>
            <text:p text:style-name="P105"/>
          </table:table-cell>
        </table:table-row>
        <table:table-row table:style-name="Table30.1">
          <table:table-cell table:style-name="Table30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30.B7" office:value-type="string">
            <text:p text:style-name="P18"/>
            <text:list xml:id="list120025302138935" text:continue-numbering="true" text:style-name="WWNum26">
              <text:list-item>
                <text:p text:style-name="P102"/>
              </text:list-item>
            </text:list>
          </table:table-cell>
        </table:table-row>
        <table:table-row table:style-name="Table30.1">
          <table:table-cell table:style-name="Table30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30.A2" office:value-type="string">
            <text:p text:style-name="P18"/>
            <text:list xml:id="list120026266501816" text:continue-numbering="true" text:style-name="WWNum26">
              <text:list-item>
                <text:p text:style-name="P102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4"/>
          </table:table-cell>
          <table:table-cell table:style-name="Table31.A1" office:value-type="string">
            <text:p text:style-name="P6"><text:span text:style-name="T3">UC_26.0</text:span></text:p>
          </table:table-cell>
        </table:table-row>
        <table:table-row table:style-name="Table31.1">
          <table:table-cell table:style-name="Table31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31.A2" office:value-type="string">
            <text:p text:style-name="P18"/>
            <text:p text:style-name="P8"><text:span text:style-name="T16">EstrazioneCarta</text:span></text:p>
          </table:table-cell>
        </table:table-row>
        <table:table-row table:style-name="Table31.1">
          <table:table-cell table:style-name="Table31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31.B3" office:value-type="string">
            <text:p text:style-name="P18"/>
            <text:p text:style-name="P8"><text:span text:style-name="T9">Utente</text:span></text:p>
          </table:table-cell>
        </table:table-row>
        <table:table-row table:style-name="Table31.1">
          <table:table-cell table:style-name="Table31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31.A2" office:value-type="string">
            <text:p text:style-name="P25"/>
            <text:list xml:id="list120026583781221" text:continue-numbering="true" text:style-name="WWNum26">
              <text:list-item>
                <text:p text:style-name="P76"><text:span text:style-name="T7">Utente è UtenteGiocatore OR UtenteModeratore.</text:span></text:p>
              </text:list-item>
              <text:list-item>
                <text:p text:style-name="P76"><text:span text:style-name="T18">Utente si trova nella sezione “Mazzi”.</text:span></text:p>
              </text:list-item>
            </text:list>
            <text:p text:style-name="P18"/>
          </table:table-cell>
        </table:table-row>
        <table:table-row table:style-name="Table31.1">
          <table:table-cell table:style-name="Table31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31.B5" office:value-type="string">
            <text:p text:style-name="P27"/>
            <text:p text:style-name="P38"><text:span text:style-name="T13"><text:s text:c="18"/>UTENTE <text:s text:c="68"/>SISTEMA <text:s text:c="7"/></text:span></text:p>
            <text:p text:style-name="P27"/>
            <text:list xml:id="list4152490406" text:style-name="WWNum39">
              <text:list-item>
                <text:p text:style-name="P193"><text:span text:style-name="T7">Utente clicca su “Estrai”.</text:span></text:p>
              </text:list-item>
            </text:list>
            <text:p text:style-name="P122"/>
            <text:list xml:id="list120024723804507" text:continue-numbering="true" text:style-name="WWNum39">
              <text:list-item>
                <text:p text:style-name="P131"><text:span text:style-name="T7">Sine Charta sposta la carta in cima al mazzo nell’area di estrazione mostrandone il valore.</text:span></text:p>
              </text:list-item>
            </text:list>
            <text:p text:style-name="P110"/>
            <text:list xml:id="list120026323165803" text:continue-numbering="true" text:style-name="WWNum39">
              <text:list-item>
                <text:p text:style-name="P195"><text:span text:style-name="T7">Utente visualizza la carta.</text:span></text:p>
              </text:list-item>
            </text:list>
            <text:p text:style-name="P190"/>
          </table:table-cell>
        </table:table-row>
        <table:table-row table:style-name="Table31.1">
          <table:table-cell table:style-name="Table31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31.A2" office:value-type="string">
            <text:p text:style-name="P18"/>
            <text:list xml:id="list120026501913912" text:continue-list="list120026583781221" text:style-name="WWNum26">
              <text:list-item>
                <text:p text:style-name="P90"><text:span text:style-name="T9">Utente ha visualizzato la carta estratta.</text:span></text:p>
              </text:list-item>
            </text:list>
            <text:p text:style-name="P105"/>
          </table:table-cell>
        </table:table-row>
        <table:table-row table:style-name="Table31.1">
          <table:table-cell table:style-name="Table31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31.B7" office:value-type="string">
            <text:p text:style-name="P18"/>
            <text:list xml:id="list120025233080801" text:continue-numbering="true" text:style-name="WWNum26">
              <text:list-item>
                <text:p text:style-name="P90"><text:span text:style-name="T9">Il sistema mostra l’estrazione della carta in pochi secondi.</text:span></text:p>
              </text:list-item>
            </text:list>
          </table:table-cell>
        </table:table-row>
        <table:table-row table:style-name="Table31.1">
          <table:table-cell table:style-name="Table31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31.A2" office:value-type="string">
            <text:p text:style-name="P18"/>
            <text:list xml:id="list120025231121496" text:continue-numbering="true" text:style-name="WWNum26">
              <text:list-item>
                <text:p text:style-name="P90"><text:span text:style-name="T9">Se al punto 1 le carte sono terminate, il sistema rimescola le carte e le riposiziona.</text:span></text:p>
              </text:list-item>
            </text:list>
            <text:p text:style-name="P10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4"/>
          </table:table-cell>
          <table:table-cell table:style-name="Table32.A1" office:value-type="string">
            <text:p text:style-name="P6"><text:span text:style-name="T3">UC_27.0</text:span></text:p>
          </table:table-cell>
        </table:table-row>
        <table:table-row table:style-name="Table32.1">
          <table:table-cell table:style-name="Table32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32.A2" office:value-type="string">
            <text:p text:style-name="P18"/>
            <text:p text:style-name="P8"><text:span text:style-name="T17">ModificaCaratteristiche</text:span></text:p>
          </table:table-cell>
        </table:table-row>
        <table:table-row table:style-name="Table32.1">
          <table:table-cell table:style-name="Table32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32.B3" office:value-type="string">
            <text:p text:style-name="P18"/>
            <text:p text:style-name="P8"><text:span text:style-name="T9">UtenteGiocatore</text:span></text:p>
          </table:table-cell>
        </table:table-row>
        <table:table-row table:style-name="Table32.1">
          <table:table-cell table:style-name="Table32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32.A2" office:value-type="string">
            <text:p text:style-name="P25"/>
            <text:list xml:id="list120026525998566" text:continue-numbering="true" text:style-name="WWNum26">
              <text:list-item>
                <text:p text:style-name="P90"><text:span text:style-name="T9">UtenteGiocatore si trova nella sezione “SchedaPG”</text:span></text:p>
              </text:list-item>
            </text:list>
            <text:p text:style-name="P18"/>
          </table:table-cell>
        </table:table-row>
        <table:table-row table:style-name="Table32.1">
          <table:table-cell table:style-name="Table32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32.B5" office:value-type="string">
            <text:p text:style-name="P27"/>
            <text:p text:style-name="P38"><text:span text:style-name="T13"><text:s text:c="18"/>UTENTE <text:s text:c="68"/>SISTEMA <text:s text:c="7"/></text:span></text:p>
            <text:p text:style-name="P27"/>
            <text:list xml:id="list4134675636" text:style-name="WWNum40">
              <text:list-item>
                <text:p text:style-name="P178"><text:span text:style-name="T9">UtenteGiocatore clicca su “modifica Caratteristiche”.</text:span></text:p>
              </text:list-item>
            </text:list>
            <text:p text:style-name="P123"/>
            <text:list xml:id="list120025782430411" text:continue-numbering="true" text:style-name="WWNum40">
              <text:list-item>
                <text:p text:style-name="P125"><text:span text:style-name="T9">Sine Charta accanto ad ogni abilita del PG, mostra due pulsanti, “+” e “-“.</text:span></text:p>
              </text:list-item>
            </text:list>
            <text:p text:style-name="P129"/>
            <text:list xml:id="list120026474079044" text:continue-numbering="true" text:style-name="WWNum40">
              <text:list-item>
                <text:p text:style-name="P113"><text:span text:style-name="T9">UtenteGiocatore, clicca sul pulsante “+” accanto alla caratteristica che intende modificare.</text:span></text:p>
              </text:list-item>
            </text:list>
            <text:p text:style-name="P107"/>
            <text:list xml:id="list120025777609952" text:continue-numbering="true" text:style-name="WWNum40">
              <text:list-item>
                <text:p text:style-name="P127"><text:span text:style-name="T9">Sine Charta aumenta di uno il valore della caratteristica.</text:span></text:p>
              </text:list-item>
            </text:list>
            <text:p text:style-name="P21"/>
            <text:p text:style-name="P190"/>
          </table:table-cell>
        </table:table-row>
        <table:table-row table:style-name="Table32.1">
          <table:table-cell table:style-name="Table32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32.A2" office:value-type="string">
            <text:p text:style-name="P18"/>
            <text:list xml:id="list120025006049368" text:continue-list="list120026525998566" text:style-name="WWNum26">
              <text:list-item>
                <text:p text:style-name="P90"><text:span text:style-name="T9">UtenteGiocatore aumenta di un punto la caratteristica desiderata.</text:span></text:p>
              </text:list-item>
            </text:list>
            <text:p text:style-name="P105"/>
          </table:table-cell>
        </table:table-row>
        <table:table-row table:style-name="Table32.1">
          <table:table-cell table:style-name="Table32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32.B7" office:value-type="string">
            <text:p text:style-name="P18"/>
            <text:list xml:id="list120025942179139" text:continue-numbering="true" text:style-name="WWNum26">
              <text:list-item>
                <text:p text:style-name="P102"/>
              </text:list-item>
            </text:list>
          </table:table-cell>
        </table:table-row>
        <table:table-row table:style-name="Table32.1">
          <table:table-cell table:style-name="Table32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32.A2" office:value-type="string">
            <text:p text:style-name="P18"/>
            <text:list xml:id="list120026573719898" text:continue-numbering="true" text:style-name="WWNum26">
              <text:list-item>
                <text:p text:style-name="P90"><text:span text:style-name="T9">Se al punto 3 UtenteGiocatore clicca sul pulsante "-", il sistema diminuisce di un punto il valore della caratteristica.</text:span>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4"/>
          </table:table-cell>
          <table:table-cell table:style-name="Table33.A1" office:value-type="string">
            <text:p text:style-name="P6"><text:span text:style-name="T3">UC_28.0</text:span></text:p>
          </table:table-cell>
        </table:table-row>
        <table:table-row table:style-name="Table33.1">
          <table:table-cell table:style-name="Table33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33.A2" office:value-type="string">
            <text:p text:style-name="P18"/>
            <text:p text:style-name="P8"><text:span text:style-name="T17">MischiaMazzo</text:span></text:p>
          </table:table-cell>
        </table:table-row>
        <table:table-row table:style-name="Table33.1">
          <table:table-cell table:style-name="Table33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33.B3" office:value-type="string">
            <text:p text:style-name="P18"/>
            <text:p text:style-name="P8"><text:span text:style-name="T9">Utente</text:span></text:p>
          </table:table-cell>
        </table:table-row>
        <table:table-row table:style-name="Table33.1">
          <table:table-cell table:style-name="Table33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33.A2" office:value-type="string">
            <text:p text:style-name="P25"/>
            <text:list xml:id="list120026720892819" text:continue-numbering="true" text:style-name="WWNum26">
              <text:list-item>
                <text:p text:style-name="P76"><text:span text:style-name="T7">Utente è UtenteGiocatore OR UtenteModeratore.</text:span></text:p>
              </text:list-item>
              <text:list-item>
                <text:p text:style-name="P76"><text:span text:style-name="T18">Utente si trova nella sezione “Mazzi”.</text:span></text:p>
              </text:list-item>
            </text:list>
            <text:p text:style-name="P18"/>
          </table:table-cell>
        </table:table-row>
        <table:table-row table:style-name="Table33.1">
          <table:table-cell table:style-name="Table33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33.B5" office:value-type="string">
            <text:p text:style-name="P27"/>
            <text:p text:style-name="P38"><text:span text:style-name="T13"><text:s text:c="18"/>UTENTE <text:s text:c="68"/>SISTEMA <text:s text:c="7"/></text:span></text:p>
            <text:p text:style-name="P27"/>
            <text:list xml:id="list4061231240" text:style-name="WWNum41">
              <text:list-item>
                <text:p text:style-name="P179"><text:span text:style-name="T7">Utente clicca su “Mischia”.</text:span></text:p>
              </text:list-item>
            </text:list>
            <text:p text:style-name="P122"/>
            <text:list xml:id="list120024979407757" text:continue-numbering="true" text:style-name="WWNum41">
              <text:list-item>
                <text:p text:style-name="P126"><text:span text:style-name="T7">Sine Charta raccoglie tutte le carte estratte e quelle non estratte, ne fa un mazzo unico, dopodiché effettua un mescolamento del mazzo, dunque lo posiziona nell’area delle carte coperte.</text:span></text:p>
              </text:list-item>
            </text:list>
            <text:p text:style-name="P110"/>
            <text:list xml:id="list120026064991138" text:continue-numbering="true" text:style-name="WWNum41">
              <text:list-item>
                <text:p text:style-name="P194"><text:span text:style-name="T7">Utente visualizza il mazzo coperto.</text:span></text:p>
              </text:list-item>
            </text:list>
            <text:p text:style-name="P190"/>
          </table:table-cell>
        </table:table-row>
        <table:table-row table:style-name="Table33.1">
          <table:table-cell table:style-name="Table33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33.A2" office:value-type="string">
            <text:p text:style-name="P18"/>
            <text:list xml:id="list120025533777540" text:continue-list="list120026720892819" text:style-name="WWNum26">
              <text:list-item>
                <text:p text:style-name="P90"><text:span text:style-name="T9">Utente mischia le carte.</text:span></text:p>
              </text:list-item>
            </text:list>
            <text:p text:style-name="P105"/>
          </table:table-cell>
        </table:table-row>
        <table:table-row table:style-name="Table33.1">
          <table:table-cell table:style-name="Table33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33.B7" office:value-type="string">
            <text:p text:style-name="P18"/>
            <text:list xml:id="list120025118037756" text:continue-numbering="true" text:style-name="WWNum26">
              <text:list-item>
                <text:p text:style-name="P90"><text:span text:style-name="T9">Il sistema mischia il mazzo in pochi secondi.</text:span></text:p>
              </text:list-item>
            </text:list>
          </table:table-cell>
        </table:table-row>
        <table:table-row table:style-name="Table33.1">
          <table:table-cell table:style-name="Table33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33.A2" office:value-type="string">
            <text:p text:style-name="P18"/>
            <text:list xml:id="list120026258969036" text:continue-numbering="true" text:style-name="WWNum26">
              <text:list-item>
                <text:p text:style-name="P102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4"/>
          </table:table-cell>
          <table:table-cell table:style-name="Table34.A1" office:value-type="string">
            <text:p text:style-name="P6"><text:span text:style-name="T3">UC_29.0</text:span></text:p>
          </table:table-cell>
        </table:table-row>
        <table:table-row table:style-name="Table34.1">
          <table:table-cell table:style-name="Table34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34.A2" office:value-type="string">
            <text:p text:style-name="P18"/>
            <text:p text:style-name="P8"><text:span text:style-name="T17">AggiuntaFerita</text:span></text:p>
          </table:table-cell>
        </table:table-row>
        <table:table-row table:style-name="Table34.1">
          <table:table-cell table:style-name="Table34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34.B3" office:value-type="string">
            <text:p text:style-name="P18"/>
            <text:p text:style-name="P8"><text:span text:style-name="T9">UtenteGiocatore OR UtenteModeratore</text:span></text:p>
          </table:table-cell>
        </table:table-row>
        <table:table-row table:style-name="Table34.1">
          <table:table-cell table:style-name="Table34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34.A2" office:value-type="string">
            <text:p text:style-name="P25"/>
            <text:list xml:id="list120025962488218" text:continue-numbering="true" text:style-name="WWNum26">
              <text:list-item>
                <text:p text:style-name="P90"><text:span text:style-name="T9">Utente si trova nella pagina dedicata alla scheda personaggio personale.</text:span></text:p>
              </text:list-item>
            </text:list>
            <text:p text:style-name="P104"/>
          </table:table-cell>
        </table:table-row>
        <table:table-row table:style-name="Table34.1">
          <table:table-cell table:style-name="Table34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34.B5" office:value-type="string">
            <text:p text:style-name="P25"/>
            <text:p text:style-name="P8"><text:span text:style-name="T13"><text:s text:c="18"/>UTENTE <text:s text:c="68"/>SISTEMA <text:s text:c="7"/></text:span></text:p>
            <text:p text:style-name="P25"/>
            <text:list xml:id="list373269941" text:style-name="WWNum42">
              <text:list-item>
                <text:p text:style-name="P176"><text:span text:style-name="T9">Utente seleziona tramite il menù a tendina la parte interessata del corpo, inserisce il valore del danno.</text:span></text:p>
              </text:list-item>
              <text:list-item>
                <text:p text:style-name="P176"><text:span text:style-name="T9">Utente clicca sul pulsante “Aggiungi ferita”.</text:span></text:p>
              </text:list-item>
              <text:list-item>
                <text:p text:style-name="P151"><text:span text:style-name="T9">Il sistema inserisce il valore del danno nella zona interessata sulla sagoma presente nella pagina.</text:span></text:p>
              </text:list-item>
            </text:list>
            <text:p text:style-name="P187"/>
            <text:p text:style-name="P186"><text:span text:style-name="T9"><text:s/></text:span></text:p>
          </table:table-cell>
        </table:table-row>
        <table:table-row table:style-name="Table34.1">
          <table:table-cell table:style-name="Table34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34.A2" office:value-type="string">
            <text:p text:style-name="P18"/>
            <text:list xml:id="list120025481298880" text:continue-list="list120025962488218" text:style-name="WWNum26">
              <text:list-item>
                <text:p text:style-name="P90"><text:span text:style-name="T9">Utente aggiunge una ferita al personaggio.</text:span></text:p>
              </text:list-item>
            </text:list>
            <text:p text:style-name="P105"/>
          </table:table-cell>
        </table:table-row>
        <table:table-row table:style-name="Table34.1">
          <table:table-cell table:style-name="Table34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34.B7" office:value-type="string">
            <text:p text:style-name="P18"/>
            <text:list xml:id="list120024924840852" text:continue-numbering="true" text:style-name="WWNum26">
              <text:list-item>
                <text:p text:style-name="P90"><text:span text:style-name="T9">Viene aggiunta una ferita immediatamente dopo pochi passi.</text:span></text:p>
              </text:list-item>
            </text:list>
          </table:table-cell>
        </table:table-row>
        <table:table-row table:style-name="Table34.1">
          <table:table-cell table:style-name="Table34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34.A2" office:value-type="string">
            <text:p text:style-name="P18"/>
            <text:list xml:id="list120025438716336" text:continue-numbering="true" text:style-name="WWNum26">
              <text:list-item>
                <text:p text:style-name="P90"><text:span text:style-name="T9">Se viene aggiunta una ferita mortale si veda </text:span><text:span text:style-name="T11">UC_30.0.</text:span>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4"/>
          </table:table-cell>
          <table:table-cell table:style-name="Table35.A1" office:value-type="string">
            <text:p text:style-name="P6"><text:span text:style-name="T3">UC_30.0</text:span></text:p>
          </table:table-cell>
        </table:table-row>
        <table:table-row table:style-name="Table35.1">
          <table:table-cell table:style-name="Table35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35.A2" office:value-type="string">
            <text:p text:style-name="P18"/>
            <text:p text:style-name="P8"><text:span text:style-name="T17">MortePG</text:span></text:p>
          </table:table-cell>
        </table:table-row>
        <table:table-row table:style-name="Table35.1">
          <table:table-cell table:style-name="Table35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35.B3" office:value-type="string">
            <text:p text:style-name="P18"/>
            <text:p text:style-name="P8"><text:span text:style-name="T9">UtenteGiocatore</text:span></text:p>
          </table:table-cell>
        </table:table-row>
        <table:table-row table:style-name="Table35.1">
          <table:table-cell table:style-name="Table35.A2" office:value-type="string">
            <text:p text:style-name="P24"/>
            <text:p text:style-name="P8"><text:span text:style-name="T12">ENTRY CONDITION</text:span></text:p>
            <text:p text:style-name="P24"><text:soft-page-break/></text:p>
          </table:table-cell>
          <table:table-cell table:style-name="Table35.A2" office:value-type="string">
            <text:p text:style-name="P25"/>
            <text:list xml:id="list120025528223233" text:continue-numbering="true" text:style-name="WWNum26">
              <text:list-item>
                <text:p text:style-name="P90"><text:span text:style-name="T9">Viene aggiunta una ferita mortale al personaggio.</text:span></text:p>
              </text:list-item>
              <text:list-item>
                <text:p text:style-name="P90"><text:soft-page-break/><text:span text:style-name="T9">Utente si trova nella pagina dedicata alla scheda personaggio personale.</text:span></text:p>
              </text:list-item>
            </text:list>
            <text:p text:style-name="P105"/>
          </table:table-cell>
        </table:table-row>
        <table:table-row table:style-name="Table35.1">
          <table:table-cell table:style-name="Table35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35.B5" office:value-type="string">
            <text:p text:style-name="P25"/>
            <text:p text:style-name="P8"><text:span text:style-name="T13"><text:s text:c="18"/>UTENTE <text:s text:c="68"/>SISTEMA <text:s text:c="7"/></text:span></text:p>
            <text:p text:style-name="P25"/>
            <text:list xml:id="list2136826106" text:style-name="WWNum43">
              <text:list-item>
                <text:p text:style-name="P177"><text:span text:style-name="T9">Utente seleziona tramite il menù a tendina la parte interessata del corpo, inserisce il valore del danno.</text:span></text:p>
              </text:list-item>
              <text:list-item>
                <text:p text:style-name="P177"><text:span text:style-name="T9">Utente clicca sul pulsante “Aggiungi ferita”.</text:span></text:p>
              </text:list-item>
              <text:list-item>
                <text:p text:style-name="P152"><text:span text:style-name="T9">Il sistema inserisce il valore del danno nella zona interessata sulla sagoma presente nella pagina.</text:span></text:p>
              </text:list-item>
              <text:list-item>
                <text:p text:style-name="P152"><text:span text:style-name="T9">Il sistema notifica che il PG ha subito un danno mortale e quindi muore.</text:span></text:p>
              </text:list-item>
              <text:list-item>
                <text:p text:style-name="P152"><text:span text:style-name="T9">Il sistema rimuove il pg dalla storia.</text:span></text:p>
              </text:list-item>
              <text:list-item>
                <text:p text:style-name="P152"><text:span text:style-name="T9">Il sistema reindirizza l’utente alla sua area personale.</text:span></text:p>
              </text:list-item>
            </text:list>
            <text:p text:style-name="P18"/>
            <text:p text:style-name="P188"/>
          </table:table-cell>
        </table:table-row>
        <table:table-row table:style-name="Table35.1">
          <table:table-cell table:style-name="Table35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35.A2" office:value-type="string">
            <text:p text:style-name="P18"/>
            <text:list xml:id="list120025081379007" text:continue-list="list120025528223233" text:style-name="WWNum26">
              <text:list-item>
                <text:p text:style-name="P90"><text:span text:style-name="T9">Il pg del giocatore viene rimosso dalla storia.</text:span></text:p>
              </text:list-item>
            </text:list>
            <text:p text:style-name="P105"/>
          </table:table-cell>
        </table:table-row>
        <table:table-row table:style-name="Table35.1">
          <table:table-cell table:style-name="Table35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35.B7" office:value-type="string">
            <text:p text:style-name="P18"/>
            <text:list xml:id="list120026642161909" text:continue-numbering="true" text:style-name="WWNum26">
              <text:list-item>
                <text:p text:style-name="P90"><text:span text:style-name="T9">Il sistema in pochi istanti rimuove la scheda del personaggio.</text:span></text:p>
              </text:list-item>
            </text:list>
          </table:table-cell>
        </table:table-row>
        <table:table-row table:style-name="Table35.1">
          <table:table-cell table:style-name="Table35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35.A2" office:value-type="string">
            <text:p text:style-name="P18"/>
            <text:list xml:id="list120026573342175" text:continue-numbering="true" text:style-name="WWNum26">
              <text:list-item>
                <text:p text:style-name="P90"><text:span text:style-name="T9">//</text:span>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4"/>
          </table:table-cell>
          <table:table-cell table:style-name="Table36.A1" office:value-type="string">
            <text:p text:style-name="P6"><text:span text:style-name="T3">UC_31.0</text:span></text:p>
          </table:table-cell>
        </table:table-row>
        <table:table-row table:style-name="Table36.1">
          <table:table-cell table:style-name="Table36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36.A2" office:value-type="string">
            <text:p text:style-name="P18"/>
            <text:p text:style-name="P8"><text:span text:style-name="T17">CuraFerita</text:span></text:p>
          </table:table-cell>
        </table:table-row>
        <table:table-row table:style-name="Table36.1">
          <table:table-cell table:style-name="Table36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36.B3" office:value-type="string">
            <text:p text:style-name="P18"/>
            <text:p text:style-name="P8"><text:span text:style-name="T9">UtenteGiocatore</text:span></text:p>
          </table:table-cell>
        </table:table-row>
        <table:table-row table:style-name="Table36.1">
          <table:table-cell table:style-name="Table36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36.A2" office:value-type="string">
            <text:p text:style-name="P25"/>
            <text:list xml:id="list120025091687857" text:continue-numbering="true" text:style-name="WWNum26">
              <text:list-item>
                <text:p text:style-name="P90"><text:span text:style-name="T9">Utente si trova nella pagina dedicata alla scheda personaggio personale.</text:span></text:p>
              </text:list-item>
              <text:list-item>
                <text:p text:style-name="P90"><text:span text:style-name="T9">La sagoma mostrata deve contenere almeno un simbolo.</text:span></text:p>
              </text:list-item>
            </text:list>
            <text:p text:style-name="P105"/>
          </table:table-cell>
        </table:table-row>
        <text:soft-page-break/>
        <table:table-row table:style-name="Table36.1">
          <table:table-cell table:style-name="Table36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36.B5" office:value-type="string">
            <text:p text:style-name="P25"/>
            <text:p text:style-name="P8"><text:span text:style-name="T13"><text:s text:c="18"/>UTENTE <text:s text:c="68"/>SISTEMA <text:s text:c="7"/></text:span></text:p>
            <text:list xml:id="list2456359735" text:style-name="WWNum44">
              <text:list-item>
                <text:p text:style-name="P93"><text:span text:style-name="T9">Utente seleziona l’area del corpo da curare tramite l’apposito menu a tendina.</text:span></text:p>
              </text:list-item>
              <text:list-item>
                <text:p text:style-name="P93"><text:span text:style-name="T9">Il sistema mostra i simboli che codificano ferite di entità minore.</text:span></text:p>
              </text:list-item>
              <text:list-item>
                <text:p text:style-name="P93"><text:span text:style-name="T9">Utente seleziona un simbolo minore.</text:span></text:p>
              </text:list-item>
              <text:list-item>
                <text:p text:style-name="P93"><text:span text:style-name="T9">Utente clicca sul pulsante “Cura ferita”.</text:span></text:p>
              </text:list-item>
              <text:list-item>
                <text:p text:style-name="P93"><text:span text:style-name="T9">Il sistema sostituisce nell’area all’interno della sagoma il simbolo curato.</text:span></text:p>
              </text:list-item>
            </text:list>
            <text:p text:style-name="P46"/>
          </table:table-cell>
        </table:table-row>
        <table:table-row table:style-name="Table36.1">
          <table:table-cell table:style-name="Table36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36.A2" office:value-type="string">
            <text:p text:style-name="P18"/>
            <text:list xml:id="list120025612179004" text:continue-list="list120025091687857" text:style-name="WWNum26">
              <text:list-item>
                <text:p text:style-name="P90"><text:span text:style-name="T9">Utente cura una ferita al personaggio.</text:span></text:p>
              </text:list-item>
            </text:list>
            <text:p text:style-name="P105"/>
          </table:table-cell>
        </table:table-row>
        <table:table-row table:style-name="Table36.1">
          <table:table-cell table:style-name="Table36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36.B7" office:value-type="string">
            <text:p text:style-name="P18"/>
            <text:list xml:id="list120026227500816" text:continue-numbering="true" text:style-name="WWNum26">
              <text:list-item>
                <text:p text:style-name="P90"><text:span text:style-name="T9">In pochi passi il sistema mostra l’avvenuta cura del personaggio.</text:span></text:p>
              </text:list-item>
            </text:list>
          </table:table-cell>
        </table:table-row>
        <table:table-row table:style-name="Table36.1">
          <table:table-cell table:style-name="Table36.A2" office:value-type="string">
            <text:p text:style-name="P13"/>
            <text:p text:style-name="P8"><text:span text:style-name="T6">EXCEPTIONAL CONDITION</text:span></text:p>
            <text:p text:style-name="P13"/>
          </table:table-cell>
          <table:table-cell table:style-name="Table36.A2" office:value-type="string">
            <text:p text:style-name="P18"/>
            <text:list xml:id="list120025675417296" text:continue-numbering="true" text:style-name="WWNum26">
              <text:list-item>
                <text:p text:style-name="P90"><text:span text:style-name="T9">//</text:span>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4"/>
          </table:table-cell>
          <table:table-cell table:style-name="Table37.A1" office:value-type="string">
            <text:p text:style-name="P6"><text:span text:style-name="T3">UC_1.0</text:span></text:p>
          </table:table-cell>
        </table:table-row>
        <table:table-row table:style-name="Table37.1">
          <table:table-cell table:style-name="Table37.A2" office:value-type="string">
            <text:p text:style-name="P13"/>
            <text:p text:style-name="P8"><text:span text:style-name="T6">NAME</text:span></text:p>
            <text:p text:style-name="P13"/>
          </table:table-cell>
          <table:table-cell table:style-name="Table37.A2" office:value-type="string">
            <text:p text:style-name="P18"/>
            <text:p text:style-name="P34"/>
          </table:table-cell>
        </table:table-row>
        <table:table-row table:style-name="Table37.1">
          <table:table-cell table:style-name="Table37.A3" office:value-type="string">
            <text:p text:style-name="P13"/>
            <text:p text:style-name="P8"><text:span text:style-name="T6">ACTORS</text:span></text:p>
            <text:p text:style-name="P13"/>
          </table:table-cell>
          <table:table-cell table:style-name="Table37.B3" office:value-type="string">
            <text:p text:style-name="P18"/>
            <text:p text:style-name="P18"/>
          </table:table-cell>
        </table:table-row>
        <table:table-row table:style-name="Table37.1">
          <table:table-cell table:style-name="Table37.A2" office:value-type="string">
            <text:p text:style-name="P24"/>
            <text:p text:style-name="P8"><text:span text:style-name="T12">ENTRY CONDITION</text:span></text:p>
            <text:p text:style-name="P24"/>
          </table:table-cell>
          <table:table-cell table:style-name="Table37.A2" office:value-type="string">
            <text:p text:style-name="P25"/>
            <text:list xml:id="list120025741008335" text:continue-numbering="true" text:style-name="WWNum26">
              <text:list-item>
                <text:p text:style-name="P102"/>
              </text:list-item>
            </text:list>
            <text:p text:style-name="P18"/>
          </table:table-cell>
        </table:table-row>
        <table:table-row table:style-name="Table37.1">
          <table:table-cell table:style-name="Table37.A5" office:value-type="string">
            <text:p text:style-name="P13"/>
            <text:p text:style-name="P8"><text:span text:style-name="T12">FLOW OF EVENTS</text:span></text:p>
            <text:p text:style-name="P24"/>
          </table:table-cell>
          <table:table-cell table:style-name="Table37.B5" office:value-type="string">
            <text:p text:style-name="P25"/>
            <text:p text:style-name="P8"><text:span text:style-name="T13"><text:s text:c="18"/>UTENTE <text:s text:c="68"/>SISTEMA <text:s text:c="7"/></text:span></text:p>
            <text:p text:style-name="P25"/>
            <text:p text:style-name="P188"/>
          </table:table-cell>
        </table:table-row>
        <table:table-row table:style-name="Table37.1">
          <table:table-cell table:style-name="Table37.A2" office:value-type="string">
            <text:p text:style-name="P13"/>
            <text:p text:style-name="P8"><text:span text:style-name="T6">EXIT CONDITION</text:span></text:p>
            <text:p text:style-name="P13"/>
          </table:table-cell>
          <table:table-cell table:style-name="Table37.A2" office:value-type="string">
            <text:p text:style-name="P18"/>
            <text:list xml:id="list120026627071018" text:continue-numbering="true" text:style-name="WWNum26">
              <text:list-item>
                <text:p text:style-name="P102"/>
              </text:list-item>
            </text:list>
            <text:p text:style-name="P105"/>
          </table:table-cell>
        </table:table-row>
        <table:table-row table:style-name="Table37.1">
          <table:table-cell table:style-name="Table37.A7" office:value-type="string">
            <text:p text:style-name="P13"/>
            <text:p text:style-name="P8"><text:span text:style-name="T6">QUALITY REQUIREMENTS</text:span></text:p>
            <text:p text:style-name="P13"/>
          </table:table-cell>
          <table:table-cell table:style-name="Table37.B7" office:value-type="string">
            <text:p text:style-name="P18"/>
            <text:list xml:id="list120027014694446" text:continue-numbering="true" text:style-name="WWNum26">
              <text:list-item>
                <text:p text:style-name="P102"/>
              </text:list-item>
            </text:list>
          </table:table-cell>
        </table:table-row>
        <table:table-row table:style-name="Table37.1">
          <table:table-cell table:style-name="Table37.A2" office:value-type="string">
            <text:p text:style-name="P13"/>
            <text:p text:style-name="P8"><text:span text:style-name="T6">EXCEPTIONAL </text:span><text:soft-page-break/><text:span text:style-name="T6">CONDITION</text:span></text:p>
            <text:p text:style-name="P13"/>
          </table:table-cell>
          <table:table-cell table:style-name="Table37.A2" office:value-type="string">
            <text:p text:style-name="P18"/>
            <text:list xml:id="list120025554104599" text:continue-numbering="true" text:style-name="WWNum26">
              <text:list-item>
                <text:p text:style-name="P102"/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Label_20_73" style:display-name="ListLabel 73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use-window-font-color="true" style:font-name="Century Gothic" fo:font-family="'Century Gothic'" style:font-family-generic="roman" style:font-pitch="variable" fo:font-size="10pt" style:font-size-asian="10pt"/>
    </style:style>
    <style:style style:name="ListLabel_20_82" style:display-name="ListLabel 82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Century Gothic" fo:font-family="'Century Gothic'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/>
    </style:style>
    <style:style style:name="ListLabel_20_182" style:display-name="ListLabel 182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/>
    </style:style>
    <style:style style:name="ListLabel_20_193" style:display-name="ListLabel 193" style:family="text">
      <style:text-properties style:font-name="Century Gothic" fo:font-family="'Century Gothic'" style:font-family-generic="roman" style:font-pitch="variable" fo:font-size="9pt" fo:font-weight="normal" style:font-size-asian="9pt" style:font-weight-asian="normal"/>
    </style:style>
    <style:style style:name="ListLabel_20_192" style:display-name="ListLabel 192" style:family="text">
      <style:text-properties style:font-name="Century Gothic" fo:font-family="'Century Gothic'" style:font-family-generic="roman" style:font-pitch="variable" fo:font-size="9pt" fo:font-weight="normal" style:font-size-asian="9pt" style:font-weight-asian="normal"/>
    </style:style>
    <style:style style:name="ListLabel_20_194" style:display-name="ListLabel 194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198" style:display-name="ListLabel 198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195" style:display-name="ListLabel 195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196" style:display-name="ListLabel 196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197" style:display-name="ListLabel 197" style:family="text">
      <style:text-properties style:use-window-font-color="true" style:font-name="Century Gothic" fo:font-family="'Century Gothic'" style:font-family-generic="roman" style:font-pitch="variable" fo:font-size="9pt" style:font-size-asian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72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6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7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7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7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8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8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9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9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93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92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94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9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195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19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197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37" meta:image-count="0" meta:object-count="0" meta:page-count="31" meta:paragraph-count="836" meta:word-count="5555" meta:character-count="39456" meta:non-whitespace-character-count="31889"/>
  </office:meta>
</office:document-meta>
</file>